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3" svg:font-family="Arial" style:font-family-generic="swiss"/>
    <style:font-face style:name="Arial5" svg:font-family="Arial" style:font-adornments="Regular" style:font-family-generic="swiss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2" style:family="graphic" style:parent-style-name="standard">
      <style:graphic-properties svg:stroke-width="0.2cm" svg:stroke-color="#000000" draw:marker-start-width="0.65cm" draw:marker-end-width="0.65cm" draw:textarea-horizontal-align="center" fo:padding-top="0.25cm" fo:padding-bottom="0.25cm" fo:padding-left="0.25cm" fo:padding-right="0.25cm"/>
    </style:style>
    <style:style style:name="gr3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4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5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6" style:family="graphic" style:parent-style-name="text">
      <style:graphic-properties draw:auto-grow-height="false"/>
      <style:paragraph-properties style:writing-mode="lr-tb"/>
    </style:style>
    <style:style style:name="gr7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8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svg:stroke-color="#ffffff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1" style:family="graphic" style:parent-style-name="standard">
      <style:graphic-properties svg:stroke-color="#ffffff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draw:fill="none" draw:auto-grow-height="false"/>
      <style:paragraph-properties style:writing-mode="lr-tb"/>
    </style:style>
    <style:style style:name="gr15" style:family="graphic" style:parent-style-name="standard">
      <style:graphic-properties draw:textarea-horizontal-align="center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cm" fo:min-width="6.8cm" fo:padding-left="0.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6.8cm" fo:padding-right="0cm"/>
      <style:paragraph-properties style:writing-mode="lr-tb"/>
    </style:style>
    <style:style style:name="gr19" style:family="graphic" style:parent-style-name="standard">
      <style:graphic-properties svg:stroke-color="#404040" draw:fill-color="#404040" fo:min-height="0cm" fo:min-width="0cm"/>
      <style:paragraph-properties style:writing-mode="lr-tb"/>
    </style:style>
    <style:style style:name="gr20" style:family="graphic" style:parent-style-name="standard">
      <style:graphic-properties svg:stroke-color="#404040" draw:fill="solid" draw:fill-color="#404040" fo:min-height="0cm" fo:min-width="0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draw:auto-grow-height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6cm" fo:padding-left="0.2cm"/>
      <style:paragraph-properties style:writing-mode="lr-tb"/>
    </style:style>
    <style:style style:name="gr23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4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5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6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28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30" style:family="graphic" style:parent-style-name="standard">
      <style:graphic-properties draw:marker-start-width="0.5cm" draw:marker-end="" draw:marker-end-width="0.5cm" draw:textarea-horizontal-align="center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33" style:family="graphic" style:parent-style-name="standard">
      <style:graphic-properties draw:marker-start-width="0.5cm" draw:marker-end="Arrow" draw:marker-end-width="0.5cm" draw:textarea-horizontal-align="center"/>
    </style:style>
    <style:style style:name="gr34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3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36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37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9" style:family="graphic" style:parent-style-name="objectwithoutfill">
      <style:graphic-properties draw:marker-end="Concave" draw:fill="none" draw:textarea-horizontal-align="center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2" style:family="graphic" style:parent-style-name="standard">
      <style:graphic-properties draw:marker-end="Concave" draw:textarea-horizontal-align="center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9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51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52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53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55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56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57" style:family="graphic" style:parent-style-name="objectwithoutfill">
      <style:graphic-properties draw:marker-end="Concave" draw:marker-end-width="0.4cm" draw:fill="none"/>
    </style:style>
    <style:style style:name="gr58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61" style:family="graphic" style:parent-style-name="objectwithoutfill">
      <style:graphic-properties draw:marker-end="Circle" draw:marker-end-width="0.75cm" draw:marker-end-center="true" draw:fill="none"/>
    </style:style>
    <style:style style:name="gr62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63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64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  <style:paragraph-properties style:writing-mode="lr-tb"/>
    </style:style>
    <style:style style:name="gr65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66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67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68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69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70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  <style:paragraph-properties style:writing-mode="lr-tb"/>
    </style:style>
    <style:style style:name="gr71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72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  <style:paragraph-properties style:writing-mode="lr-tb"/>
    </style:style>
    <style:style style:name="gr7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74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75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  <style:paragraph-properties style:writing-mode="lr-tb"/>
    </style:style>
    <style:style style:name="gr76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79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80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  <style:paragraph-properties style:writing-mode="lr-tb"/>
    </style:style>
    <style:style style:name="gr81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  <style:paragraph-properties style:writing-mode="lr-tb"/>
    </style:style>
    <style:style style:name="gr82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83" style:family="graphic" style:parent-style-name="standard">
      <style:graphic-properties svg:stroke-width="0.2cm" svg:stroke-color="#ffffff" draw:marker-start-width="0.65cm" draw:marker-end-width="0.65cm" draw:fill="solid" draw:fill-color="#d50d01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4" style:family="graphic" style:parent-style-name="standard">
      <style:graphic-properties svg:stroke-width="0.2cm" svg:stroke-color="#ffffff" draw:marker-start-width="0.65cm" draw:marker-end-width="0.65cm" draw:fill="solid" draw:fill-color="#eb4238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5" style:family="graphic" style:parent-style-name="standard">
      <style:graphic-properties svg:stroke-width="0.2cm" svg:stroke-color="#ffffff" draw:marker-start-width="0.65cm" draw:marker-end-width="0.65cm" draw:fill="solid" draw:fill-color="#960900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6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87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  <style:paragraph-properties style:writing-mode="lr-tb"/>
    </style:style>
    <style:style style:name="gr88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  <style:paragraph-properties style:writing-mode="lr-tb"/>
    </style:style>
    <style:style style:name="gr89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  <style:paragraph-properties style:writing-mode="lr-tb"/>
    </style:style>
    <style:style style:name="gr90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  <style:paragraph-properties style:writing-mode="lr-tb"/>
    </style:style>
    <style:style style:name="gr93" style:family="graphic" style:parent-style-name="standard">
      <style:graphic-properties draw:marker-end="Arrow"/>
    </style:style>
    <style:style style:name="gr94" style:family="graphic" style:parent-style-name="standard">
      <style:graphic-properties draw:stroke="none" draw:fill="none" draw:textarea-horizontal-align="right" draw:auto-grow-height="false" fo:min-height="1.1cm"/>
      <style:paragraph-properties style:writing-mode="lr-tb"/>
    </style:style>
    <style:style style:name="gr95" style:family="graphic" style:parent-style-name="standard">
      <style:graphic-properties svg:stroke-color="#ffffff" draw:fill-color="#212121" draw:textarea-horizontal-align="justify" draw:textarea-vertical-align="middle" draw:auto-grow-height="false" fo:min-height="3.6cm" fo:min-width="7.601cm"/>
      <style:paragraph-properties style:writing-mode="lr-tb"/>
    </style:style>
    <style:style style:name="gr96" style:family="graphic" style:parent-style-name="standard">
      <style:graphic-properties svg:stroke-color="#ffffff" draw:fill-color="#bdbdbd" draw:textarea-horizontal-align="justify" draw:textarea-vertical-align="middle" draw:auto-grow-height="false" fo:min-height="3.6cm" fo:min-width="7.601cm"/>
      <style:paragraph-properties style:writing-mode="lr-tb"/>
    </style:style>
    <style:style style:name="gr97" style:family="graphic" style:parent-style-name="standard">
      <style:graphic-properties svg:stroke-color="#ffffff" draw:fill-color="#757575" draw:textarea-horizontal-align="justify" draw:textarea-vertical-align="middle" draw:auto-grow-height="false" fo:min-height="3.6cm" fo:min-width="7.601cm"/>
      <style:paragraph-properties style:writing-mode="lr-tb"/>
    </style:style>
    <style:style style:name="gr98" style:family="graphic" style:parent-style-name="objectwithoutfill">
      <style:graphic-properties draw:marker-end="" draw:fill="none"/>
    </style:style>
    <style:style style:name="gr99" style:family="graphic" style:parent-style-name="standard">
      <style:graphic-properties draw:stroke="none" draw:fill="none" draw:textarea-horizontal-align="center" fo:min-height="1.158cm"/>
      <style:paragraph-properties style:writing-mode="lr-tb"/>
    </style:style>
    <style:style style:name="gr100" style:family="graphic" style:parent-style-name="standard">
      <style:graphic-properties draw:stroke="none" draw:fill="none" draw:textarea-vertical-align="top" draw:auto-grow-height="false" fo:min-height="1.084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10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01cm" fo:min-width="2.101cm"/>
      <style:paragraph-properties style:writing-mode="lr-tb"/>
    </style:style>
    <style:style style:name="gr10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2.101cm" fo:min-width="2.087cm"/>
      <style:paragraph-properties style:writing-mode="lr-tb"/>
    </style:style>
    <style:style style:name="gr10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101cm" fo:min-width="2.101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  <style:paragraph-properties style:writing-mode="lr-tb"/>
    </style:style>
    <style:style style:name="gr107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09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1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6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8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9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120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121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123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  <style:paragraph-properties style:writing-mode="lr-tb"/>
    </style:style>
    <style:style style:name="gr125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  <style:paragraph-properties style:writing-mode="lr-tb"/>
    </style:style>
    <style:style style:name="gr126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129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130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131" style:family="graphic" style:parent-style-name="standard">
      <style:graphic-properties draw:stroke="none" draw:fill="none" draw:opacity="100%" fo:min-height="0.945cm" draw:shadow-opacity="100%"/>
      <style:paragraph-properties style:writing-mode="lr-tb"/>
    </style:style>
    <style:style style:name="gr132" style:family="graphic" style:parent-style-name="standard">
      <style:graphic-properties draw:opacity="100%" draw:textarea-horizontal-align="center" draw:shadow-opacity="100%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textarea-vertical-align="top" fo:min-height="2.1cm"/>
      <style:paragraph-properties style:writing-mode="lr-tb"/>
    </style:style>
    <style:style style:name="gr134" style:family="graphic" style:parent-style-name="standard">
      <style:graphic-properties svg:stroke-color="#333333" draw:textarea-horizontal-align="center"/>
    </style:style>
    <style:style style:name="gr135" style:family="graphic" style:parent-style-name="standard">
      <style:graphic-properties draw:stroke="none" draw:fill="none" fo:min-height="0.945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right" draw:textarea-vertical-align="top" fo:min-height="2.1cm"/>
      <style:paragraph-properties style:writing-mode="lr-tb"/>
    </style:style>
    <style:style style:name="gr137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38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39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0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1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2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3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4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5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6" style:family="graphic" style:parent-style-name="standard">
      <style:graphic-properties draw:stroke="none" draw:fill="solid" draw:fill-color="#c0c0c0" draw:opacity="50%" draw:textarea-horizontal-align="justify" draw:textarea-vertical-align="top" draw:auto-grow-height="false" fo:min-height="1.6cm" fo:min-width="18.1cm" draw:shadow-opacity="50%"/>
      <style:paragraph-properties style:writing-mode="lr-tb"/>
    </style:style>
    <style:style style:name="gr147" style:family="graphic" style:parent-style-name="standard">
      <style:graphic-properties draw:marker-end="Arrow"/>
      <style:paragraph-properties style:writing-mode="lr-tb"/>
    </style:style>
    <style:style style:name="gr148" style:family="graphic" style:parent-style-name="standard">
      <style:graphic-properties draw:stroke="solid" svg:stroke-width="0.2cm" svg:stroke-color="#ffffff" draw:marker-start-width="0.65cm" draw:marker-end-width="0.65cm" draw:fill="solid" draw:fill-color="#bdbdbd" draw:textarea-horizontal-align="left" draw:textarea-vertical-align="top" draw:auto-grow-height="false" fo:min-height="10.002cm" fo:min-width="8.502cm" fo:padding-top="0.249cm" fo:padding-bottom="0.249cm" fo:padding-left="0.249cm" fo:padding-right="0.249cm"/>
      <style:paragraph-properties style:writing-mode="lr-tb"/>
    </style:style>
    <style:style style:name="gr149" style:family="graphic" style:parent-style-name="standard">
      <style:graphic-properties draw:stroke="solid" svg:stroke-width="0.2cm" svg:stroke-color="#ffffff" draw:marker-start-width="0.58cm" draw:marker-end-width="0.58cm" draw:fill="solid" draw:fill-color="#757575" draw:textarea-horizontal-align="left" draw:textarea-vertical-align="top" draw:auto-grow-height="false" fo:min-height="9.95cm" fo:min-width="17.45cm" fo:padding-top="0.275cm" fo:padding-bottom="0.275cm" fo:padding-left="0.275cm" fo:padding-right="0.275cm"/>
      <style:paragraph-properties style:writing-mode="lr-tb"/>
    </style:style>
    <style:style style:name="gr150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151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152" style:family="graphic" style:parent-style-name="standard">
      <style:graphic-properties draw:stroke="none" svg:stroke-width="0.05cm" svg:stroke-color="#000000" draw:marker-start-width="0.352cm" draw:marker-end-width="0.352cm" draw:fill="solid" draw:fill-color="#212121" draw:textarea-horizontal-align="center" draw:textarea-vertical-align="top" draw:auto-grow-height="false" fo:min-height="9.1cm" fo:min-width="2.6cm" fo:padding-top="0.2cm" fo:padding-bottom="0.2cm" fo:padding-left="0.2cm" fo:padding-right="0.2cm"/>
      <style:paragraph-properties style:writing-mode="lr-tb"/>
    </style:style>
    <style:style style:name="gr153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4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5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56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7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8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59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60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61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62" style:family="graphic" style:parent-style-name="standard">
      <style:graphic-properties draw:stroke="none" svg:stroke-color="#000000" draw:fill="solid" draw:fill-color="#212121" draw:opacity="50%" draw:textarea-horizontal-align="justify" draw:textarea-vertical-align="middle" draw:auto-grow-height="false" fo:min-height="1.1cm" fo:min-width="16.6cm" draw:shadow-opacity="50%"/>
      <style:paragraph-properties style:writing-mode="lr-tb"/>
    </style:style>
    <style:style style:name="gr163" style:family="graphic" style:parent-style-name="objectwithoutfill">
      <style:graphic-properties svg:stroke-width="0.1cm" svg:stroke-color="#ffffff" draw:marker-start="" draw:marker-start-width="0.5cm" draw:marker-end="" draw:marker-end-width="0.5cm" draw:fill="none" draw:textarea-horizontal-align="center" fo:padding-top="0.199cm" fo:padding-bottom="0.199cm" fo:padding-left="0.199cm" fo:padding-right="0.199cm"/>
    </style:style>
    <style:style style:name="gr164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65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66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16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169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170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  <style:paragraph-properties style:writing-mode="lr-tb"/>
    </style:style>
    <style:style style:name="gr171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  <style:paragraph-properties style:writing-mode="lr-tb"/>
    </style:style>
    <style:style style:name="gr17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  <style:paragraph-properties style:writing-mode="lr-tb"/>
    </style:style>
    <style:style style:name="gr173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  <style:paragraph-properties style:writing-mode="lr-tb"/>
    </style:style>
    <style:style style:name="gr174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  <style:paragraph-properties style:writing-mode="lr-tb"/>
    </style:style>
    <style:style style:name="gr177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  <style:paragraph-properties style:writing-mode="lr-tb"/>
    </style:style>
    <style:style style:name="gr17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  <style:paragraph-properties style:writing-mode="lr-tb"/>
    </style:style>
    <style:style style:name="gr179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180" style:family="graphic" style:parent-style-name="standard">
      <style:graphic-properties svg:stroke-color="#ffffff" draw:textarea-horizontal-align="justify" draw:textarea-vertical-align="middle" draw:auto-grow-height="false" fo:min-height="1.1cm" fo:min-width="3.6cm"/>
      <style:paragraph-properties style:writing-mode="lr-tb"/>
    </style:style>
    <style:style style:name="gr18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82" style:family="graphic" style:parent-style-name="standard">
      <style:graphic-properties draw:fill-color="#ffffff" draw:textarea-horizontal-align="justify" draw:textarea-vertical-align="middle" draw:auto-grow-height="false" fo:min-height="0cm" fo:min-width="0.1cm"/>
    </style:style>
    <style:style style:name="gr183" style:family="graphic" style:parent-style-name="standard">
      <style:graphic-properties draw:fill-color="#000000" draw:textarea-horizontal-align="justify" draw:textarea-vertical-align="middle" draw:auto-grow-height="false" fo:min-height="0cm" fo:min-width="0.1cm"/>
    </style:style>
    <style:style style:name="gr184" style:family="graphic" style:parent-style-name="objectwithoutfill">
      <style:graphic-properties draw:fill="none" draw:textarea-horizontal-align="center"/>
    </style:style>
    <style:style style:name="gr185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0.954cm" fo:min-width="3.454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.905cm"/>
      <style:paragraph-properties style:writing-mode="lr-tb"/>
    </style:style>
    <style:style style:name="gr187" style:family="graphic" style:parent-style-name="standard" style:list-style-name="L2">
      <style:graphic-properties svg:stroke-color="#ffffff" draw:fill-color="#3b70ee" draw:textarea-horizontal-align="justify" draw:textarea-vertical-align="middle" draw:auto-grow-height="false" fo:min-height="3.1cm" fo:min-width="7cm" fo:padding-left="0.5cm" fo:padding-right="0.5cm"/>
      <style:paragraph-properties style:writing-mode="lr-tb"/>
    </style:style>
    <style:style style:name="gr188" style:family="graphic" style:parent-style-name="standard" style:list-style-name="L2">
      <style:graphic-properties svg:stroke-color="#ffffff" draw:fill-color="#95b241" draw:textarea-horizontal-align="justify" draw:textarea-vertical-align="middle" draw:auto-grow-height="false" fo:min-height="3.05cm" fo:min-width="7cm" fo:padding-left="0.5cm" fo:padding-right="0.5cm"/>
      <style:paragraph-properties style:writing-mode="lr-tb"/>
    </style:style>
    <style:style style:name="gr189" style:family="graphic" style:parent-style-name="standard" style:list-style-name="L2">
      <style:graphic-properties svg:stroke-color="#ffffff" draw:fill-color="#b62118" draw:textarea-horizontal-align="justify" draw:textarea-vertical-align="middle" draw:auto-grow-height="false" fo:min-height="3.1cm" fo:min-width="7cm" fo:padding-left="0.5cm" fo:padding-right="0.5cm"/>
      <style:paragraph-properties style:writing-mode="lr-tb"/>
    </style:style>
    <style:style style:name="gr19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3.1cm" fo:min-width="7.6cm"/>
    </style:style>
    <style:style style:name="gr19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fill-color="#cccccc" draw:opacity="20%" draw:textarea-horizontal-align="justify" draw:textarea-vertical-align="middle" draw:auto-grow-height="false" fo:min-height="2.975cm" fo:min-width="4.6cm" draw:shadow-offset-x="0.305cm" draw:shadow-offset-y="0.305cm" draw:shadow-opacity="20%"/>
    </style:style>
    <style:style style:name="gr193" style:family="graphic" style:parent-style-name="standard">
      <style:graphic-properties draw:marker-start="Arrow" draw:marker-start-width="0.5cm" draw:marker-end="Arrow" draw:marker-end-width="0.5cm" draw:textarea-horizontal-align="center"/>
    </style:style>
    <style:style style:name="gr194" style:family="graphic" style:parent-style-name="standard">
      <style:graphic-properties draw:stroke="none" draw:fill="none" draw:fill-color="#999999" draw:opacity="20%" draw:textarea-horizontal-align="right" draw:textarea-vertical-align="middle" draw:auto-grow-height="false" fo:min-height="2.975cm" fo:min-width="4cm" fo:padding-left="0.5cm" fo:padding-right="0.5cm" draw:shadow-opacity="20%"/>
      <style:paragraph-properties style:writing-mode="lr-tb"/>
    </style:style>
    <style:style style:name="gr195" style:family="graphic" style:parent-style-name="standard">
      <style:graphic-properties draw:stroke="none" draw:fill="none" draw:fill-color="#333333" draw:opacity="20%" draw:textarea-horizontal-align="justify" draw:textarea-vertical-align="middle" draw:auto-grow-height="false" fo:min-height="2.975cm" fo:min-width="4.6cm" draw:shadow-opacity="20%"/>
    </style:style>
    <style:style style:name="gr196" style:family="graphic" style:parent-style-name="standard">
      <style:graphic-properties draw:stroke="none" draw:fill="none" draw:fill-color="#666666" draw:opacity="20%" draw:textarea-horizontal-align="justify" draw:textarea-vertical-align="middle" draw:auto-grow-height="false" fo:min-height="2.975cm" fo:min-width="4.6cm" draw:shadow-opacity="20%"/>
    </style:style>
    <style:style style:name="gr19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fit-to-size="false" style:shrink-to-fit="false" fo:min-height="1.905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fit-to-size="false" style:shrink-to-fit="false" fo:min-height="1.905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905cm"/>
      <style:paragraph-properties style:writing-mode="lr-tb"/>
    </style:style>
    <style:style style:name="gr200" style:family="graphic" style:parent-style-name="standard">
      <style:graphic-properties svg:stroke-width="0.2cm" svg:stroke-color="#95b241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201" style:family="graphic" style:parent-style-name="standard">
      <style:graphic-properties draw:stroke="none" svg:stroke-color="#000000" draw:fill="solid" draw:fill-color="#ffffff" draw:opacity="80%" draw:textarea-horizontal-align="right" draw:textarea-vertical-align="middle" draw:auto-grow-height="false" fo:min-height="1.905cm" draw:shadow-opacity="80%"/>
      <style:paragraph-properties style:writing-mode="lr-tb"/>
    </style:style>
    <style:style style:name="gr202" style:family="graphic" style:parent-style-name="standard">
      <style:graphic-properties draw:marker-start="Dimension_20_Lines" draw:marker-start-width="0.5cm" draw:marker-end="Dimension_20_Lines" draw:marker-end-width="0.5cm" draw:textarea-horizontal-align="center"/>
    </style:style>
    <style:style style:name="gr203" style:family="graphic" style:parent-style-name="standard">
      <style:graphic-properties svg:stroke-width="0.2cm" svg:stroke-color="#3b70ee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204" style:family="graphic" style:parent-style-name="standard">
      <style:graphic-properties svg:stroke-width="0.2cm" svg:stroke-color="#b62118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205" style:family="graphic" style:parent-style-name="standard">
      <style:graphic-properties draw:stroke="none" draw:fill="none" draw:auto-grow-height="false" fo:min-height="0.945cm"/>
      <style:paragraph-properties style:writing-mode="lr-tb"/>
    </style:style>
    <style:style style:name="gr20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  <style:paragraph-properties style:writing-mode="lr-tb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  <style:paragraph-properties style:writing-mode="lr-tb"/>
    </style:style>
    <style:style style:name="gr21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  <style:paragraph-properties style:writing-mode="lr-tb"/>
    </style:style>
    <style:style style:name="gr216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1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1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  <style:paragraph-properties style:writing-mode="lr-tb"/>
    </style:style>
    <style:style style:name="gr21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  <style:paragraph-properties style:writing-mode="lr-tb"/>
    </style:style>
    <style:style style:name="gr22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  <style:paragraph-properties style:writing-mode="lr-tb"/>
    </style:style>
    <style:style style:name="gr22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223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224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225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22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227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  <style:paragraph-properties style:writing-mode="lr-tb"/>
    </style:style>
    <style:style style:name="gr2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29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  <style:paragraph-properties style:writing-mode="lr-tb"/>
    </style:style>
    <style:style style:name="gr23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style:writing-mode="lr-tb"/>
      <style:text-properties fo:color="#ffffff" loext:opacity="100%" fo:font-size="32pt" fo:font-weight="bold"/>
    </style:style>
    <style:style style:name="P3" style:family="paragraph">
      <loext:graphic-properties draw:fill="solid" draw:fill-color="#b62118"/>
      <style:paragraph-properties style:writing-mode="lr-tb"/>
      <style:text-properties fo:color="#ffffff" loext:opacity="100%" fo:font-size="32pt" fo:font-weight="bold"/>
    </style:style>
    <style:style style:name="P4" style:family="paragraph">
      <style:paragraph-properties style:writing-mode="lr-tb"/>
      <style:text-properties fo:color="#ffffff" loext:opacity="100%" fo:font-size="32pt"/>
    </style:style>
    <style:style style:name="P5" style:family="paragraph">
      <loext:graphic-properties draw:fill="solid" draw:fill-color="#34a3c5"/>
      <style:paragraph-properties style:writing-mode="lr-tb"/>
      <style:text-properties fo:color="#ffffff" loext:opacity="100%" fo:font-size="32pt"/>
    </style:style>
    <style:style style:name="P6" style:family="paragraph"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solid" draw:fill-color="#f36838"/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style:writing-mode="lr-tb"/>
      <style:text-properties fo:font-weight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font-weight="bold"/>
    </style:style>
    <style:style style:name="P11" style:family="paragraph">
      <style:paragraph-properties fo:text-align="end">
        <style:tab-stops/>
      </style:paragraph-properties>
    </style:style>
    <style:style style:name="P12" style:family="paragraph">
      <style:paragraph-properties fo:text-align="end" style:writing-mode="lr-tb">
        <style:tab-stops/>
      </style:paragraph-properties>
      <style:text-properties fo:font-weight="bold"/>
    </style:style>
    <style:style style:name="P13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c4c4c4"/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fo:text-align="end"/>
    </style:style>
    <style:style style:name="P22" style:family="paragraph">
      <loext:graphic-properties draw:fill="none"/>
      <style:paragraph-properties fo:text-align="end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5" style:family="paragraph">
      <loext:graphic-properties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6" style:family="paragraph">
      <loext:graphic-properties draw:fill="solid"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2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3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4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5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6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7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8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39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40" style:family="paragraph">
      <style:paragraph-properties fo:text-align="center"/>
      <style:text-properties style:use-window-font-color="true" loext:opacity="0%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2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43" style:family="paragraph">
      <style:paragraph-properties fo:text-align="start"/>
      <style:text-properties fo:font-size="15pt"/>
    </style:style>
    <style:style style:name="P44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6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8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9" style:family="paragraph">
      <loext:graphic-properties draw:fill="none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51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52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3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4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5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6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59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-color="#c4c4c4"/>
      <style:paragraph-properties fo:text-align="center"/>
      <style:text-properties fo:font-size="15pt"/>
    </style:style>
    <style:style style:name="P61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2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3" style:family="paragraph">
      <loext:graphic-properties draw:fill="none"/>
      <style:text-properties fo:font-size="15pt"/>
    </style:style>
    <style:style style:name="P6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6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6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7" style:family="paragraph">
      <loext:graphic-properties draw:fill-color="#c4c4c4" draw:opacity="50%"/>
      <style:paragraph-properties fo:text-align="center"/>
      <style:text-properties fo:font-size="18pt" fo:font-weight="bold" style:font-size-asian="32pt" style:font-weight-asian="bold" style:font-size-complex="32pt" style:font-weight-complex="bold"/>
    </style:style>
    <style:style style:name="P68" style:family="paragraph"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69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70" style:family="paragraph">
      <style:paragraph-properties fo:text-align="center"/>
      <style:text-properties fo:font-size="18pt"/>
    </style:style>
    <style:style style:name="P71" style:family="paragraph"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2" style:family="paragraph">
      <loext:graphic-properties draw:fill-color="#c4c4c4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3" style:family="paragraph"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74" style:family="paragraph">
      <loext:graphic-properties draw:fill-color="#34a3c5"/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75" style:family="paragraph"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6" style:family="paragraph">
      <loext:graphic-properties draw:fill-color="#333333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7" style:family="paragraph">
      <loext:graphic-properties draw:fill-color="#c0c0c0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8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9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80" style:family="paragraph">
      <loext:graphic-properties draw:fill-color="#95b241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81" style:family="paragraph"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82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83" style:family="paragraph">
      <loext:graphic-properties draw:fill-color="#333333"/>
      <style:paragraph-properties fo:text-align="center"/>
    </style:style>
    <style:style style:name="P8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5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6" style:family="paragraph">
      <loext:graphic-properties draw:fill="solid" draw:fill-color="#d50d0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7" style:family="paragraph">
      <loext:graphic-properties draw:fill="solid" draw:fill-color="#eb42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8" style:family="paragraph">
      <loext:graphic-properties draw:fill="solid" draw:fill-color="#96090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9" style:family="paragraph">
      <loext:graphic-properties draw:fill-color="#0066cc"/>
      <style:paragraph-properties fo:text-align="center"/>
    </style:style>
    <style:style style:name="P90" style:family="paragraph"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91" style:family="paragraph">
      <loext:graphic-properties draw:fill-color="#95b241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92" style:family="paragraph">
      <loext:graphic-properties draw:fill-color="#34a3c5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93" style:family="paragraph">
      <loext:graphic-properties draw:fill-color="#b62118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94" style:family="paragraph">
      <style:paragraph-properties fo:text-align="center" style:writing-mode="lr-tb"/>
      <style:text-properties style:use-window-font-color="true" loext:opacity="0%" style:font-name="Arial3" fo:font-size="32pt" fo:font-weight="bold" style:font-size-asian="32pt" style:font-weight-asian="bold" style:font-size-complex="32pt" style:font-weight-complex="bold"/>
    </style:style>
    <style:style style:name="P95" style:family="paragraph">
      <loext:graphic-properties draw:fill="none" draw:fill-color="#0066cc"/>
      <style:paragraph-properties fo:text-align="center" style:writing-mode="lr-tb"/>
      <style:text-properties style:use-window-font-color="true" loext:opacity="0%" style:font-name="Arial3" fo:font-size="32pt" fo:font-weight="bold" style:font-size-asian="32pt" style:font-weight-asian="bold" style:font-size-complex="32pt" style:font-weight-complex="bold"/>
    </style:style>
    <style:style style:name="P96" style:family="paragraph">
      <loext:graphic-properties draw:fill="none"/>
      <style:paragraph-properties style:writing-mode="lr-tb"/>
    </style:style>
    <style:style style:name="P97" style:family="paragraph">
      <loext:graphic-properties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8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9" style:family="paragraph">
      <loext:graphic-properties draw:fill-color="#bdbdbd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00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01" style:family="paragraph">
      <loext:graphic-properties draw:fill-color="#757575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02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3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4" style:family="paragraph">
      <loext:graphic-properties draw:fill="solid" draw:fill-color="#bdbdbd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5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7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9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0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1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2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3" style:family="paragraph">
      <style:text-properties style:font-name="Arial4" fo:font-size="24pt"/>
    </style:style>
    <style:style style:name="P114" style:family="paragraph"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115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116" style:family="paragraph">
      <loext:graphic-properties draw:fill-color="#b62118"/>
      <style:text-properties style:font-name="Arial4" fo:font-size="24pt"/>
    </style:style>
    <style:style style:name="P117" style:family="paragraph">
      <loext:graphic-properties draw:fill-color="#b62118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118" style:family="paragraph">
      <style:paragraph-properties fo:text-align="center" style:writing-mode="lr-tb"/>
      <style:text-properties fo:color="#ffffff" loext:opacity="100%" style:font-name="Arial4" fo:font-size="24pt" style:font-size-asian="24pt" style:font-size-complex="24pt"/>
    </style:style>
    <style:style style:name="P119" style:family="paragraph">
      <loext:graphic-properties draw:fill-color="#b62118"/>
      <style:paragraph-properties fo:text-align="center" style:writing-mode="lr-tb"/>
      <style:text-properties fo:color="#ffffff" loext:opacity="100%" style:font-name="Arial4" fo:font-size="24pt" style:font-size-asian="24pt" style:font-size-complex="24pt"/>
    </style:style>
    <style:style style:name="P120" style:family="paragraph">
      <style:paragraph-properties fo:text-align="center" style:writing-mode="lr-tb"/>
      <style:text-properties fo:color="#ffffff" loext:opacity="100%" style:font-name="Arial4" fo:font-size="24pt"/>
    </style:style>
    <style:style style:name="P121" style:family="paragraph">
      <loext:graphic-properties draw:fill-color="#808080"/>
      <style:paragraph-properties fo:text-align="center" style:writing-mode="lr-tb"/>
      <style:text-properties fo:color="#ffffff" loext:opacity="100%" style:font-name="Arial4" fo:font-size="24pt"/>
    </style:style>
    <style:style style:name="P122" style:family="paragraph">
      <loext:graphic-properties draw:fill-color="#95b241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123" style:family="paragraph">
      <loext:graphic-properties draw:fill-color="#808080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124" style:family="paragraph">
      <loext:graphic-properties draw:fill-color="#b62118" draw:opacity="100%"/>
    </style:style>
    <style:style style:name="P125" style:family="paragraph">
      <loext:graphic-properties draw:fill-color="#95b241" draw:opacity="100%"/>
    </style:style>
    <style:style style:name="P126" style:family="paragraph">
      <loext:graphic-properties draw:opacity="100%"/>
      <style:paragraph-properties fo:text-align="center"/>
    </style:style>
    <style:style style:name="P127" style:family="paragraph">
      <loext:graphic-properties draw:fill="none" draw:opacity="100%"/>
      <style:paragraph-properties fo:text-align="end" style:writing-mode="lr-tb"/>
    </style:style>
    <style:style style:name="P128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29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30" style:family="paragraph"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1" style:family="paragraph">
      <loext:graphic-properties draw:fill="solid" draw:fill-color="#96090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2" style:family="paragraph">
      <loext:graphic-properties draw:fill="solid" draw:fill-color="#eb423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3" style:family="paragraph">
      <loext:graphic-properties draw:fill="solid" draw:fill-color="#d50d01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4" style:family="paragraph">
      <loext:graphic-properties draw:fill="solid" draw:fill-color="#388e3c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5" style:family="paragraph">
      <loext:graphic-properties draw:fill="solid" draw:fill-color="#c8e6c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6" style:family="paragraph">
      <loext:graphic-properties draw:fill="solid" draw:fill-color="#4caf5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7" style:family="paragraph">
      <loext:graphic-properties draw:fill="solid" draw:fill-color="#512da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8" style:family="paragraph">
      <loext:graphic-properties draw:fill="solid" draw:fill-color="#d1c4e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9" style:family="paragraph">
      <loext:graphic-properties draw:fill="solid" draw:fill-color="#8c68ca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40" style:family="paragraph">
      <style:paragraph-properties fo:text-align="start" style:writing-mode="lr-tb"/>
      <style:text-properties fo:font-size="15pt" style:font-size-asian="15pt" style:font-size-complex="15pt"/>
    </style:style>
    <style:style style:name="P141" style:family="paragraph">
      <loext:graphic-properties draw:fill="solid" draw:fill-color="#c0c0c0" draw:opacity="50%"/>
      <style:paragraph-properties fo:text-align="start" style:writing-mode="lr-tb"/>
      <style:text-properties fo:font-size="15pt" style:font-size-asian="15pt" style:font-size-complex="15pt"/>
    </style:style>
    <style:style style:name="P142" style:family="paragraph">
      <style:paragraph-properties fo:text-align="end" style:writing-mode="lr-tb"/>
      <style:text-properties fo:font-size="15pt" style:font-size-asian="15pt" style:font-size-complex="15pt"/>
    </style:style>
    <style:style style:name="P143" style:family="paragraph"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44" style:family="paragraph">
      <loext:graphic-properties draw:fill="solid" draw:fill-color="#bdbdbd"/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45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4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47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148" style:family="paragraph">
      <style:paragraph-properties fo:text-align="center" style:writing-mode="lr-tb"/>
      <style:text-properties fo:font-size="15pt" fo:font-weight="bold" style:font-size-asian="15pt" style:font-size-complex="15pt"/>
    </style:style>
    <style:style style:name="P149" style:family="paragraph">
      <loext:graphic-properties draw:fill="solid" draw:fill-color="#212121"/>
      <style:paragraph-properties fo:text-align="center" style:writing-mode="lr-tb"/>
      <style:text-properties fo:font-size="15pt" fo:font-weight="bold" style:font-size-asian="15pt" style:font-size-complex="15pt"/>
    </style:style>
    <style:style style:name="P150" style:family="paragraph"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1" style:family="paragraph">
      <loext:graphic-properties draw:fill="solid" draw:fill-color="#96090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2" style:family="paragraph">
      <loext:graphic-properties draw:fill="solid" draw:fill-color="#eb423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3" style:family="paragraph">
      <loext:graphic-properties draw:fill="solid" draw:fill-color="#d50d01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4" style:family="paragraph">
      <loext:graphic-properties draw:fill="solid" draw:fill-color="#512da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5" style:family="paragraph">
      <loext:graphic-properties draw:fill="solid" draw:fill-color="#d1c4e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6" style:family="paragraph">
      <loext:graphic-properties draw:fill="solid" draw:fill-color="#8c68ca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7" style:family="paragraph">
      <loext:graphic-properties draw:fill="solid" draw:fill-color="#388e3c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8" style:family="paragraph">
      <loext:graphic-properties draw:fill="solid" draw:fill-color="#c8e6c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9" style:family="paragraph">
      <loext:graphic-properties draw:fill="solid" draw:fill-color="#4caf5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60" style:family="paragraph"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61" style:family="paragraph">
      <loext:graphic-properties draw:fill="solid" draw:fill-color="#212121" draw:opacity="50%"/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62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3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4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5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66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67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68" style:family="paragraph"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169" style:family="paragraph">
      <loext:graphic-properties draw:fill-color="#ffffff"/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170" style:family="paragraph">
      <loext:graphic-properties draw:fill="solid"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1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2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3" style:family="paragraph">
      <loext:graphic-properties draw:fill="solid" draw:fill-color="#40404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4" style:family="paragraph">
      <loext:graphic-properties draw:fill="solid" draw:fill-color="#c4c4c4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5" style:family="paragraph">
      <loext:graphic-properties draw:fill="solid" draw:fill-color="#80808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6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77" style:family="paragraph">
      <style:paragraph-properties fo:text-align="center" style:writing-mode="lr-tb"/>
      <style:text-properties fo:font-size="18pt" fo:font-weight="normal" style:font-size-asian="18pt" style:font-weight-asian="bold" style:font-size-complex="18pt" style:font-weight-complex="bold"/>
    </style:style>
    <style:style style:name="P178" style:family="paragraph">
      <loext:graphic-properties draw:fill-color="#ffffff"/>
      <style:paragraph-properties fo:text-align="center"/>
    </style:style>
    <style:style style:name="P179" style:family="paragraph">
      <loext:graphic-properties draw:fill-color="#000000"/>
      <style:paragraph-properties fo:text-align="center"/>
    </style:style>
    <style:style style:name="P180" style:family="paragraph">
      <style:paragraph-properties fo:text-align="center" style:writing-mode="lr-tb"/>
    </style:style>
    <style:style style:name="P181" style:family="paragraph">
      <loext:graphic-properties draw:fill="solid" draw:fill-color="#c4c4c4"/>
      <style:paragraph-properties fo:text-align="center" style:writing-mode="lr-tb"/>
    </style:style>
    <style:style style:name="P182" style:family="paragraph">
      <style:paragraph-properties fo:text-align="center" style:writing-mode="lr-tb"/>
      <style:text-properties fo:font-size="18pt" style:font-size-asian="18pt" style:font-size-complex="18pt"/>
    </style:style>
    <style:style style:name="P183" style:family="paragraph">
      <loext:graphic-properties draw:fill="solid" draw:fill-color="#c4c4c4"/>
      <style:paragraph-properties fo:text-align="center" style:writing-mode="lr-tb"/>
      <style:text-properties fo:font-size="18pt" style:font-size-asian="18pt" style:font-size-complex="18pt"/>
    </style:style>
    <style:style style:name="P184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185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86" style:family="paragraph">
      <loext:graphic-properties draw:fill-color="#3b70ee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87" style:family="paragraph">
      <loext:graphic-properties draw:fill-color="#95b241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88" style:family="paragraph"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</style:style>
    <style:style style:name="P189" style:family="paragraph">
      <loext:graphic-properties draw:fill-color="#b62118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</style:style>
    <style:style style:name="P190" style:family="paragraph">
      <loext:graphic-properties draw:fill="solid" draw:fill-color="#404040"/>
      <style:paragraph-properties fo:text-align="center"/>
    </style:style>
    <style:style style:name="P191" style:family="paragraph">
      <loext:graphic-properties draw:fill="none" draw:fill-color="#ffffff"/>
      <style:paragraph-properties style:writing-mode="lr-tb"/>
      <style:text-properties fo:color="#ffffff" loext:opacity="100%" fo:font-size="72pt" fo:font-weight="bold" style:font-size-asian="112pt" style:font-weight-asian="bold" style:font-size-complex="112pt" style:font-weight-complex="bold"/>
    </style:style>
    <style:style style:name="P192" style:family="paragraph">
      <loext:graphic-properties draw:fill="none" draw:fill-color="#ffffff"/>
      <style:paragraph-properties style:writing-mode="lr-tb"/>
      <style:text-properties fo:color="#ffffff" loext:opacity="100%" fo:font-size="72pt" fo:font-weight="bold" style:font-size-asian="72pt" style:font-weight-asian="bold" style:font-size-complex="72pt" style:font-weight-complex="bold"/>
    </style:style>
    <style:style style:name="P193" style:family="paragraph">
      <loext:graphic-properties draw:fill="none" draw:fill-color="#cccccc" draw:opacity="20%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4" style:family="paragraph">
      <loext:graphic-properties draw:fill="none" draw:fill-color="#ffffff"/>
      <style:paragraph-properties style:writing-mode="lr-tb"/>
      <style:text-properties fo:color="#ffffff" loext:opacity="100%" fo:font-size="72pt" fo:font-weight="bold" style:font-size-asian="96pt" style:font-weight-asian="bold" style:font-size-complex="96pt" style:font-weight-complex="bold"/>
    </style:style>
    <style:style style:name="P195" style:family="paragraph">
      <style:paragraph-properties fo:text-align="end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6" style:family="paragraph">
      <loext:graphic-properties draw:fill="none" draw:fill-color="#999999" draw:opacity="20%"/>
      <style:paragraph-properties fo:text-align="end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7" style:family="paragraph">
      <loext:graphic-properties draw:fill="none" draw:fill-color="#333333" draw:opacity="20%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8" style:family="paragraph">
      <loext:graphic-properties draw:fill="none" draw:fill-color="#666666" draw:opacity="20%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9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bold" style:font-size-complex="20pt" style:font-weight-complex="bold"/>
    </style:style>
    <style:style style:name="P200" style:family="paragraph">
      <loext:graphic-properties draw:fill="none" draw:fill-color="#ffffff"/>
      <style:paragraph-properties fo:text-align="end" style:writing-mode="lr-tb"/>
      <style:text-properties fo:font-size="20pt" fo:font-weight="normal" style:font-size-asian="20pt" style:font-weight-asian="bold" style:font-size-complex="20pt" style:font-weight-complex="bold"/>
    </style:style>
    <style:style style:name="P201" style:family="paragraph">
      <loext:graphic-properties draw:fill="none" draw:fill-color="#ffffff"/>
      <style:paragraph-properties fo:text-align="end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02" style:family="paragraph">
      <loext:graphic-properties draw:fill="solid" draw:fill-color="#ffffff" draw:opacity="80%"/>
      <style:paragraph-properties fo:text-align="end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03" style:family="paragraph">
      <loext:graphic-properties draw:fill="none"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04" style:family="paragraph">
      <loext:graphic-properties draw:fill="none" draw:fill-color="#ffffff"/>
      <style:paragraph-properties fo:text-align="start" style:writing-mode="lr-tb"/>
      <style:text-properties fo:font-size="48pt" fo:font-weight="bold" style:font-size-asian="48pt" style:font-weight-asian="bold" style:font-size-complex="48pt" style:font-weight-complex="bold"/>
    </style:style>
    <style:style style:name="P20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20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07" style:family="paragraph">
      <loext:graphic-properties draw:fill-color="#c4c4c4"/>
      <style:paragraph-properties fo:text-align="center"/>
    </style:style>
    <style:style style:name="P208" style:family="paragraph">
      <loext:graphic-properties draw:fill="none"/>
      <style:paragraph-properties fo:text-align="end" style:writing-mode="lr-tb"/>
      <style:text-properties style:font-name="Arial3"/>
    </style:style>
    <style:style style:name="P209" style:family="paragraph"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210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211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212" style:family="paragraph">
      <loext:graphic-properties draw:fill="solid" draw:fill-color="#c4c4c4"/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213" style:family="paragraph">
      <loext:graphic-properties draw:fill="none" draw:fill-color="#ffffff"/>
      <style:paragraph-properties fo:text-align="center" style:writing-mode="lr-tb"/>
      <style:text-properties style:font-name="Arial3" fo:font-size="48pt" fo:font-weight="bold" style:font-size-asian="48pt" style:font-weight-asian="bold" style:font-size-complex="48pt" style:font-weight-complex="bold"/>
    </style:style>
    <style:style style:name="P214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215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216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217" style:family="paragraph"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218" style:family="paragraph">
      <loext:graphic-properties draw:fill-color="#34a3c5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219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220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221" style:family="paragraph">
      <style:paragraph-properties fo:text-align="center" style:writing-mode="lr-tb"/>
      <style:text-properties style:font-name="Arial3" fo:font-size="24pt" fo:font-weight="bold" style:font-size-asian="18pt" style:font-weight-asian="bold" style:font-size-complex="18pt" style:font-weight-complex="bold"/>
    </style:style>
    <style:style style:name="P222" style:family="paragraph">
      <loext:graphic-properties draw:fill="solid" draw:fill-color="#c4c4c4"/>
      <style:paragraph-properties fo:text-align="center" style:writing-mode="lr-tb"/>
      <style:text-properties style:font-name="Arial3" fo:font-size="24pt" fo:font-weight="bold" style:font-size-asian="18pt" style:font-weight-asian="bold" style:font-size-complex="18pt" style:font-weight-complex="bold"/>
    </style:style>
    <style:style style:name="P223" style:family="paragraph">
      <loext:graphic-properties draw:fill-color="#cccccc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224" style:family="paragraph">
      <style:paragraph-properties fo:text-align="end" style:writing-mode="lr-tb"/>
      <style:text-properties style:font-name="Arial3" fo:font-size="24pt" style:font-size-asian="18pt" style:font-size-complex="18pt"/>
    </style:style>
    <style:style style:name="P225" style:family="paragraph">
      <loext:graphic-properties draw:fill-color="#34a3c5"/>
      <style:paragraph-properties fo:text-align="end" style:writing-mode="lr-tb"/>
      <style:text-properties style:font-name="Arial3" fo:font-size="24pt" style:font-size-asian="18pt" style:font-size-complex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fo:font-size="32pt" fo:font-weight="bold" style:font-weight-asian="bold" style:font-weight-complex="bold"/>
    </style:style>
    <style:style style:name="T3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/>
    </style:style>
    <style:style style:name="T5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6" style:family="text">
      <style:text-properties fo:font-size="24pt" fo:font-weight="bold" style:font-size-asian="18pt" style:font-weight-asian="bold" style:font-size-complex="1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fo:font-weight="bold" fo:background-color="#c4c4c4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size="15pt" style:font-size-asian="15pt" style:font-size-complex="15pt"/>
    </style:style>
    <style:style style:name="T1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ffffff" loext:opacity="100%" fo:font-size="18pt" style:font-size-asian="18pt" style:font-size-complex="18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15pt" style:font-size-asian="18pt" style:font-size-complex="18pt"/>
    </style:style>
    <style:style style:name="T1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loext:opacity="100%" fo:font-size="15pt" style:font-size-asian="18pt" style:font-size-complex="18pt"/>
    </style:style>
    <style:style style:name="T22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T24" style:family="text">
      <style:text-properties fo:color="#000000" loext:opacity="100%" fo:font-size="18pt" fo:font-weight="bold" style:font-weight-asian="bold" style:font-weight-complex="bold"/>
    </style:style>
    <style:style style:name="T25" style:family="text"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T26" style:family="text"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T27" style:family="text"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T28" style:family="text">
      <style:text-properties style:use-window-font-color="true" loext:opacity="0%" style:font-name="Arial3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ffffff" loext:opacity="100%" style:font-name="Arial4" fo:font-size="24pt" style:font-size-asian="24pt" style:font-size-complex="24pt"/>
    </style:style>
    <style:style style:name="T33" style:family="text">
      <style:text-properties fo:color="#ffffff" loext:opacity="100%" style:font-name="Arial4" fo:font-size="24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T36" style:family="text">
      <style:text-properties fo:color="#ffffff" loext:opacity="100%" fo:font-size="15pt" fo:font-weight="bold" style:font-size-asian="15pt" style:font-size-complex="15pt"/>
    </style:style>
    <style:style style:name="T37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38" style:family="text">
      <style:text-properties fo:font-size="15pt" fo:font-weight="bold" style:font-size-asian="15pt" style:font-size-complex="15pt"/>
    </style:style>
    <style:style style:name="T39" style:family="text"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T40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41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43" style:family="text">
      <style:text-properties fo:font-size="18pt" fo:font-weight="normal" style:font-size-asian="18pt" style:font-weight-asian="normal" style:font-size-complex="18pt" style:font-weight-complex="normal"/>
    </style:style>
    <style:style style:name="T44" style:family="text">
      <style:text-properties fo:font-size="18pt" fo:font-weight="normal" style:font-size-asian="18pt" style:font-weight-asian="bold" style:font-size-complex="18pt" style:font-weight-complex="bold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font-size="20pt" fo:font-weight="normal" style:font-size-asian="20pt" style:font-weight-asian="normal" style:font-size-complex="20pt" style:font-weight-complex="normal"/>
    </style:style>
    <style:style style:name="T47" style:family="text">
      <style:text-properties fo:color="#ffffff" loext:opacity="100%" fo:font-size="72pt" fo:font-weight="bold" style:font-size-asian="112pt" style:font-weight-asian="bold" style:font-size-complex="112pt" style:font-weight-complex="bold"/>
    </style:style>
    <style:style style:name="T48" style:family="text">
      <style:text-properties fo:color="#ffffff" loext:opacity="100%" fo:font-size="72pt" fo:font-weight="bold" style:font-size-asian="72pt" style:font-weight-asian="bold" style:font-size-complex="72pt" style:font-weight-complex="bold"/>
    </style:style>
    <style:style style:name="T49" style:family="text">
      <style:text-properties fo:color="#ffffff" loext:opacity="100%" fo:font-size="72pt" fo:font-weight="bold" style:font-size-asian="96pt" style:font-weight-asian="bold" style:font-size-complex="96pt" style:font-weight-complex="bold"/>
    </style:style>
    <style:style style:name="T50" style:family="text">
      <style:text-properties fo:font-size="20pt" fo:font-weight="normal" style:font-size-asian="20pt" style:font-weight-asian="bold" style:font-size-complex="20pt" style:font-weight-complex="bold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style:font-name="Arial3"/>
    </style:style>
    <style:style style:name="T53" style:family="text">
      <style:text-properties style:font-name="Arial3" fo:font-size="48pt" fo:font-weight="bold" style:font-size-asian="48pt" style:font-weight-asian="bold" style:font-size-complex="48pt" style:font-weight-complex="bold"/>
    </style:style>
    <style:style style:name="T54" style:family="text">
      <style:text-properties fo:color="#ffffff" loext:opacity="100%" style:font-name="Arial3" fo:font-size="24pt" fo:font-weight="bold" style:font-size-asian="18pt" style:font-size-complex="18pt"/>
    </style:style>
    <style:style style:name="T55" style:family="text"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T56" style:family="text">
      <style:text-properties style:font-name="Arial3" fo:font-size="24pt" fo:font-weight="bold" style:font-size-asian="18pt" style:font-weight-asian="bold" style:font-size-complex="18pt" style:font-weight-complex="bold"/>
    </style:style>
    <style:style style:name="T57" style:family="text">
      <style:text-properties style:font-name="Arial3"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</text:span><text:span text:style-name="T1">rt </text:span><text:span text:style-name="T1">A</text:span></text:p>
            <text:p><text:span text:style-name="T1"/></text:p>
            <text:p><text:span text:style-name="T1">C</text:span><text:span text:style-name="T1">ou</text:span><text:span text:style-name="T1">rs</text:span><text:span text:style-name="T1">e </text:span><text:span text:style-name="T1">Int</text:span><text:span text:style-name="T1">ro</text:span><text:span text:style-name="T1">du</text:span><text:span text:style-name="T1">cti</text:span><text:span text:style-name="T1">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</text:span><text:span text:style-name="T1">rt </text:span><text:span text:style-name="T1">B</text:span></text:p>
            <text:p><text:span text:style-name="T1"/></text:p>
            <text:p><text:span text:style-name="T1">Pr</text:span><text:span text:style-name="T1">oj</text:span><text:span text:style-name="T1">ec</text:span><text:span text:style-name="T1">t </text:span><text:span text:style-name="T1">M</text:span><text:span text:style-name="T1">an</text:span><text:span text:style-name="T1">ag</text:span><text:span text:style-name="T1">e</text:span><text:span text:style-name="T1">m</text:span><text:span text:style-name="T1">en</text:span><text:span text:style-name="T1">t</text:span></text:p>
          </draw:text-box>
        </draw:frame>
      </draw:page>
      <draw:page draw:name="page3" draw:style-name="dp1" draw:master-page-name="Default">
        <office:forms form:automatic-focus="false" form:apply-design-mode="false"/>
        <draw:g>
          <draw:line draw:style-name="gr2" draw:layer="layout" svg:x1="11cm" svg:y1="11.5cm" svg:x2="14cm" svg:y2="7cm">
            <text:p/>
          </draw:line>
          <draw:line draw:style-name="gr2" draw:layer="layout" svg:x1="14cm" svg:y1="7cm" svg:x2="17cm" svg:y2="11.5cm">
            <text:p/>
          </draw:line>
          <draw:line draw:style-name="gr2" draw:layer="layout" svg:x1="11cm" svg:y1="11.5cm" svg:x2="17cm" svg:y2="11.5cm">
            <text:p/>
          </draw:line>
          <draw:custom-shape draw:style-name="gr3" draw:text-style-name="P3" draw:layer="layout" svg:width="3cm" svg:height="3cm" svg:x="15.5cm" svg:y="10cm">
            <text:p text:style-name="P2"><text:span text:style-name="T2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3cm" svg:height="3cm" svg:x="12.5cm" svg:y="5.5cm">
            <text:p text:style-name="P4"><text:span text:style-name="T2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3cm" svg:height="3cm" svg:x="9.5cm" svg:y="10cm">
            <text:p text:style-name="P6"><text:span text:style-name="T3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8" draw:layer="layout" svg:width="8cm" svg:height="3cm" svg:x="10cm" svg:y="2.5cm">
            <draw:text-box>
              <text:p><text:span text:style-name="T4">Prod</text:span><text:span text:style-name="T4">uct</text:span><text:span text:style-name="T4"><text:line-break/></text:span><text:span text:style-name="T4">Own</text:span><text:span text:style-name="T4">er</text:span></text:p>
            </draw:text-box>
          </draw:frame>
          <draw:frame draw:style-name="gr7" draw:text-style-name="P10" draw:layer="layout" svg:width="8cm" svg:height="3cm" svg:x="19cm" svg:y="10cm">
            <draw:text-box>
              <text:p text:style-name="P9"><text:span text:style-name="T4">Scru</text:span><text:span text:style-name="T4">m</text:span><text:span text:style-name="T4"><text:line-break/></text:span><text:span text:style-name="T4">Mast</text:span><text:span text:style-name="T4">er</text:span></text:p>
            </draw:text-box>
          </draw:frame>
          <draw:frame draw:style-name="gr8" draw:text-style-name="P12" draw:layer="layout" svg:width="8cm" svg:height="3cm" svg:x="1cm" svg:y="10cm">
            <draw:text-box>
              <text:p text:style-name="P11"><text:span text:style-name="T4">Soft</text:span><text:span text:style-name="T4">ware</text:span></text:p>
              <text:p text:style-name="P11"><text:span text:style-name="T4">Deve</text:span><text:span text:style-name="T4">loper</text:span></text:p>
            </draw:text-box>
          </draw:frame>
        </draw:g>
      </draw:page>
      <draw:page draw:name="page4" draw:style-name="dp1" draw:master-page-name="Default">
        <office:forms form:automatic-focus="false" form:apply-design-mode="false"/>
        <draw:g>
          <draw:g>
            <draw:g>
              <draw:custom-shape draw:style-name="gr9" draw:text-style-name="P14" draw:layer="layout" svg:width="2.5cm" svg:height="2cm" svg:x="3.5cm" svg:y="9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5" draw:layer="layout" svg:width="2.486cm" svg:height="2cm" svg:x="5.514cm" svg:y="9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16" draw:layer="layout" svg:width="2.5cm" svg:height="2cm" svg:x="7.5cm" svg:y="9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14" draw:layer="layout" svg:width="2.5cm" svg:height="2cm" svg:x="17.5cm" svg:y="9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5" draw:layer="layout" svg:width="2.486cm" svg:height="2cm" svg:x="19.514cm" svg:y="9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18" draw:layer="layout" svg:width="2.5cm" svg:height="2cm" svg:x="21.5cm" svg:y="9cm">
                <text:p text:style-name="P17"><text:span text:style-name="T6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2" draw:text-style-name="P20" draw:layer="layout" svg:width="6.5cm" svg:height="1.5cm" svg:x="3.5cm" svg:y="7.5cm">
              <draw:text-box>
                <text:p text:style-name="P19"><text:span text:style-name="T7">Sprin</text:span><text:span text:style-name="T7">t 1</text:span></text:p>
              </draw:text-box>
            </draw:frame>
            <draw:frame draw:style-name="gr12" draw:text-style-name="P20" draw:layer="layout" svg:width="6.5cm" svg:height="1.5cm" svg:x="17.5cm" svg:y="7.5cm">
              <draw:text-box>
                <text:p text:style-name="P19"><text:span text:style-name="T7">Sprin</text:span><text:span text:style-name="T7">t n</text:span></text:p>
              </draw:text-box>
            </draw:frame>
            <draw:g>
              <draw:line draw:style-name="gr13" draw:text-style-name="P19" draw:layer="layout" svg:x1="1cm" svg:y1="12cm" svg:x2="27cm" svg:y2="12cm">
                <text:p/>
              </draw:line>
              <draw:frame draw:style-name="gr14" draw:text-style-name="P22" draw:layer="layout" svg:width="3cm" svg:height="1.5cm" svg:x="24cm" svg:y="12cm">
                <draw:text-box>
                  <text:p text:style-name="P21">time</text:p>
                </draw:text-box>
              </draw:frame>
              <draw:line draw:style-name="gr15" draw:text-style-name="P19" draw:layer="layout" svg:x1="3cm" svg:y1="11.5cm" svg:x2="3cm" svg:y2="12.5cm">
                <text:p/>
              </draw:line>
              <draw:line draw:style-name="gr15" draw:text-style-name="P19" draw:layer="layout" svg:x1="3cm" svg:y1="11.5cm" svg:x2="3cm" svg:y2="12.5cm">
                <text:p/>
              </draw:line>
              <draw:line draw:style-name="gr15" draw:text-style-name="P19" draw:layer="layout" svg:x1="24cm" svg:y1="11.5cm" svg:x2="24cm" svg:y2="12.5cm">
                <text:p/>
              </draw:line>
              <draw:line draw:style-name="gr15" draw:text-style-name="P19" draw:layer="layout" svg:x1="17cm" svg:y1="11.5cm" svg:x2="17cm" svg:y2="12.5cm">
                <text:p/>
              </draw:line>
              <draw:line draw:style-name="gr15" draw:text-style-name="P19" draw:layer="layout" svg:x1="10cm" svg:y1="11.5cm" svg:x2="10cm" svg:y2="12.5cm">
                <text:p/>
              </draw:line>
              <draw:frame draw:style-name="gr16" draw:text-style-name="P20" draw:layer="layout" svg:width="7cm" svg:height="1.5cm" svg:x="3cm" svg:y="12cm">
                <draw:text-box>
                  <text:p text:style-name="P19"><text:span text:style-name="T7">Wee</text:span><text:span text:style-name="T7">k 1</text:span></text:p>
                </draw:text-box>
              </draw:frame>
              <draw:frame draw:style-name="gr17" draw:text-style-name="P20" draw:layer="layout" svg:width="7cm" svg:height="1.5cm" svg:x="17cm" svg:y="12cm">
                <draw:text-box>
                  <text:p text:style-name="P19"><text:span text:style-name="T7">Wee</text:span><text:span text:style-name="T7">k n</text:span></text:p>
                </draw:text-box>
              </draw:frame>
              <draw:frame draw:style-name="gr17" draw:text-style-name="P20" draw:layer="layout" svg:width="7cm" svg:height="1.5cm" svg:x="10cm" svg:y="12cm">
                <draw:text-box>
                  <text:p text:style-name="P19"><text:span text:style-name="T7">...</text:span></text:p>
                </draw:text-box>
              </draw:frame>
            </draw:g>
            <draw:frame draw:style-name="gr18" draw:text-style-name="P23" draw:layer="layout" svg:width="7cm" svg:height="3cm" svg:x="10cm" svg:y="8.5cm">
              <draw:text-box>
                <text:p text:style-name="P19"><text:span text:style-name="T1">...</text:span></text:p>
              </draw:text-box>
            </draw:frame>
          </draw:g>
          <draw:g>
            <draw:custom-shape draw:style-name="gr19" draw:text-style-name="P25" draw:layer="layout" svg:width="6.427cm" svg:height="1.112cm" svg:x="5.537cm" svg:y="2.147cm">
              <text:p text:style-name="P24"><text:span text:style-name="T8">Mid-Project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6" draw:layer="layout" svg:width="4.455cm" svg:height="1.112cm" svg:x="16.023cm" svg:y="2.147cm">
              <text:p text:style-name="P24"><text:span text:style-name="T8">Final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line draw:style-name="gr13" draw:text-style-name="P19" draw:layer="layout" svg:x1="1cm" svg:y1="5.5cm" svg:x2="27cm" svg:y2="5.5cm">
                <text:p/>
              </draw:line>
              <draw:frame draw:style-name="gr21" draw:text-style-name="P22" draw:layer="layout" svg:width="3cm" svg:height="1.5cm" svg:x="24cm" svg:y="5.5cm">
                <draw:text-box>
                  <text:p text:style-name="P21">time</text:p>
                </draw:text-box>
              </draw:frame>
              <draw:line draw:style-name="gr15" draw:text-style-name="P19" draw:layer="layout" svg:x1="3cm" svg:y1="5cm" svg:x2="3cm" svg:y2="6cm">
                <text:p/>
              </draw:line>
              <draw:frame draw:style-name="gr22" draw:text-style-name="P20" draw:layer="layout" svg:width="10.5cm" svg:height="1.5cm" svg:x="3cm" svg:y="5.5cm">
                <draw:text-box>
                  <text:p text:style-name="P19"><text:span text:style-name="T7">Sprin</text:span><text:span text:style-name="T7">ts 1 </text:span><text:span text:style-name="T7">to </text:span><text:span text:style-name="T7">n/2</text:span></text:p>
                </draw:text-box>
              </draw:frame>
              <draw:frame draw:style-name="gr17" draw:text-style-name="P20" draw:layer="layout" svg:width="10.5cm" svg:height="1.5cm" svg:x="13.5cm" svg:y="5.5cm">
                <draw:text-box>
                  <text:p text:style-name="P19"><text:span text:style-name="T7">Sprin</text:span><text:span text:style-name="T7">ts </text:span><text:span text:style-name="T7">(n/2+</text:span><text:span text:style-name="T7">1) to </text:span><text:span text:style-name="T7">n</text:span></text:p>
                </draw:text-box>
              </draw:frame>
              <draw:line draw:style-name="gr15" draw:text-style-name="P19" draw:layer="layout" svg:x1="3cm" svg:y1="5cm" svg:x2="3cm" svg:y2="6cm">
                <text:p/>
              </draw:line>
              <draw:line draw:style-name="gr15" draw:text-style-name="P19" draw:layer="layout" svg:x1="24cm" svg:y1="5cm" svg:x2="24cm" svg:y2="6cm">
                <text:p/>
              </draw:line>
              <draw:line draw:style-name="gr15" draw:text-style-name="P19" draw:layer="layout" svg:x1="13.5cm" svg:y1="5cm" svg:x2="13.5cm" svg:y2="6cm">
                <text:p/>
              </draw:line>
            </draw:g>
          </draw:g>
          <draw:path draw:style-name="gr23" draw:text-style-name="P27" draw:layer="layout" svg:width="20.999cm" svg:height="1.999cm" svg:x="3cm" svg:y="6.5cm" svg:viewBox="0 0 21000 2000" svg:d="M0 2000c1000-1000 2500-1000 4500-1000s5000 0 6000-1000c1000 1000 4000 1000 6000 1000s3500 0 4500 1000">
            <text:p/>
          </draw:path>
        </draw:g>
      </draw:page>
      <draw:page draw:name="page5" draw:style-name="dp1" draw:master-page-name="Default">
        <office:forms form:automatic-focus="false" form:apply-design-mode="false"/>
        <draw:g>
          <draw:custom-shape draw:style-name="gr24" draw:text-style-name="P29" draw:layer="layout" svg:width="10cm" svg:height="1.5cm" draw:transform="rotate (1.5707963267949) translate (23.2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20.2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21.7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5cm">
            <text:p text:style-name="P32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11cm">
            <text:p text:style-name="P32"><text:span text:style-name="T10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9.5cm">
            <text:p text:style-name="P32"><text:span text:style-name="T1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8cm">
            <text:p text:style-name="P32"><text:span text:style-name="T1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18.7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15.7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17.2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15.75cm" svg:y="5cm">
            <text:p text:style-name="P32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3" draw:layer="layout" svg:width="4.5cm" svg:height="3cm" svg:x="15.75cm" svg:y="9.5cm">
            <text:p text:style-name="P32"><text:span text:style-name="T10">Next sprint</text:span></text:p>
            <text:p text:style-name="P32"><text:span text:style-name="T10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11.2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8.2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9.7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5" draw:layer="layout" svg:width="4.5cm" svg:height="1.5cm" svg:x="8.25cm" svg:y="5cm">
            <text:p text:style-name="P34"><text:span text:style-name="T1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6.7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10cm" svg:height="1.5cm" draw:transform="rotate (1.5707963267949) translate (3.75cm 13.5cm)">
            <text:p text:style-name="P36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5.2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9" draw:layer="layout" svg:width="4.5cm" svg:height="3cm" svg:x="3.75cm" svg:y="3.5cm">
            <text:p text:style-name="P38"><text:span text:style-name="T12">Sprint</text:span><text:span text:style-name="T12"><text:line-break/></text:span><text:span text:style-name="T1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20" draw:layer="layout" svg:width="4.5cm" svg:height="1.5cm" svg:x="3.75cm" svg:y="2cm">
            <draw:text-box>
              <text:p text:style-name="P19"><text:span text:style-name="T7">Wed</text:span></text:p>
            </draw:text-box>
          </draw:frame>
          <draw:line draw:style-name="gr30" draw:text-style-name="P40" draw:layer="layout" svg:x1="3cm" svg:y1="8.5cm" svg:x2="4.5cm" svg:y2="8.5cm">
            <text:p/>
          </draw:line>
          <draw:line draw:style-name="gr30" draw:text-style-name="P40" draw:layer="layout" svg:x1="3cm" svg:y1="13.5cm" svg:x2="4.5cm" svg:y2="13.5cm">
            <text:p/>
          </draw:line>
          <draw:frame draw:style-name="gr31" draw:text-style-name="P41" draw:layer="layout" svg:width="3cm" svg:height="5.25cm" svg:x="12.75cm" svg:y="6.75cm">
            <draw:text-box>
              <text:p text:style-name="P19"><text:span text:style-name="T13">...</text:span></text:p>
            </draw:text-box>
          </draw:frame>
          <draw:frame draw:style-name="gr32" draw:text-style-name="P42" draw:layer="layout" svg:width="2cm" svg:height="5cm" svg:x="1.75cm" svg:y="3.55cm">
            <draw:text-box>
              <text:p text:style-name="P9"><text:span text:style-name="T14">09:00</text:span></text:p>
            </draw:text-box>
          </draw:frame>
          <draw:frame draw:style-name="gr32" draw:text-style-name="P42" draw:layer="layout" svg:width="2cm" svg:height="5cm" svg:x="1.75cm" svg:y="8.5cm">
            <draw:text-box>
              <text:p text:style-name="P9"><text:span text:style-name="T14">13:00</text:span></text:p>
            </draw:text-box>
          </draw:frame>
          <draw:frame draw:style-name="gr32" draw:text-style-name="P42" draw:layer="layout" svg:width="2cm" svg:height="1cm" svg:x="1.75cm" svg:y="13.5cm">
            <draw:text-box>
              <text:p text:style-name="P9"><text:span text:style-name="T14">17:00</text:span></text:p>
            </draw:text-box>
          </draw:frame>
          <draw:line draw:style-name="gr33" draw:text-style-name="P40" draw:layer="layout" svg:x1="3cm" svg:y1="3.5cm" svg:x2="26.25cm" svg:y2="3.5cm">
            <text:p/>
          </draw:line>
          <draw:line draw:style-name="gr33" draw:text-style-name="P19" draw:layer="layout" svg:x1="3.75cm" svg:y1="3cm" svg:x2="3.75cm" svg:y2="15cm">
            <text:p/>
          </draw:line>
          <draw:frame draw:style-name="gr29" draw:text-style-name="P20" draw:layer="layout" svg:width="4.5cm" svg:height="1.5cm" svg:x="20.25cm" svg:y="2cm">
            <draw:text-box>
              <text:p text:style-name="P19"><text:span text:style-name="T7">Tue</text:span></text:p>
            </draw:text-box>
          </draw:frame>
          <draw:line draw:style-name="gr15" draw:text-style-name="P19" draw:layer="layout" svg:x1="12.75cm" svg:y1="3cm" svg:x2="12.75cm" svg:y2="4.5cm">
            <text:p/>
          </draw:line>
          <draw:line draw:style-name="gr15" draw:text-style-name="P19" draw:layer="layout" svg:x1="8.25cm" svg:y1="3cm" svg:x2="8.25cm" svg:y2="4.5cm">
            <text:p/>
          </draw:line>
          <draw:line draw:style-name="gr15" draw:text-style-name="P19" draw:layer="layout" svg:x1="15.75cm" svg:y1="3cm" svg:x2="15.75cm" svg:y2="4.5cm">
            <text:p/>
          </draw:line>
          <draw:line draw:style-name="gr15" draw:text-style-name="P19" draw:layer="layout" svg:x1="20.25cm" svg:y1="3cm" svg:x2="20.25cm" svg:y2="4.5cm">
            <text:p/>
          </draw:line>
          <draw:frame draw:style-name="gr29" draw:text-style-name="P20" draw:layer="layout" svg:width="4.5cm" svg:height="1.5cm" svg:x="15.75cm" svg:y="2cm">
            <draw:text-box>
              <text:p text:style-name="P19"><text:span text:style-name="T7">Mon</text:span></text:p>
            </draw:text-box>
          </draw:frame>
          <draw:frame draw:style-name="gr29" draw:text-style-name="P20" draw:layer="layout" svg:width="4.5cm" svg:height="1.5cm" svg:x="8.25cm" svg:y="2cm">
            <draw:text-box>
              <text:p text:style-name="P19"><text:span text:style-name="T7">Thu</text:span></text:p>
            </draw:text-box>
          </draw:frame>
          <draw:line draw:style-name="gr15" draw:text-style-name="P43" draw:layer="layout" svg:x1="24.75cm" svg:y1="3cm" svg:x2="24.75cm" svg:y2="4.5cm">
            <text:p/>
          </draw:line>
        </draw:g>
      </draw:page>
      <draw:page draw:name="page6" draw:style-name="dp1" draw:master-page-name="Default">
        <office:forms form:automatic-focus="false" form:apply-design-mode="false"/>
        <draw:g>
          <draw:custom-shape draw:style-name="gr34" draw:text-style-name="P45" draw:layer="layout" svg:width="5cm" svg:height="8cm" svg:x="16.5cm" svg:y="3cm">
            <text:p text:style-name="P44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6" draw:layer="layout" svg:width="5cm" svg:height="8cm" svg:x="21.5cm" svg:y="3cm">
            <text:p text:style-name="P44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5cm" svg:height="8cm" svg:x="1.5cm" svg:y="3cm">
            <text:p text:style-name="P44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5cm" svg:height="8cm" svg:x="11.5cm" svg:y="3cm">
            <text:p text:style-name="P44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45" draw:layer="layout" svg:width="5cm" svg:height="8cm" svg:x="6.5cm" svg:y="3cm">
            <text:p text:style-name="P44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xml:id="id1" draw:id="id1" draw:layer="layout" svg:width="4cm" svg:height="1.5cm" svg:x="17cm" svg:y="6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9" draw:text-style-name="P49" draw:layer="layout" svg:x1="4cm" svg:y1="12.5cm" svg:x2="4cm" svg:y2="9.75cm">
            <text:p/>
          </draw:line>
          <draw:custom-shape draw:style-name="gr38" draw:text-style-name="P48" draw:layer="layout" svg:width="4cm" svg:height="1.5cm" svg:x="2cm" svg:y="11.75cm">
            <text:p text:style-name="P48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3" draw:id="id3" draw:layer="layout" svg:width="4cm" svg:height="1.5cm" svg:x="2cm" svg:y="4.25cm">
            <text:p text:style-name="P48"><text:span text:style-name="T16">2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50" draw:layer="layout" svg:width="4cm" svg:height="1.5cm" svg:x="22.003cm" svg:y="4.253cm">
            <text:p text:style-name="P50"><text:span text:style-name="T16">6. Tell-a-friend</text:span></text:p>
            <text:p text:style-name="P50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50" xml:id="id5" draw:id="id5" draw:layer="layout" svg:width="4cm" svg:height="1.5cm" svg:x="12.002cm" svg:y="4.252cm">
            <text:p text:style-name="P50"><text:span text:style-name="T16">4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draw:layer="layout" svg:width="4cm" svg:height="1.5cm" svg:x="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draw:layer="layout" svg:width="4cm" svg:height="1.5cm" svg:x="2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8" draw:id="id8" draw:layer="layout" svg:width="4cm" svg:height="1.5cm" svg:x="7cm" svg:y="6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2" draw:id="id2" draw:layer="layout" svg:width="4cm" svg:height="1.5cm" svg:x="2cm" svg:y="8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9cm" svg:y1="7.75cm" svg:x2="6cm" svg:y2="9cm" draw:start-shape="id1" draw:start-glue-point="2" draw:end-shape="id2" draw:end-glue-point="1" svg:d="M19000 7750v1250h-13000" svg:viewBox="0 0 13001 1251">
            <text:p/>
          </draw:connector>
          <draw:connector draw:style-name="gr42" draw:layer="layout" svg:x1="6cm" svg:y1="5cm" svg:x2="7.001cm" svg:y2="5.001cm" draw:start-shape="id3" draw:start-glue-point="1" draw:end-shape="id4" draw:end-glue-point="3" svg:d="M6000 5000h501v1h500" svg:viewBox="0 0 1002 2">
            <text:p/>
          </draw:connector>
          <draw:custom-shape draw:style-name="gr43" draw:text-style-name="P50" xml:id="id6" draw:id="id6" draw:layer="layout" svg:width="4cm" svg:height="1.5cm" svg:x="17.004cm" svg:y="4.254cm">
            <text:p text:style-name="P50"><text:span text:style-name="T16">5. Tell-a-friend</text:span></text:p>
            <text:p text:style-name="P50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6.002cm" svg:y1="5.002cm" svg:x2="17.004cm" svg:y2="5.004cm" draw:start-shape="id5" draw:start-glue-point="1" draw:end-shape="id6" draw:end-glue-point="3" svg:d="M16002 5002h502v2h500" svg:viewBox="0 0 1003 3">
            <text:p/>
          </draw:connector>
          <draw:connector draw:style-name="gr42" draw:layer="layout" svg:x1="10.876cm" svg:y1="5cm" svg:x2="12.002cm" svg:y2="5.002cm" draw:end-shape="id5" draw:end-glue-point="3" svg:d="M10876 5000h288v2h838" svg:viewBox="0 0 1127 3">
            <text:p/>
          </draw:connector>
          <draw:custom-shape draw:style-name="gr44" draw:text-style-name="P50" xml:id="id4" draw:id="id4" draw:layer="layout" svg:width="4cm" svg:height="1.5cm" svg:x="7.001cm" svg:y="4.251cm">
            <text:p text:style-name="P50"><text:span text:style-name="T16">3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21cm" svg:y1="5cm" svg:x2="22.002cm" svg:y2="5.002cm" svg:d="M21000 5000h501v2h501" svg:viewBox="0 0 1003 3">
            <text:p/>
          </draw:connector>
          <draw:custom-shape draw:style-name="gr38" draw:text-style-name="P48" draw:layer="layout" svg:width="4cm" svg:height="1.5cm" svg:x="22cm" svg:y="8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7" draw:id="id7" draw:layer="layout" svg:width="4cm" svg:height="1.5cm" svg:x="1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4.001cm" svg:y1="7.751cm" svg:x2="6cm" svg:y2="9cm" draw:start-shape="id7" draw:start-glue-point="2" draw:end-shape="id2" draw:end-glue-point="1" svg:d="M14001 7751v1249h-8001" svg:viewBox="0 0 8002 1250">
            <text:p/>
          </draw:connector>
          <draw:connector draw:style-name="gr42" draw:layer="layout" svg:x1="9cm" svg:y1="7.75cm" svg:x2="6cm" svg:y2="9cm" draw:start-shape="id8" draw:start-glue-point="2" draw:end-shape="id2" draw:end-glue-point="1" svg:d="M9000 7750v1250h-3000" svg:viewBox="0 0 3001 1251">
            <text:p/>
          </draw:connector>
        </draw:g>
      </draw:page>
      <draw:page draw:name="page7" draw:style-name="dp1" draw:master-page-name="Default">
        <office:forms form:automatic-focus="false" form:apply-design-mode="false"/>
        <draw:g>
          <draw:custom-shape draw:style-name="gr45" draw:text-style-name="P51" draw:layer="layout" svg:width="10cm" svg:height="1cm" svg:x="9cm" svg:y="3.498cm">
            <text:p text:style-name="P36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7" draw:layer="layout" svg:width="10cm" svg:height="1cm" svg:x="9cm" svg:y="12.5cm">
            <text:p text:style-name="P36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53" draw:layer="layout" svg:width="10cm" svg:height="3cm" svg:x="9cm" svg:y="8.5cm">
            <text:p text:style-name="P52"><text:span text:style-name="T10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54" draw:layer="layout" svg:width="10cm" svg:height="1cm" svg:x="9cm" svg:y="11.5cm">
            <text:p text:style-name="P52"><text:span text:style-name="T10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54" draw:layer="layout" svg:width="10cm" svg:height="1cm" svg:x="9cm" svg:y="4.5cm">
            <text:p text:style-name="P52"><text:span text:style-name="T10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6.5cm">
            <text:p text:style-name="P52"><text:span text:style-name="T10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7.5cm">
            <text:p text:style-name="P52"><text:span text:style-name="T10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5.5cm">
            <text:p text:style-name="P52"><text:span text:style-name="T10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56" draw:layer="layout" svg:x1="8.5cm" svg:y1="11.5cm" svg:x2="19.5cm" svg:y2="11.5cm">
            <text:p/>
          </draw:line>
          <draw:line draw:style-name="gr33" draw:text-style-name="P40" draw:layer="layout" svg:x1="8.5cm" svg:y1="3.5cm" svg:x2="20cm" svg:y2="3.5cm">
            <text:p/>
          </draw:line>
          <draw:frame draw:style-name="gr50" draw:text-style-name="P57" draw:layer="layout" svg:width="10cm" svg:height="1.5cm" svg:x="9cm" svg:y="2cm">
            <draw:text-box>
              <text:p text:style-name="P19"><text:span text:style-name="T20">Tea</text:span><text:span text:style-name="T20">m </text:span><text:span text:style-name="T20">Meet</text:span><text:span text:style-name="T20">ing </text:span><text:span text:style-name="T20">Day</text:span></text:p>
            </draw:text-box>
          </draw:frame>
          <draw:line draw:style-name="gr51" draw:text-style-name="P56" draw:layer="layout" svg:x1="8.5cm" svg:y1="8.5cm" svg:x2="19.5cm" svg:y2="8.5cm">
            <text:p/>
          </draw:line>
          <draw:line draw:style-name="gr33" draw:text-style-name="P19" draw:layer="layout" svg:x1="9cm" svg:y1="3cm" svg:x2="9cm" svg:y2="14cm">
            <text:p/>
          </draw:line>
          <draw:path draw:style-name="gr52" draw:text-style-name="P27" draw:layer="layout" svg:width="1.999cm" svg:height="5.999cm" svg:x="6cm" svg:y="2.5cm" svg:viewBox="0 0 2000 6000" svg:d="M2000 6000c-1500 0-1500-750-1000-1500s500-1125-1000-1500c1500-375 1500-750 1000-1500s-500-1500 1000-1500">
            <text:p/>
          </draw:path>
          <draw:path draw:style-name="gr52" draw:text-style-name="P27" draw:layer="layout" svg:width="1.999cm" svg:height="5.999cm" svg:x="6cm" svg:y="8.5cm" svg:viewBox="0 0 2000 6000" svg:d="M2000 6000c-1500 0-1500-750-1000-1500s500-1125-1000-1500c1500-375 1500-750 1000-1500s-500-1500 1000-1500">
            <text:p/>
          </draw:path>
          <draw:frame draw:style-name="gr53" draw:text-style-name="P58" draw:layer="layout" svg:width="6cm" svg:height="4cm" svg:x="0cm" svg:y="3.5cm">
            <draw:text-box>
              <text:p text:style-name="P21"><text:span text:style-name="T13">Pre</text:span><text:span text:style-name="T13">vio</text:span><text:span text:style-name="T13">us</text:span></text:p>
              <text:p text:style-name="P21"><text:span text:style-name="T13">Spr</text:span><text:span text:style-name="T13">int</text:span></text:p>
            </draw:text-box>
          </draw:frame>
          <draw:frame draw:style-name="gr53" draw:text-style-name="P58" draw:layer="layout" svg:width="6cm" svg:height="4cm" svg:x="0cm" svg:y="9.5cm">
            <draw:text-box>
              <text:p text:style-name="P21"><text:span text:style-name="T13">Nex</text:span><text:span text:style-name="T13">t</text:span></text:p>
              <text:p text:style-name="P9"><text:span text:style-name="T13">Spr</text:span><text:span text:style-name="T13">int</text:span></text:p>
            </draw:text-box>
          </draw:frame>
          <draw:frame draw:style-name="gr54" draw:text-style-name="P59" draw:layer="layout" svg:width="6cm" svg:height="4cm" svg:x="22cm" svg:y="6.5cm">
            <draw:text-box>
              <text:p text:style-name="P9"><text:span text:style-name="T13">Tea</text:span><text:span text:style-name="T13">m</text:span></text:p>
              <text:p text:style-name="P9"><text:span text:style-name="T13">Me</text:span><text:span text:style-name="T13">etin</text:span><text:span text:style-name="T13">g</text:span></text:p>
            </draw:text-box>
          </draw:frame>
          <draw:path draw:style-name="gr52" draw:text-style-name="P27" draw:layer="layout" svg:width="1.999cm" svg:height="5.999cm" svg:x="20cm" svg:y="5.5cm" svg:viewBox="0 0 2000 6000" svg:d="M0 0c1500 0 1500 750 1000 1500s-500 1125 1000 1500c-1500 375-1500 750-1000 1500s500 1500-1000 1500">
            <text:p/>
          </draw:path>
          <draw:line draw:style-name="gr49" draw:text-style-name="P56" draw:layer="layout" svg:x1="8.5cm" svg:y1="5.5cm" svg:x2="19.5cm" svg:y2="5.5cm">
            <text:p/>
          </draw:line>
        </draw:g>
      </draw:page>
      <draw:page draw:name="page8" draw:style-name="dp1" draw:master-page-name="Default">
        <office:forms form:automatic-focus="false" form:apply-design-mode="false"/>
        <draw:g>
          <draw:custom-shape draw:style-name="gr55" draw:text-style-name="P60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60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60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62" xml:id="id9" draw:id="id9" draw:layer="layout" svg:width="5cm" svg:height="1.5cm" svg:x="3.5cm" svg:y="4cm">
            <text:p text:style-name="P61"><text:span text:style-name="T21">Product owner</text:span></text:p>
            <text:p text:style-name="P61"><text:span text:style-name="T21">picks feature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0" draw:id="id10" draw:layer="layout" svg:width="5cm" svg:height="1.5cm" svg:x="3.5cm" svg:y="6.5cm">
            <text:p text:style-name="P61"><text:span text:style-name="T21">Product owner</text:span></text:p>
            <text:p text:style-name="P61"><text:span text:style-name="T21">reads story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1" draw:id="id11" draw:layer="layout" svg:width="5cm" svg:height="1.5cm" svg:x="3.5cm" svg:y="9cm">
            <text:p text:style-name="P61"><text:span text:style-name="T21">Product owner</text:span></text:p>
            <text:p text:style-name="P61"><text:span text:style-name="T21">explains story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5" draw:id="id15" draw:layer="layout" svg:width="5cm" svg:height="1.5cm" svg:x="11.5cm" svg:y="11.5cm">
            <text:p text:style-name="P61"><text:span text:style-name="T21">Developers</text:span></text:p>
            <text:p text:style-name="P61"><text:span text:style-name="T21">discuss story</text:span></text:p>
            <draw:enhanced-geometry svg:viewBox="0 0 21600 21600" draw:type="rectangle" draw:enhanced-path="M 0 0 L 21600 0 21600 21600 0 21600 0 0 Z N"/>
          </draw:custom-shape>
          <draw:connector draw:style-name="gr57" draw:text-style-name="P63" draw:layer="layout" svg:x1="6cm" svg:y1="5.5cm" svg:x2="6cm" svg:y2="6.5cm" draw:start-shape="id9" draw:start-glue-point="2" draw:end-shape="id10" draw:end-glue-point="0" svg:d="M6000 5500v1000" svg:viewBox="0 0 1 1001">
            <text:p/>
          </draw:connector>
          <draw:connector draw:style-name="gr57" draw:text-style-name="P63" draw:layer="layout" svg:x1="6cm" svg:y1="8cm" svg:x2="6cm" svg:y2="9cm" draw:start-shape="id10" draw:start-glue-point="2" draw:end-shape="id11" svg:d="M6000 8000v1000" svg:viewBox="0 0 1 1001">
            <text:p/>
          </draw:connector>
          <draw:custom-shape draw:style-name="gr56" draw:text-style-name="P62" xml:id="id12" draw:id="id12" draw:layer="layout" svg:width="5cm" svg:height="1.5cm" svg:x="11.5cm" svg:y="4cm">
            <text:p text:style-name="P61"><text:span text:style-name="T21">Each developer</text:span></text:p>
            <text:p text:style-name="P61"><text:span text:style-name="T21">deliberates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3" draw:id="id13" draw:layer="layout" svg:width="5cm" svg:height="1.5cm" svg:x="11.5cm" svg:y="6.5cm">
            <text:p text:style-name="P61"><text:span text:style-name="T21">Each developer</text:span></text:p>
            <text:p text:style-name="P61"><text:span text:style-name="T21">plays card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4" draw:id="id14" draw:layer="layout" svg:width="6cm" svg:height="1.5cm" svg:x="11cm" svg:y="9cm">
            <text:p text:style-name="P61"><text:span text:style-name="T21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7" draw:text-style-name="P63" draw:layer="layout" svg:x1="8.5cm" svg:y1="9.75cm" svg:x2="11.5cm" svg:y2="4.75cm" draw:start-shape="id11" draw:start-glue-point="1" draw:end-shape="id12" svg:d="M8500 9750h1500v-5000h1500" svg:viewBox="0 0 3001 5001">
            <text:p/>
          </draw:connector>
          <draw:connector draw:style-name="gr57" draw:text-style-name="P63" draw:layer="layout" svg:x1="14cm" svg:y1="5.5cm" svg:x2="14cm" svg:y2="6.5cm" draw:start-shape="id12" draw:start-glue-point="2" draw:end-shape="id13" draw:end-glue-point="0" svg:d="M14000 5500v1000" svg:viewBox="0 0 1 1001">
            <text:p/>
          </draw:connector>
          <draw:connector draw:style-name="gr57" draw:text-style-name="P63" draw:layer="layout" svg:x1="14cm" svg:y1="8cm" svg:x2="14cm" svg:y2="9cm" draw:start-shape="id13" draw:start-glue-point="2" draw:end-shape="id14" svg:d="M14000 8000v1000" svg:viewBox="0 0 1 1001">
            <text:p/>
          </draw:connector>
          <draw:connector draw:style-name="gr57" draw:text-style-name="P63" draw:layer="layout" svg:x1="14cm" svg:y1="10.5cm" svg:x2="14cm" svg:y2="11.5cm" draw:start-shape="id14" draw:start-glue-point="6" draw:end-shape="id15" draw:end-glue-point="0" svg:d="M14000 10500v1000" svg:viewBox="0 0 1 1001">
            <text:p/>
          </draw:connector>
          <draw:frame draw:style-name="gr59" draw:text-style-name="P64" draw:layer="layout" svg:width="1.5cm" svg:height="0.989cm" svg:x="14.1cm" svg:y="10.505cm">
            <draw:text-box>
              <text:p><text:span text:style-name="T14">no</text:span></text:p>
            </draw:text-box>
          </draw:frame>
          <draw:custom-shape draw:style-name="gr56" draw:text-style-name="P62" xml:id="id18" draw:id="id18" draw:layer="layout" svg:width="5cm" svg:height="1.5cm" svg:x="19.5cm" svg:y="9cm">
            <text:p text:style-name="P61"><text:span text:style-name="T21">Product owner</text:span></text:p>
            <text:p text:style-name="P61"><text:span text:style-name="T21">adjusts backlog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6" draw:id="id16" draw:layer="layout" svg:width="5cm" svg:height="1.5cm" svg:x="19.5cm" svg:y="4cm">
            <text:p text:style-name="P61"><text:span text:style-name="T21">Developers re-</text:span><text:span text:style-name="T21"><text:line-break/></text:span><text:span text:style-name="T21">view total effort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7" draw:id="id17" draw:layer="layout" svg:width="6cm" svg:height="1.5cm" svg:x="19cm" svg:y="6.5cm">
            <text:p text:style-name="P61"><text:span text:style-name="T21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7" draw:text-style-name="P63" draw:layer="layout" draw:line-skew="-0.251cm" svg:x1="17cm" svg:y1="9.75cm" svg:x2="19.5cm" svg:y2="4.75cm" draw:start-shape="id14" draw:start-glue-point="7" draw:end-shape="id16" draw:end-glue-point="3" svg:d="M17000 9750h1000v-5000h1500" svg:viewBox="0 0 2501 5001">
            <text:p/>
          </draw:connector>
          <draw:connector draw:style-name="gr57" draw:text-style-name="P63" draw:layer="layout" draw:line-skew="0.948cm -0.949cm" svg:x1="25cm" svg:y1="7.25cm" svg:x2="6cm" svg:y2="4cm" draw:start-shape="id17" draw:start-glue-point="7" draw:end-shape="id9" draw:end-glue-point="0" svg:d="M25000 7250h1501v-4750h-20501v1500" svg:viewBox="0 0 20502 4751">
            <text:p/>
          </draw:connector>
          <draw:frame draw:style-name="gr60" draw:text-style-name="P64" draw:layer="layout" svg:width="1.5cm" svg:height="0.989cm" svg:x="24cm" svg:y="6.205cm">
            <draw:text-box>
              <text:p><text:span text:style-name="T14">no</text:span></text:p>
            </draw:text-box>
          </draw:frame>
          <draw:frame draw:style-name="gr59" draw:text-style-name="P64" draw:layer="layout" svg:width="1.5cm" svg:height="0.989cm" svg:x="16cm" svg:y="8.505cm">
            <draw:text-box>
              <text:p><text:span text:style-name="T14">yes</text:span></text:p>
            </draw:text-box>
          </draw:frame>
          <draw:frame draw:style-name="gr59" draw:text-style-name="P64" draw:layer="layout" svg:width="1.5cm" svg:height="0.989cm" svg:x="22.1cm" svg:y="8.005cm">
            <draw:text-box>
              <text:p><text:span text:style-name="T14">yes</text:span></text:p>
            </draw:text-box>
          </draw:frame>
          <draw:connector draw:style-name="gr57" draw:text-style-name="P63" draw:layer="layout" svg:x1="22cm" svg:y1="5.5cm" svg:x2="22cm" svg:y2="6.5cm" draw:start-shape="id16" draw:start-glue-point="2" draw:end-shape="id17" svg:d="M22000 5500v1000" svg:viewBox="0 0 1 1001">
            <text:p/>
          </draw:connector>
          <draw:connector draw:style-name="gr57" draw:text-style-name="P63" draw:layer="layout" svg:x1="22cm" svg:y1="8cm" svg:x2="22cm" svg:y2="9cm" draw:start-shape="id17" draw:end-shape="id18" draw:end-glue-point="0" svg:d="M22000 8000v1000" svg:viewBox="0 0 1 1001">
            <text:p/>
          </draw:connector>
          <draw:line draw:style-name="gr61" draw:text-style-name="P63" draw:layer="layout" svg:x1="24.5cm" svg:y1="9.75cm" svg:x2="26.5cm" svg:y2="9.75cm">
            <text:p/>
          </draw:line>
          <draw:line draw:style-name="gr62" draw:text-style-name="P63" draw:layer="layout" svg:x1="3.5cm" svg:y1="4.75cm" svg:x2="1.5cm" svg:y2="4.75cm">
            <text:p/>
          </draw:line>
          <draw:frame draw:style-name="gr63" draw:text-style-name="P64" draw:layer="layout" svg:width="3cm" svg:height="0.989cm" svg:x="1.6cm" svg:y="3.786cm">
            <draw:text-box>
              <text:p><text:span text:style-name="T14"><text:s/></text:span><text:span text:style-name="T14">start</text:span></text:p>
            </draw:text-box>
          </draw:frame>
          <draw:frame draw:style-name="gr60" draw:text-style-name="P64" draw:layer="layout" svg:width="2cm" svg:height="0.989cm" svg:x="24.4cm" svg:y="8.782cm">
            <draw:text-box>
              <text:p><text:span text:style-name="T14">end </text:span></text:p>
            </draw:text-box>
          </draw:frame>
          <draw:connector draw:style-name="gr57" draw:text-style-name="P63" draw:layer="layout" svg:x1="11.5cm" svg:y1="12.25cm" svg:x2="6cm" svg:y2="10.5cm" draw:start-shape="id15" draw:start-glue-point="3" draw:end-shape="id11" draw:end-glue-point="2" svg:d="M11500 12250h-5500v-1750" svg:viewBox="0 0 5501 1751">
            <text:p/>
          </draw:connector>
        </draw:g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</text:span><text:span text:style-name="T1">rt </text:span><text:span text:style-name="T1">C</text:span></text:p>
            <text:p><text:span text:style-name="T1"/></text:p>
            <text:p><text:span text:style-name="T1">S</text:span><text:span text:style-name="T1">of</text:span><text:span text:style-name="T1">tw</text:span><text:span text:style-name="T1">ar</text:span><text:span text:style-name="T1">e </text:span><text:span text:style-name="T1">Pr</text:span><text:span text:style-name="T1">oc</text:span><text:span text:style-name="T1">es</text:span><text:span text:style-name="T1">se</text:span><text:span text:style-name="T1">s</text:span></text:p>
          </draw:text-box>
        </draw:frame>
      </draw:page>
      <draw:page draw:name="page10" draw:style-name="dp1" draw:master-page-name="Default">
        <office:forms form:automatic-focus="false" form:apply-design-mode="false"/>
        <draw:g>
          <draw:custom-shape draw:style-name="gr64" draw:text-style-name="P66" draw:layer="layout" svg:width="9cm" svg:height="2.5cm" svg:x="0.5cm" svg:y="2cm">
            <text:p text:style-name="P65"><text:span text:style-name="T22">Product</text:span></text:p>
            <text:p text:style-name="P65"><text:span text:style-name="T22">Management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67" draw:layer="layout" svg:width="9cm" svg:height="10cm" svg:x="0.5cm" svg:y="4.5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67" draw:layer="layout" svg:width="9cm" svg:height="10cm" svg:x="18.5cm" svg:y="4.5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67" draw:layer="layout" svg:width="9cm" svg:height="10cm" svg:x="9.5cm" svg:y="4.5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69" draw:layer="layout" svg:width="9cm" svg:height="2.5cm" svg:x="9.5cm" svg:y="2cm">
            <text:p text:style-name="P68"><text:span text:style-name="T23">Engineering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66" draw:layer="layout" svg:width="9cm" svg:height="2.5cm" svg:x="18.5cm" svg:y="2cm">
            <text:p text:style-name="P65"><text:span text:style-name="T22">Quality</text:span></text:p>
            <text:p text:style-name="P65"><text:span text:style-name="T22">Assurance</text:span></text:p>
            <draw:enhanced-geometry svg:viewBox="0 0 21600 21600" draw:type="rectangle" draw:enhanced-path="M 0 0 L 21600 0 21600 21600 0 21600 0 0 Z N"/>
          </draw:custom-shape>
          <draw:line draw:style-name="gr67" draw:text-style-name="P70" draw:layer="layout" svg:x1="5cm" svg:y1="7cm" svg:x2="5cm" svg:y2="12.8cm">
            <text:p/>
          </draw:line>
          <draw:custom-shape draw:style-name="gr68" draw:text-style-name="P72" draw:layer="layout" svg:width="3cm" svg:height="2.5cm" svg:x="3.5cm" svg:y="11.5cm">
            <text:p text:style-name="P71"><text:span text:style-name="T24">MRD,</text:span></text:p>
            <text:p text:style-name="P71"><text:span text:style-name="T24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69" draw:text-style-name="P74" draw:layer="layout" svg:width="3cm" svg:height="3cm" svg:x="3.5cm" svg:y="5cm">
            <text:p text:style-name="P73"><text:span text:style-name="T25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76" draw:layer="layout" svg:width="3cm" svg:height="3cm" svg:x="10.5cm" svg:y="5cm">
            <text:p text:style-name="P75"><text:span text:style-name="T2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70" draw:layer="layout" svg:x1="12cm" svg:y1="7cm" svg:x2="12cm" svg:y2="13cm">
            <text:p/>
          </draw:line>
          <draw:custom-shape draw:style-name="gr71" draw:text-style-name="P77" draw:layer="layout" svg:width="3cm" svg:height="2.5cm" svg:x="10.5cm" svg:y="11.5cm">
            <text:p text:style-name="P71"><text:span text:style-name="T24">Rel.</text:span></text:p>
            <text:p text:style-name="P71"><text:span text:style-name="T24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67" draw:text-style-name="P70" draw:layer="layout" svg:x1="16cm" svg:y1="7cm" svg:x2="16cm" svg:y2="13cm">
            <text:p/>
          </draw:line>
          <draw:custom-shape draw:style-name="gr71" draw:text-style-name="P77" draw:layer="layout" svg:width="3cm" svg:height="2.5cm" svg:x="14.5cm" svg:y="11.5cm">
            <text:p text:style-name="P71"><text:span text:style-name="T24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2" draw:text-style-name="P78" draw:layer="layout" svg:width="3cm" svg:height="3cm" svg:x="14.5cm" svg:y="5cm">
            <text:p text:style-name="P75"><text:span text:style-name="T25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79" draw:layer="layout" svg:width="3cm" svg:height="3cm" svg:x="10.5cm" svg:y="5cm">
            <text:p text:style-name="P75"><text:span text:style-name="T2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70" draw:layer="layout" svg:x1="25cm" svg:y1="7cm" svg:x2="25cm" svg:y2="13cm">
            <text:p/>
          </draw:line>
          <draw:custom-shape draw:style-name="gr68" draw:text-style-name="P72" draw:layer="layout" svg:width="3cm" svg:height="2.5cm" svg:x="23.5cm" svg:y="11.5cm">
            <text:p text:style-name="P71"><text:span text:style-name="T24">Code,</text:span></text:p>
            <text:p text:style-name="P71"><text:span text:style-name="T24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4" draw:text-style-name="P80" draw:layer="layout" svg:width="3cm" svg:height="3cm" svg:x="23.5cm" svg:y="5cm">
            <text:p text:style-name="P75"><text:span text:style-name="T25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70" draw:layer="layout" svg:x1="21cm" svg:y1="7cm" svg:x2="21cm" svg:y2="13cm">
            <text:p/>
          </draw:line>
          <draw:custom-shape draw:style-name="gr71" draw:text-style-name="P77" draw:layer="layout" svg:width="3cm" svg:height="2.5cm" svg:x="19.5cm" svg:y="11.5cm">
            <text:p text:style-name="P71"><text:span text:style-name="T24">Test</text:span></text:p>
            <text:p text:style-name="P71"><text:span text:style-name="T24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4" draw:text-style-name="P80" draw:layer="layout" svg:width="3cm" svg:height="3cm" svg:x="19.5cm" svg:y="5cm">
            <text:p text:style-name="P75"><text:span text:style-name="T25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82" draw:layer="layout" svg:width="3cm" svg:height="2.5cm" svg:x="3.5cm" svg:y="8.5cm">
            <text:p text:style-name="P81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14.5cm" svg:y="8.5cm">
            <text:p text:style-name="P81"><text:span text:style-name="T26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10.5cm" svg:y="8.5cm">
            <text:p text:style-name="P81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19.5cm" svg:y="8.5cm">
            <text:p text:style-name="P81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23.5cm" svg:y="8.5cm">
            <text:p text:style-name="P81"><text:span text:style-name="T26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</draw:page>
      <draw:page draw:name="page11" draw:style-name="dp1" draw:master-page-name="Default">
        <office:forms form:automatic-focus="false" form:apply-design-mode="false"/>
        <draw:g>
          <draw:custom-shape draw:style-name="gr76" draw:text-style-name="P83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84" draw:layer="layout" svg:width="3.5cm" svg:height="1.5cm" svg:x="2.5cm" svg:y="6.05cm">
            <draw:text-box>
              <text:p><text:span text:style-name="T7">start</text:span></text:p>
            </draw:text-box>
          </draw:frame>
          <draw:frame draw:style-name="gr78" draw:text-style-name="P84" draw:layer="layout" svg:width="3.5cm" svg:height="2.5cm" svg:x="9cm" svg:y="5.05cm">
            <draw:text-box>
              <text:p><text:span text:style-name="T7">1st</text:span></text:p>
              <text:p><text:span text:style-name="T7">relea</text:span><text:span text:style-name="T7">se</text:span></text:p>
            </draw:text-box>
          </draw:frame>
          <draw:g>
            <draw:path draw:style-name="gr79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80" draw:text-style-name="P84" draw:layer="layout" svg:width="4cm" svg:height="1.568cm" svg:x="5.5cm" svg:y="2.5cm">
              <draw:text-box>
                <text:p><text:span text:style-name="T7">incub</text:span><text:span text:style-name="T7">ate</text:span></text:p>
              </draw:text-box>
            </draw:frame>
          </draw:g>
          <draw:g>
            <draw:path draw:style-name="gr79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81" draw:text-style-name="P84" draw:layer="layout" svg:width="4cm" svg:height="1.5cm" svg:x="12cm" svg:y="2.5cm">
              <draw:text-box>
                <text:p><text:span text:style-name="T7">devel</text:span><text:span text:style-name="T7">op</text:span></text:p>
              </draw:text-box>
            </draw:frame>
          </draw:g>
          <draw:g>
            <draw:path draw:style-name="gr79" draw:layer="layout" svg:width="3.628cm" svg:height="3.737cm" draw:transform="skewX (-0.0415388361974651) rotate (2.17049145778015) translate (20.1192556331858cm 7.7985310429304cm)" svg:viewBox="0 0 3629 3738" svg:d="M0 1668c458 2709 1833 2483 2979 903s917-2934-1833-2483">
              <text:p/>
            </draw:path>
            <draw:frame draw:style-name="gr81" draw:text-style-name="P84" draw:layer="layout" svg:width="4cm" svg:height="1.5cm" svg:x="18.5cm" svg:y="2.5cm">
              <draw:text-box>
                <text:p><text:span text:style-name="T7">maint</text:span><text:span text:style-name="T7">ain</text:span></text:p>
              </draw:text-box>
            </draw:frame>
          </draw:g>
          <draw:line draw:style-name="gr79" draw:layer="layout" svg:x1="22cm" svg:y1="8cm" svg:x2="25.5cm" svg:y2="8cm">
            <text:p/>
          </draw:line>
          <draw:frame draw:style-name="gr77" draw:text-style-name="P84" draw:layer="layout" svg:width="3.5cm" svg:height="1.5cm" svg:x="15.5cm" svg:y="6.05cm">
            <draw:text-box>
              <text:p><text:span text:style-name="T7">matu</text:span><text:span text:style-name="T7">re</text:span></text:p>
            </draw:text-box>
          </draw:frame>
          <draw:frame draw:style-name="gr77" draw:text-style-name="P84" draw:layer="layout" svg:width="4cm" svg:height="1.5cm" svg:x="22cm" svg:y="6.05cm">
            <draw:text-box>
              <text:p><text:span text:style-name="T7">retire</text:span></text:p>
            </draw:text-box>
          </draw:frame>
          <draw:line draw:style-name="gr79" draw:layer="layout" svg:x1="2.5cm" svg:y1="8cm" svg:x2="6cm" svg:y2="8cm">
            <text:p/>
          </draw:line>
          <draw:line draw:style-name="gr79" draw:layer="layout" svg:x1="9cm" svg:y1="8cm" svg:x2="12.5cm" svg:y2="8cm">
            <text:p/>
          </draw:line>
          <draw:line draw:style-name="gr79" draw:layer="layout" svg:x1="15.5cm" svg:y1="8cm" svg:x2="19cm" svg:y2="8cm">
            <text:p/>
          </draw:line>
          <draw:custom-shape draw:style-name="gr82" draw:text-style-name="P83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79" draw:layer="layout" svg:width="3.628cm" svg:height="3.736cm" draw:transform="skewX (0.0413643032722656) rotate (0.970926662884445) translate (11.571123479752cm 11.2467049919376cm)" svg:viewBox="0 0 3629 3737" svg:d="M3629 1667c-459 2709-1834 2484-2980 904s-916-2934 1834-2483">
              <text:p/>
            </draw:path>
            <draw:frame draw:style-name="gr81" draw:text-style-name="P84" draw:layer="layout" svg:width="4cm" svg:height="1.5cm" svg:x="12cm" svg:y="12.2cm">
              <draw:text-box>
                <text:p><text:span text:style-name="T7">relea</text:span><text:span text:style-name="T7">se</text:span></text:p>
              </draw:text-box>
            </draw:frame>
          </draw:g>
          <draw:custom-shape draw:style-name="gr83" draw:text-style-name="P86" draw:layer="layout" svg:width="3cm" svg:height="3cm" svg:x="12.5cm" svg:y="6.5cm">
            <text:p text:style-name="P85"><text:span text:style-name="T3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79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81" draw:text-style-name="P84" draw:layer="layout" svg:width="4cm" svg:height="1.5cm" svg:x="18.5cm" svg:y="12.2cm">
              <draw:text-box>
                <text:p><text:span text:style-name="T7">relea</text:span><text:span text:style-name="T7">se</text:span></text:p>
              </draw:text-box>
            </draw:frame>
          </draw:g>
          <draw:custom-shape draw:style-name="gr84" draw:text-style-name="P87" draw:layer="layout" svg:width="3cm" svg:height="3cm" svg:x="19cm" svg:y="6.5cm">
            <text:p text:style-name="P85"><text:span text:style-name="T3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88" draw:layer="layout" svg:width="3cm" svg:height="3cm" svg:x="6cm" svg:y="6.5cm">
            <text:p text:style-name="P85"><text:span text:style-name="T3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2" draw:style-name="dp1" draw:master-page-name="Default">
        <office:forms form:automatic-focus="false" form:apply-design-mode="false"/>
        <draw:g>
          <draw:line draw:style-name="gr86" draw:text-style-name="P89" draw:layer="layout" svg:x1="10.501cm" svg:y1="9.502cm" svg:x2="14.001cm" svg:y2="4.002cm">
            <text:p/>
          </draw:line>
          <draw:line draw:style-name="gr86" draw:text-style-name="P89" draw:layer="layout" svg:x1="14.001cm" svg:y1="4.002cm" svg:x2="17.501cm" svg:y2="9.502cm">
            <text:p/>
          </draw:line>
          <draw:line draw:style-name="gr86" draw:text-style-name="P89" draw:layer="layout" svg:x1="10.002cm" svg:y1="9.503cm" svg:x2="18.002cm" svg:y2="9.503cm">
            <text:p/>
          </draw:line>
          <draw:custom-shape draw:style-name="gr87" draw:text-style-name="P91" draw:layer="layout" svg:width="5cm" svg:height="3cm" svg:x="15.002cm" svg:y="8.003cm">
            <text:p text:style-name="P90"><text:span text:style-name="T27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92" draw:layer="layout" svg:width="5cm" svg:height="3cm" svg:x="11.502cm" svg:y="2.503cm">
            <text:p text:style-name="P90"><text:span text:style-name="T27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93" draw:layer="layout" svg:width="5cm" svg:height="3cm" svg:x="8.002cm" svg:y="8.003cm">
            <text:p text:style-name="P90"><text:span text:style-name="T27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95" draw:layer="layout" svg:width="5cm" svg:height="3.5cm" svg:x="11.502cm" svg:y="5.603cm">
            <text:p text:style-name="P94"><text:span text:style-name="T28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3" draw:style-name="dp1" draw:master-page-name="Default">
        <office:forms form:automatic-focus="false" form:apply-design-mode="false"/>
        <draw:g>
          <draw:frame draw:style-name="gr91" draw:text-style-name="P57" draw:layer="layout" svg:width="5cm" svg:height="4cm" svg:x="1cm" svg:y="4cm">
            <draw:text-box>
              <text:p text:style-name="P19"><text:span text:style-name="T20">start</text:span></text:p>
            </draw:text-box>
          </draw:frame>
          <draw:frame draw:style-name="gr92" draw:text-style-name="P57" draw:layer="layout" svg:width="5cm" svg:height="4cm" svg:x="22cm" svg:y="4cm">
            <draw:text-box>
              <text:p text:style-name="P19"><text:span text:style-name="T20">end</text:span></text:p>
            </draw:text-box>
          </draw:frame>
          <draw:line draw:style-name="gr93" draw:layer="layout" svg:x1="1cm" svg:y1="9cm" svg:x2="27cm" svg:y2="9cm">
            <text:p/>
          </draw:line>
          <draw:frame draw:style-name="gr94" draw:text-style-name="P96" draw:layer="layout" svg:width="3cm" svg:height="1.5cm" svg:x="24cm" svg:y="9cm">
            <draw:text-box>
              <text:p>time</text:p>
            </draw:text-box>
          </draw:frame>
          <draw:custom-shape draw:style-name="gr95" draw:text-style-name="P97" draw:layer="layout" svg:width="8cm" svg:height="4cm" svg:x="3.5cm" svg:y="4cm">
            <text:p text:style-name="P65"><text:span text:style-name="T22"><text:s text:c="4"/></text:span><text:span text:style-name="T22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6" draw:text-style-name="P99" draw:layer="layout" svg:width="8cm" svg:height="4cm" svg:x="15.5cm" svg:y="4cm">
            <text:p text:style-name="P98"><text:span text:style-name="T22"><text:s text:c="9"/></text:span><text:span text:style-name="T22">Review</text:span><text:span text:style-name="T22"><text:line-break/></text:span><text:span text:style-name="T22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7" draw:text-style-name="P101" draw:layer="layout" svg:width="8cm" svg:height="4cm" svg:x="9.5cm" svg:y="4cm">
            <text:p text:style-name="P100"><text:span text:style-name="T20"><text:s text:c="5"/></text:span><text:span text:style-name="T22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98" draw:text-style-name="P49" draw:layer="layout" svg:x1="3.5cm" svg:y1="8.5cm" svg:x2="3.5cm" svg:y2="9.539cm">
            <text:p/>
          </draw:line>
          <draw:line draw:style-name="gr98" draw:text-style-name="P49" draw:layer="layout" svg:x1="23.5cm" svg:y1="8.5cm" svg:x2="23.5cm" svg:y2="9.539cm">
            <text:p/>
          </draw:line>
          <draw:frame draw:style-name="gr99" draw:text-style-name="P96" draw:layer="layout" svg:width="20cm" svg:height="1.558cm" svg:x="3.5cm" svg:y="8.942cm">
            <draw:text-box>
              <text:p>6 months – 5 years</text:p>
            </draw:text-box>
          </draw:frame>
        </draw:g>
      </draw:page>
      <draw:page draw:name="page14" draw:style-name="dp1" draw:master-page-name="Default">
        <office:forms form:automatic-focus="false" form:apply-design-mode="false"/>
        <draw:g>
          <draw:line draw:style-name="gr13" draw:text-style-name="P19" draw:layer="layout" svg:x1="1cm" svg:y1="8.5cm" svg:x2="27cm" svg:y2="8.5cm">
            <text:p/>
          </draw:line>
          <draw:frame draw:style-name="gr100" draw:text-style-name="P22" draw:layer="layout" svg:width="3cm" svg:height="1.5cm" svg:x="24cm" svg:y="8.5cm">
            <draw:text-box>
              <text:p text:style-name="P21">time</text:p>
            </draw:text-box>
          </draw:frame>
          <draw:frame draw:style-name="gr101" draw:text-style-name="P23" draw:layer="layout" svg:width="2cm" svg:height="3cm" svg:x="24.5cm" svg:y="5cm">
            <draw:text-box>
              <text:p text:style-name="P19"><text:span text:style-name="T1">...</text:span></text:p>
            </draw:text-box>
          </draw:frame>
          <draw:g>
            <draw:custom-shape draw:style-name="gr102" draw:text-style-name="P102" draw:layer="layout" svg:width="2.5cm" svg:height="2.5cm" svg:x="3.5cm" svg:y="5.5cm">
              <text:p text:style-name="P13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3" draw:text-style-name="P103" draw:layer="layout" svg:width="2.486cm" svg:height="2.5cm" svg:x="5.514cm" svg:y="5.5cm">
              <text:p text:style-name="P13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4" draw:text-style-name="P104" draw:layer="layout" svg:width="2.5cm" svg:height="2.5cm" svg:x="7.5cm" svg:y="5.5cm">
              <text:p text:style-name="P13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2" draw:text-style-name="P102" draw:layer="layout" svg:width="2.5cm" svg:height="2.5cm" svg:x="17.5cm" svg:y="5.5cm">
              <text:p text:style-name="P13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3" draw:text-style-name="P103" draw:layer="layout" svg:width="2.486cm" svg:height="2.5cm" svg:x="19.514cm" svg:y="5.5cm">
              <text:p text:style-name="P13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4" draw:text-style-name="P104" draw:layer="layout" svg:width="2.5cm" svg:height="2.5cm" svg:x="21.5cm" svg:y="5.5cm">
              <text:p text:style-name="P13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2" draw:text-style-name="P102" draw:layer="layout" svg:width="2.5cm" svg:height="2.5cm" svg:x="10.5cm" svg:y="5.5cm">
              <text:p text:style-name="P13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3" draw:text-style-name="P103" draw:layer="layout" svg:width="2.486cm" svg:height="2.5cm" svg:x="12.514cm" svg:y="5.5cm">
              <text:p text:style-name="P13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4" draw:text-style-name="P104" draw:layer="layout" svg:width="2.5cm" svg:height="2.5cm" svg:x="14.5cm" svg:y="5.5cm">
              <text:p text:style-name="P13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12" draw:text-style-name="P20" draw:layer="layout" svg:width="6.5cm" svg:height="1.5cm" svg:x="3.5cm" svg:y="4cm">
            <draw:text-box>
              <text:p text:style-name="P19"><text:span text:style-name="T7">Iterat</text:span><text:span text:style-name="T7">ion </text:span><text:span text:style-name="T7">n-1</text:span></text:p>
            </draw:text-box>
          </draw:frame>
          <draw:frame draw:style-name="gr12" draw:text-style-name="P20" draw:layer="layout" svg:width="6.5cm" svg:height="1.5cm" svg:x="17.5cm" svg:y="4cm">
            <draw:text-box>
              <text:p text:style-name="P19"><text:span text:style-name="T7">Iterat</text:span><text:span text:style-name="T7">ion </text:span><text:span text:style-name="T7">n+1</text:span></text:p>
            </draw:text-box>
          </draw:frame>
          <draw:frame draw:style-name="gr12" draw:text-style-name="P20" draw:layer="layout" svg:width="6.5cm" svg:height="1.5cm" svg:x="10.5cm" svg:y="4cm">
            <draw:text-box>
              <text:p text:style-name="P19"><text:span text:style-name="T7">Iterat</text:span><text:span text:style-name="T7">ion n</text:span></text:p>
            </draw:text-box>
          </draw:frame>
          <draw:line draw:style-name="gr15" draw:text-style-name="P19" draw:layer="layout" svg:x1="3cm" svg:y1="8cm" svg:x2="3cm" svg:y2="9cm">
            <text:p/>
          </draw:line>
          <draw:line draw:style-name="gr15" draw:text-style-name="P19" draw:layer="layout" svg:x1="3cm" svg:y1="8cm" svg:x2="3cm" svg:y2="9cm">
            <text:p/>
          </draw:line>
          <draw:line draw:style-name="gr15" draw:text-style-name="P19" draw:layer="layout" svg:x1="24cm" svg:y1="8cm" svg:x2="24cm" svg:y2="9cm">
            <text:p/>
          </draw:line>
          <draw:line draw:style-name="gr15" draw:text-style-name="P19" draw:layer="layout" svg:x1="17cm" svg:y1="8cm" svg:x2="17cm" svg:y2="9cm">
            <text:p/>
          </draw:line>
          <draw:line draw:style-name="gr15" draw:text-style-name="P19" draw:layer="layout" svg:x1="10cm" svg:y1="8cm" svg:x2="10cm" svg:y2="9cm">
            <text:p/>
          </draw:line>
          <draw:frame draw:style-name="gr101" draw:text-style-name="P23" draw:layer="layout" svg:width="2cm" svg:height="3cm" svg:x="1.5cm" svg:y="5cm">
            <draw:text-box>
              <text:p text:style-name="P19"><text:span text:style-name="T1">...</text:span></text:p>
            </draw:text-box>
          </draw:frame>
          <draw:frame draw:style-name="gr105" draw:text-style-name="P20" draw:layer="layout" svg:width="7cm" svg:height="1.5cm" svg:x="3cm" svg:y="8.5cm">
            <draw:text-box>
              <text:p text:style-name="P19"><text:span text:style-name="T7">1-4 </text:span><text:span text:style-name="T7">week</text:span><text:span text:style-name="T7">s</text:span></text:p>
            </draw:text-box>
          </draw:frame>
          <draw:frame draw:style-name="gr17" draw:text-style-name="P20" draw:layer="layout" svg:width="7cm" svg:height="1.5cm" svg:x="17cm" svg:y="8.5cm">
            <draw:text-box>
              <text:p text:style-name="P19"><text:span text:style-name="T7">1-4 </text:span><text:span text:style-name="T7">week</text:span><text:span text:style-name="T7">s</text:span></text:p>
            </draw:text-box>
          </draw:frame>
          <draw:frame draw:style-name="gr106" draw:text-style-name="P20" draw:layer="layout" svg:width="7cm" svg:height="1.5cm" svg:x="10cm" svg:y="8.5cm">
            <draw:text-box>
              <text:p text:style-name="P19"><text:span text:style-name="T7">1-4 </text:span><text:span text:style-name="T7">week</text:span><text:span text:style-name="T7">s</text:span></text:p>
            </draw:text-box>
          </draw:frame>
        </draw:g>
      </draw:page>
      <draw:page draw:name="page15" draw:style-name="dp1" draw:master-page-name="Default">
        <office:forms form:automatic-focus="false" form:apply-design-mode="false"/>
        <draw:g>
          <draw:line draw:style-name="gr107" draw:text-style-name="P105" draw:layer="layout" svg:x1="2.5cm" svg:y1="11.5cm" svg:x2="6.5cm" svg:y2="3cm">
            <text:p/>
          </draw:line>
          <draw:custom-shape draw:style-name="gr108" draw:text-style-name="P107" draw:layer="layout" svg:width="2cm" svg:height="2cm" svg:x="1.5cm" svg:y="10.5cm">
            <text:p text:style-name="P106"><text:span text:style-name="T29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09" draw:text-style-name="P105" draw:layer="layout" svg:x1="6.5cm" svg:y1="3cm" svg:x2="9cm" svg:y2="4.5cm">
              <text:p/>
            </draw:line>
            <draw:custom-shape draw:style-name="gr110" draw:text-style-name="P109" draw:layer="layout" svg:width="2cm" svg:height="2cm" svg:x="5.5cm" svg:y="2cm">
              <text:p text:style-name="P108"><text:span text:style-name="T30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1" draw:text-style-name="P105" draw:layer="layout" svg:x1="11cm" svg:y1="10cm" svg:x2="10.5cm" svg:y2="13cm">
              <text:p/>
            </draw:line>
            <draw:line draw:style-name="gr112" draw:text-style-name="P105" draw:layer="layout" svg:x1="10.5cm" svg:y1="7cm" svg:x2="11cm" svg:y2="10cm">
              <text:p/>
            </draw:line>
            <draw:line draw:style-name="gr113" draw:text-style-name="P105" draw:layer="layout" svg:x1="9cm" svg:y1="4.5cm" svg:x2="10.5cm" svg:y2="7cm">
              <text:p/>
            </draw:line>
            <draw:custom-shape draw:style-name="gr114" draw:text-style-name="P110" draw:layer="layout" svg:width="2cm" svg:height="2cm" svg:x="8cm" svg:y="3.5cm">
              <text:p text:style-name="P106"><text:span text:style-name="T29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5" draw:text-style-name="P110" draw:layer="layout" svg:width="2cm" svg:height="2cm" svg:x="9.5cm" svg:y="6cm">
              <text:p text:style-name="P106"><text:span text:style-name="T29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6" draw:text-style-name="P110" draw:layer="layout" svg:width="2cm" svg:height="2cm" svg:x="10cm" svg:y="9cm">
              <text:p text:style-name="P106"><text:span text:style-name="T29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11" draw:layer="layout" svg:width="2cm" svg:height="2cm" svg:x="9.5cm" svg:y="12cm">
              <text:p text:style-name="P106"><text:span text:style-name="T29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8" draw:text-style-name="P112" draw:layer="layout" svg:width="2cm" svg:height="2cm" svg:x="5.5cm" svg:y="2cm">
            <text:p text:style-name="P106"><text:span text:style-name="T29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19" draw:text-style-name="P113" draw:layer="layout" svg:x1="25.5cm" svg:y1="10cm" svg:x2="24.5cm" svg:y2="7cm">
            <text:p/>
          </draw:line>
          <draw:line draw:style-name="gr120" draw:text-style-name="P113" draw:layer="layout" svg:x1="21cm" svg:y1="6.5cm" svg:x2="23.5cm" svg:y2="4.5cm">
            <text:p/>
          </draw:line>
          <draw:line draw:style-name="gr119" draw:text-style-name="P113" draw:layer="layout" svg:x1="17cm" svg:y1="11.5cm" svg:x2="18.5cm" svg:y2="8.5cm">
            <text:p/>
          </draw:line>
          <draw:line draw:style-name="gr119" draw:text-style-name="P113" draw:layer="layout" svg:x1="25cm" svg:y1="7cm" svg:x2="21cm" svg:y2="6.5cm">
            <text:p/>
          </draw:line>
          <draw:line draw:style-name="gr119" draw:text-style-name="P113" draw:layer="layout" svg:x1="18.5cm" svg:y1="8.5cm" svg:x2="21cm" svg:y2="6.5cm">
            <text:p/>
          </draw:line>
          <draw:line draw:style-name="gr120" draw:text-style-name="P113" draw:layer="layout" svg:x1="18.5cm" svg:y1="8.5cm" svg:x2="21cm" svg:y2="3cm">
            <text:p/>
          </draw:line>
          <draw:custom-shape draw:style-name="gr121" draw:text-style-name="P115" draw:layer="layout" svg:width="2cm" svg:height="2cm" svg:x="20cm" svg:y="5.5cm">
            <text:p text:style-name="P114"><text:span text:style-name="T31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1" draw:text-style-name="P115" draw:layer="layout" svg:width="2cm" svg:height="2cm" svg:x="17.5cm" svg:y="7.5cm">
            <text:p text:style-name="P114"><text:span text:style-name="T31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1" draw:text-style-name="P115" draw:layer="layout" svg:width="2cm" svg:height="2cm" svg:x="16cm" svg:y="10.5cm">
            <text:p text:style-name="P114"><text:span text:style-name="T31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22" draw:text-style-name="P116" draw:layer="layout" svg:x1="21cm" svg:y1="3cm" svg:x2="23.5cm" svg:y2="4.5cm">
              <text:p/>
            </draw:line>
            <draw:custom-shape draw:style-name="gr123" draw:text-style-name="P117" draw:layer="layout" svg:width="2cm" svg:height="2cm" svg:x="20cm" svg:y="2cm">
              <text:p text:style-name="P114"><text:span text:style-name="T31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2" draw:text-style-name="P116" draw:layer="layout" svg:x1="25.5cm" svg:y1="10cm" svg:x2="25cm" svg:y2="13cm">
              <text:p/>
            </draw:line>
            <draw:line draw:style-name="gr122" draw:text-style-name="P116" draw:layer="layout" svg:x1="25cm" svg:y1="7cm" svg:x2="25.5cm" svg:y2="10cm">
              <text:p/>
            </draw:line>
            <draw:line draw:style-name="gr122" draw:text-style-name="P116" draw:layer="layout" svg:x1="23.5cm" svg:y1="4.5cm" svg:x2="25cm" svg:y2="7cm">
              <text:p/>
            </draw:line>
            <draw:custom-shape draw:style-name="gr123" draw:text-style-name="P117" draw:layer="layout" svg:width="2cm" svg:height="2cm" svg:x="22.5cm" svg:y="3.5cm">
              <text:p text:style-name="P114"><text:span text:style-name="T31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4" draw:text-style-name="P119" draw:layer="layout" svg:width="2cm" svg:height="2cm" svg:x="24cm" svg:y="6cm">
              <text:p text:style-name="P118"><text:span text:style-name="T32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21" draw:layer="layout" svg:width="2cm" svg:height="2cm" svg:x="24.5cm" svg:y="9cm">
              <text:p text:style-name="P120"><text:span text:style-name="T33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6" draw:text-style-name="P122" draw:layer="layout" svg:width="2cm" svg:height="2cm" svg:x="24cm" svg:y="12cm">
              <text:p text:style-name="P114"><text:span text:style-name="T31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1" draw:text-style-name="P115" draw:layer="layout" svg:width="2cm" svg:height="2cm" svg:x="23.5cm" svg:y="6cm">
            <text:p text:style-name="P114"><text:span text:style-name="T31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123" draw:layer="layout" svg:width="2cm" svg:height="2cm" svg:x="24.5cm" svg:y="9cm">
            <text:p text:style-name="P114"><text:span text:style-name="T31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6" draw:style-name="dp1" draw:master-page-name="Default">
        <office:forms form:automatic-focus="false" form:apply-design-mode="false"/>
        <draw:g>
          <draw:path draw:style-name="gr128" draw:text-style-name="P124" draw:layer="layout" svg:width="10.499cm" svg:height="4.499cm" svg:x="13.475cm" svg:y="2.387cm" svg:viewBox="0 0 10500 4500" svg:d="M0 4500c10500-6000 10500-6000 10500 0z">
            <text:p/>
          </draw:path>
          <draw:path draw:style-name="gr129" draw:text-style-name="P125" draw:layer="layout" svg:width="10.499cm" svg:height="2.021cm" svg:x="2.975cm" svg:y="6.887cm" svg:viewBox="0 0 10500 2022" svg:d="M0 0c1000 1000 3500 4000 10500 0z">
            <text:p/>
          </draw:path>
          <draw:line draw:style-name="gr130" draw:text-style-name="P126" draw:layer="layout" svg:x1="0.975cm" svg:y1="6.887cm" svg:x2="26.975cm" svg:y2="6.887cm">
            <text:p/>
          </draw:line>
          <draw:frame draw:style-name="gr131" draw:text-style-name="P127" draw:layer="layout" svg:width="2.405cm" svg:height="1.345cm" svg:x="24.475cm" svg:y="6.761cm">
            <draw:text-box>
              <text:p text:style-name="P21">time</text:p>
            </draw:text-box>
          </draw:frame>
          <draw:line draw:style-name="gr132" draw:text-style-name="P126" draw:layer="layout" svg:x1="2.975cm" svg:y1="6.387cm" svg:x2="2.975cm" svg:y2="7.387cm">
            <text:p/>
          </draw:line>
          <draw:line draw:style-name="gr132" draw:text-style-name="P126" draw:layer="layout" svg:x1="2.975cm" svg:y1="6.387cm" svg:x2="2.975cm" svg:y2="7.387cm">
            <text:p/>
          </draw:line>
          <draw:line draw:style-name="gr132" draw:text-style-name="P126" draw:layer="layout" svg:x1="23.975cm" svg:y1="6.387cm" svg:x2="23.975cm" svg:y2="7.387cm">
            <text:p/>
          </draw:line>
          <draw:line draw:style-name="gr132" draw:text-style-name="P126" draw:layer="layout" svg:x1="16.975cm" svg:y1="6.387cm" svg:x2="16.975cm" svg:y2="7.387cm">
            <text:p/>
          </draw:line>
          <draw:line draw:style-name="gr132" draw:text-style-name="P126" draw:layer="layout" svg:x1="9.975cm" svg:y1="6.387cm" svg:x2="9.975cm" svg:y2="7.387cm">
            <text:p/>
          </draw:line>
          <draw:line draw:style-name="gr132" draw:text-style-name="P126" draw:layer="layout" svg:x1="20.475cm" svg:y1="6.387cm" svg:x2="20.475cm" svg:y2="7.387cm">
            <text:p/>
          </draw:line>
          <draw:line draw:style-name="gr132" draw:text-style-name="P126" draw:layer="layout" svg:x1="13.475cm" svg:y1="6.387cm" svg:x2="13.475cm" svg:y2="7.387cm">
            <text:p/>
          </draw:line>
          <draw:line draw:style-name="gr132" draw:text-style-name="P126" draw:layer="layout" svg:x1="6.475cm" svg:y1="6.387cm" svg:x2="6.475cm" svg:y2="7.387cm">
            <text:p/>
          </draw:line>
          <draw:frame draw:style-name="gr133" draw:text-style-name="P128" draw:layer="layout" svg:width="9cm" svg:height="2.5cm" svg:x="1cm" svg:y="4cm">
            <draw:text-box>
              <text:p text:style-name="P9"><text:span text:style-name="T20">Plan-</text:span><text:span text:style-name="T20">drive</text:span><text:span text:style-name="T20">n </text:span><text:span text:style-name="T20">meth</text:span><text:span text:style-name="T20">ods</text:span></text:p>
              <text:p text:style-name="P9"><text:span text:style-name="T20">Lon</text:span><text:span text:style-name="T20">g </text:span><text:span text:style-name="T20">iterat</text:span><text:span text:style-name="T20">ions</text:span></text:p>
            </draw:text-box>
          </draw:frame>
        </draw:g>
        <draw:g>
          <draw:path draw:style-name="gr134" draw:layer="layout" svg:width="3.499cm" svg:height="1.998cm" svg:x="2.975cm" svg:y="11.388cm" svg:viewBox="0 0 3500 1999" svg:d="M0 1000c0 0 0 2249 1750 0s1750 0 1750 0z">
            <text:p/>
          </draw:path>
          <draw:path draw:style-name="gr134" draw:layer="layout" svg:width="3.499cm" svg:height="1.998cm" svg:x="16.975cm" svg:y="11.388cm" svg:viewBox="0 0 3500 1999" svg:d="M0 1000c0 0 0 2249 1750 0s1750 0 1750 0z">
            <text:p/>
          </draw:path>
          <draw:path draw:style-name="gr134" draw:layer="layout" svg:width="3.499cm" svg:height="1.998cm" svg:x="13.475cm" svg:y="11.388cm" svg:viewBox="0 0 3500 1999" svg:d="M0 1000c0 0 0 2249 1750 0s1750 0 1750 0z">
            <text:p/>
          </draw:path>
          <draw:path draw:style-name="gr134" draw:layer="layout" svg:width="3.499cm" svg:height="1.998cm" svg:x="9.975cm" svg:y="11.388cm" svg:viewBox="0 0 3500 1999" svg:d="M0 1000c0 0 0 2249 1750 0s1750 0 1750 0z">
            <text:p/>
          </draw:path>
          <draw:path draw:style-name="gr134" draw:layer="layout" svg:width="3.499cm" svg:height="1.998cm" svg:x="6.475cm" svg:y="11.387cm" svg:viewBox="0 0 3500 1999" svg:d="M0 1000c0 0 0 2249 1750 0s1750 0 1750 0z">
            <text:p/>
          </draw:path>
          <draw:line draw:style-name="gr13" draw:text-style-name="P19" draw:layer="layout" svg:x1="0.975cm" svg:y1="12.387cm" svg:x2="26.975cm" svg:y2="12.387cm">
            <text:p/>
          </draw:line>
          <draw:frame draw:style-name="gr135" draw:text-style-name="P22" draw:layer="layout" svg:width="2.405cm" svg:height="1.345cm" svg:x="24.475cm" svg:y="12.261cm">
            <draw:text-box>
              <text:p text:style-name="P21">time</text:p>
            </draw:text-box>
          </draw:frame>
          <draw:line draw:style-name="gr15" draw:text-style-name="P19" draw:layer="layout" svg:x1="2.975cm" svg:y1="11.887cm" svg:x2="2.975cm" svg:y2="12.887cm">
            <text:p/>
          </draw:line>
          <draw:line draw:style-name="gr15" draw:text-style-name="P19" draw:layer="layout" svg:x1="2.975cm" svg:y1="11.887cm" svg:x2="2.975cm" svg:y2="12.887cm">
            <text:p/>
          </draw:line>
          <draw:line draw:style-name="gr15" draw:text-style-name="P19" draw:layer="layout" svg:x1="23.975cm" svg:y1="11.887cm" svg:x2="23.975cm" svg:y2="12.887cm">
            <text:p/>
          </draw:line>
          <draw:line draw:style-name="gr15" draw:text-style-name="P19" draw:layer="layout" svg:x1="16.975cm" svg:y1="11.887cm" svg:x2="16.975cm" svg:y2="12.887cm">
            <text:p/>
          </draw:line>
          <draw:line draw:style-name="gr15" draw:text-style-name="P19" draw:layer="layout" svg:x1="9.975cm" svg:y1="11.887cm" svg:x2="9.975cm" svg:y2="12.887cm">
            <text:p/>
          </draw:line>
          <draw:line draw:style-name="gr15" draw:text-style-name="P19" draw:layer="layout" svg:x1="20.475cm" svg:y1="11.887cm" svg:x2="20.475cm" svg:y2="12.887cm">
            <text:p/>
          </draw:line>
          <draw:line draw:style-name="gr15" draw:text-style-name="P19" draw:layer="layout" svg:x1="13.475cm" svg:y1="11.887cm" svg:x2="13.475cm" svg:y2="12.887cm">
            <text:p/>
          </draw:line>
          <draw:line draw:style-name="gr15" draw:text-style-name="P19" draw:layer="layout" svg:x1="6.475cm" svg:y1="11.887cm" svg:x2="6.475cm" svg:y2="12.887cm">
            <text:p/>
          </draw:line>
          <draw:path draw:style-name="gr134" draw:layer="layout" svg:width="3.499cm" svg:height="1.998cm" svg:x="20.475cm" svg:y="11.388cm" svg:viewBox="0 0 3500 1999" svg:d="M0 1000c0 0 0 2249 1750 0s1750 0 1750 0z">
            <text:p/>
          </draw:path>
          <draw:frame draw:style-name="gr136" draw:text-style-name="P129" draw:layer="layout" svg:width="9cm" svg:height="2.5cm" svg:x="18cm" svg:y="9cm">
            <draw:text-box>
              <text:p text:style-name="P21"><text:span text:style-name="T20">Agile </text:span><text:span text:style-name="T20">meth</text:span><text:span text:style-name="T20">ods</text:span></text:p>
              <text:p text:style-name="P21"><text:span text:style-name="T20">Shor</text:span><text:span text:style-name="T20">t </text:span><text:span text:style-name="T20">iterat</text:span><text:span text:style-name="T20">ions</text:span></text:p>
            </draw:text-box>
          </draw:frame>
        </draw:g>
      </draw:page>
      <draw:page draw:name="page17" draw:style-name="dp1" draw:master-page-name="Default">
        <office:forms form:automatic-focus="false" form:apply-design-mode="false"/>
        <draw:g>
          <draw:g>
            <draw:g>
              <draw:custom-shape draw:style-name="gr137" draw:text-style-name="P131" draw:layer="layout" svg:width="10.5cm" svg:height="1cm" draw:transform="rotate (1.5707963267949) translate (10cm 13cm)">
                <text:p text:style-name="P130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38" draw:text-style-name="P132" draw:layer="layout" svg:width="10.5cm" svg:height="1cm" draw:transform="rotate (1.5707963267949) translate (12cm 13cm)">
                <text:p text:style-name="P130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39" draw:text-style-name="P133" draw:layer="layout" svg:width="10.5cm" svg:height="1cm" draw:transform="rotate (1.5707963267949) translate (11cm 13cm)">
                <text:p text:style-name="P130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0" draw:text-style-name="P134" draw:layer="layout" svg:width="10.5cm" svg:height="1cm" draw:transform="rotate (1.5707963267949) translate (15cm 13cm)">
                <text:p text:style-name="P130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41" draw:text-style-name="P135" draw:layer="layout" svg:width="10.5cm" svg:height="1cm" draw:transform="rotate (1.5707963267949) translate (17cm 13cm)">
                <text:p text:style-name="P130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42" draw:text-style-name="P136" draw:layer="layout" svg:width="10.5cm" svg:height="1cm" draw:transform="rotate (1.5707963267949) translate (16cm 13cm)">
                <text:p text:style-name="P130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3" draw:text-style-name="P137" draw:layer="layout" svg:width="10.5cm" svg:height="1cm" draw:transform="rotate (1.5707963267949) translate (20cm 13cm)">
                <text:p text:style-name="P130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44" draw:text-style-name="P138" draw:layer="layout" svg:width="10.5cm" svg:height="1cm" draw:transform="rotate (1.5707963267949) translate (22cm 13cm)">
                <text:p text:style-name="P130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45" draw:text-style-name="P139" draw:layer="layout" svg:width="10.5cm" svg:height="1cm" draw:transform="rotate (1.5707963267949) translate (21cm 13cm)">
                <text:p text:style-name="P130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146" draw:text-style-name="P141" draw:layer="layout" svg:width="18.5cm" svg:height="2cm" svg:x="5cm" svg:y="5.5cm">
              <text:p text:style-name="P140"><text:span text:style-name="T34">User interface</text:span></text:p>
              <draw:enhanced-geometry svg:viewBox="0 0 21600 21600" draw:type="rectangle" draw:enhanced-path="M 0 0 L 21600 0 21600 21600 0 21600 0 0 Z N"/>
            </draw:custom-shape>
            <draw:custom-shape draw:style-name="gr146" draw:text-style-name="P141" draw:layer="layout" svg:width="18.5cm" svg:height="2cm" svg:x="5cm" svg:y="10.5cm">
              <text:p text:style-name="P140"><text:span text:style-name="T34">Persistence layer</text:span></text:p>
              <draw:enhanced-geometry svg:viewBox="0 0 21600 21600" draw:type="rectangle" draw:enhanced-path="M 0 0 L 21600 0 21600 21600 0 21600 0 0 Z N"/>
            </draw:custom-shape>
            <draw:custom-shape draw:style-name="gr146" draw:text-style-name="P141" draw:layer="layout" svg:width="18.5cm" svg:height="2cm" svg:x="5cm" svg:y="8cm">
              <text:p text:style-name="P140"><text:span text:style-name="T34">Domain model</text:span></text:p>
              <draw:enhanced-geometry svg:viewBox="0 0 21600 21600" draw:type="rectangle" draw:enhanced-path="M 0 0 L 21600 0 21600 21600 0 21600 0 0 Z N"/>
            </draw:custom-shape>
          </draw:g>
          <draw:line draw:style-name="gr147" draw:text-style-name="P142" draw:layer="layout" svg:x1="4cm" svg:y1="13cm" svg:x2="24cm" svg:y2="13cm">
            <text:p text:style-name="P21"><text:span text:style-name="T34"/></text:p>
            <text:p text:style-name="P21"><text:span text:style-name="T34"/></text:p>
            <text:p text:style-name="P21"><text:span text:style-name="T34">Busines</text:span><text:span text:style-name="T34">s </text:span><text:span text:style-name="T34">domains</text:span></text:p>
          </draw:line>
          <draw:line draw:style-name="gr147" draw:text-style-name="P142" draw:layer="layout" svg:x1="4.5cm" svg:y1="13.5cm" svg:x2="4.5cm" svg:y2="2cm">
            <text:p text:style-name="P21"><text:span text:style-name="T34">Technica</text:span><text:span text:style-name="T34">l </text:span><text:span text:style-name="T34">domains</text:span></text:p>
            <text:p text:style-name="P21"><text:span text:style-name="T34"/></text:p>
            <text:p text:style-name="P21"><text:span text:style-name="T34"/></text:p>
          </draw:line>
        </draw:g>
      </draw:page>
      <draw:page draw:name="page18" draw:style-name="dp1" draw:master-page-name="Default">
        <office:forms form:automatic-focus="false" form:apply-design-mode="false"/>
        <draw:g>
          <draw:custom-shape draw:style-name="gr148" draw:text-style-name="P144" draw:layer="layout" svg:width="9cm" svg:height="10.5cm" svg:x="0.5cm" svg:y="2.5cm">
            <text:p text:style-name="P143"><text:span text:style-name="T35">Open source</text:span></text:p>
            <draw:enhanced-geometry svg:viewBox="0 0 21600 21600" draw:type="rectangle" draw:enhanced-path="M 0 0 L 21600 0 21600 21600 0 21600 0 0 Z N"/>
          </draw:custom-shape>
          <draw:custom-shape draw:style-name="gr149" draw:text-style-name="P146" draw:layer="layout" svg:width="18cm" svg:height="10.5cm" svg:x="9.5cm" svg:y="2.5cm">
            <text:p text:style-name="P145"><text:span text:style-name="T36">Company</text:span></text:p>
            <draw:enhanced-geometry svg:viewBox="0 0 21600 21600" draw:type="rectangle" draw:enhanced-path="M 0 0 L 21600 0 21600 21600 0 21600 0 0 Z N"/>
          </draw:custom-shape>
          <draw:line draw:style-name="gr150" draw:text-style-name="P147" draw:layer="layout" svg:x1="18.5cm" svg:y1="2cm" svg:x2="27.5cm" svg:y2="2cm">
            <text:p><text:span text:style-name="T37"><text:s/></text:span><text:span text:style-name="T37">Agile </text:span><text:span text:style-name="T37">Metho</text:span><text:span text:style-name="T37">ds </text:span></text:p>
          </draw:line>
          <draw:line draw:style-name="gr151" draw:text-style-name="P147" draw:layer="layout" svg:x1="0.5cm" svg:y1="13.5cm" svg:x2="9.5cm" svg:y2="13.5cm">
            <text:p><text:span text:style-name="T37"><text:s/></text:span><text:span text:style-name="T37">Not </text:span><text:span text:style-name="T37">differe</text:span><text:span text:style-name="T37">ntiatin</text:span><text:span text:style-name="T37">g </text:span></text:p>
          </draw:line>
          <draw:line draw:style-name="gr151" draw:text-style-name="P147" draw:layer="layout" svg:x1="9.5cm" svg:y1="13.5cm" svg:x2="27.5cm" svg:y2="13.5cm">
            <text:p><text:span text:style-name="T37"><text:s/></text:span><text:span text:style-name="T37">Comp</text:span><text:span text:style-name="T37">etitivel</text:span><text:span text:style-name="T37">y </text:span><text:span text:style-name="T37">differe</text:span><text:span text:style-name="T37">ntiatin</text:span><text:span text:style-name="T37">g </text:span></text:p>
          </draw:line>
          <draw:g>
            <draw:g>
              <draw:custom-shape draw:style-name="gr152" draw:text-style-name="P149" draw:layer="layout" svg:width="3cm" svg:height="9.5cm" svg:x="18cm" svg:y="3cm">
                <text:p text:style-name="P148"><text:span text:style-name="T38">Product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53" draw:text-style-name="P151" draw:layer="layout" svg:width="8cm" svg:height="0.667cm" draw:transform="rotate (1.5707963267949) translate (18.5cm 12cm)">
                <text:p text:style-name="P15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4" draw:text-style-name="P152" draw:layer="layout" svg:width="8cm" svg:height="0.667cm" draw:transform="rotate (1.5707963267949) translate (19.833cm 12cm)">
                <text:p text:style-name="P15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5" draw:text-style-name="P153" draw:layer="layout" svg:width="8cm" svg:height="0.666cm" draw:transform="rotate (1.5707963267949) translate (19.167cm 12cm)">
                <text:p text:style-name="P15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152" draw:text-style-name="P149" draw:layer="layout" svg:width="3cm" svg:height="9.5cm" svg:x="24cm" svg:y="3cm">
                <text:p text:style-name="P148"><text:span text:style-name="T38">Product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56" draw:text-style-name="P154" draw:layer="layout" svg:width="8cm" svg:height="0.667cm" draw:transform="rotate (1.5707963267949) translate (24.5cm 12cm)">
                <text:p text:style-name="P15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7" draw:text-style-name="P155" draw:layer="layout" svg:width="8cm" svg:height="0.667cm" draw:transform="rotate (1.5707963267949) translate (25.833cm 12cm)">
                <text:p text:style-name="P15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8" draw:text-style-name="P156" draw:layer="layout" svg:width="8cm" svg:height="0.666cm" draw:transform="rotate (1.5707963267949) translate (25.167cm 12cm)">
                <text:p text:style-name="P15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152" draw:text-style-name="P149" draw:layer="layout" svg:width="3cm" svg:height="9.5cm" svg:x="21cm" svg:y="3cm">
                <text:p text:style-name="P148"><text:span text:style-name="T38">Product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59" draw:text-style-name="P157" draw:layer="layout" svg:width="8cm" svg:height="0.667cm" draw:transform="rotate (1.5707963267949) translate (21.5cm 12cm)">
                <text:p text:style-name="P15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0" draw:text-style-name="P158" draw:layer="layout" svg:width="8cm" svg:height="0.667cm" draw:transform="rotate (1.5707963267949) translate (22.833cm 12cm)">
                <text:p text:style-name="P15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1" draw:text-style-name="P159" draw:layer="layout" svg:width="8cm" svg:height="0.666cm" draw:transform="rotate (1.5707963267949) translate (22.167cm 12cm)">
                <text:p text:style-name="P15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62" draw:text-style-name="P161" draw:layer="layout" svg:width="17cm" svg:height="1.5cm" svg:x="10cm" svg:y="6cm">
            <text:p text:style-name="P160"><text:span text:style-name="T40">User interface</text:span></text:p>
            <draw:enhanced-geometry svg:viewBox="0 0 21600 21600" draw:type="rectangle" draw:enhanced-path="M 0 0 L 21600 0 21600 21600 0 21600 0 0 Z N"/>
          </draw:custom-shape>
          <draw:custom-shape draw:style-name="gr162" draw:text-style-name="P161" draw:layer="layout" svg:width="17cm" svg:height="1.5cm" svg:x="10cm" svg:y="8cm">
            <text:p text:style-name="P160"><text:span text:style-name="T40">Domain model</text:span></text:p>
            <draw:enhanced-geometry svg:viewBox="0 0 21600 21600" draw:type="rectangle" draw:enhanced-path="M 0 0 L 21600 0 21600 21600 0 21600 0 0 Z N"/>
          </draw:custom-shape>
          <draw:custom-shape draw:style-name="gr162" draw:text-style-name="P161" draw:layer="layout" svg:width="17cm" svg:height="1.5cm" svg:x="10cm" svg:y="10cm">
            <text:p text:style-name="P160"><text:span text:style-name="T40">Persistence layer</text:span></text:p>
            <draw:enhanced-geometry svg:viewBox="0 0 21600 21600" draw:type="rectangle" draw:enhanced-path="M 0 0 L 21600 0 21600 21600 0 21600 0 0 Z N"/>
          </draw:custom-shape>
          <draw:line draw:style-name="gr150" draw:text-style-name="P147" draw:layer="layout" svg:x1="9.5cm" svg:y1="2cm" svg:x2="18.5cm" svg:y2="2cm">
            <text:p><text:span text:style-name="T37"><text:s/></text:span><text:span text:style-name="T37">Inner </text:span><text:span text:style-name="T37">Sourc</text:span><text:span text:style-name="T37">e </text:span></text:p>
          </draw:line>
          <draw:line draw:style-name="gr150" draw:text-style-name="P147" draw:layer="layout" svg:x1="0.5cm" svg:y1="2cm" svg:x2="9.5cm" svg:y2="2cm">
            <text:p><text:span text:style-name="T37"><text:s/></text:span><text:span text:style-name="T37">Open </text:span><text:span text:style-name="T37">Sourc</text:span><text:span text:style-name="T37">e </text:span></text:p>
          </draw:line>
          <draw:line draw:style-name="gr163" draw:text-style-name="P49" draw:layer="layout" svg:x1="21.1cm" svg:y1="3cm" svg:x2="21cm" svg:y2="12.5cm">
            <text:p/>
          </draw:line>
          <draw:line draw:style-name="gr163" draw:text-style-name="P49" draw:layer="layout" svg:x1="24cm" svg:y1="3cm" svg:x2="24cm" svg:y2="12.5cm">
            <text:p/>
          </draw:line>
        </draw:g>
      </draw:page>
      <draw:page draw:name="page19" draw:style-name="dp1" draw:master-page-name="Default">
        <office:forms form:automatic-focus="false" form:apply-design-mode="false"/>
        <draw:g>
          <draw:g>
            <draw:line draw:style-name="gr13" draw:text-style-name="P19" draw:layer="layout" svg:x1="1cm" svg:y1="12.5cm" svg:x2="27cm" svg:y2="12.5cm">
              <text:p/>
            </draw:line>
            <draw:frame draw:style-name="gr135" draw:text-style-name="P22" draw:layer="layout" svg:width="2.405cm" svg:height="1.345cm" svg:x="24.5cm" svg:y="12.374cm">
              <draw:text-box>
                <text:p text:style-name="P21">time</text:p>
              </draw:text-box>
            </draw:frame>
            <draw:frame draw:style-name="gr101" draw:text-style-name="P23" draw:layer="layout" svg:width="2cm" svg:height="3cm" svg:x="24.5cm" svg:y="9cm">
              <draw:text-box>
                <text:p text:style-name="P19"><text:span text:style-name="T1">...</text:span></text:p>
              </draw:text-box>
            </draw:frame>
            <draw:g>
              <draw:custom-shape draw:style-name="gr164" draw:text-style-name="P162" draw:layer="layout" svg:width="2.5cm" svg:height="2cm" svg:x="3.5cm" svg:y="9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5.514cm" svg:y="9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7.5cm" svg:y="9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4" draw:text-style-name="P162" draw:layer="layout" svg:width="2.5cm" svg:height="2cm" svg:x="17.5cm" svg:y="9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19.514cm" svg:y="9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21.5cm" svg:y="9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4" draw:text-style-name="P162" draw:layer="layout" svg:width="2.5cm" svg:height="2cm" svg:x="10.5cm" svg:y="9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12.514cm" svg:y="9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14.5cm" svg:y="9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5" draw:text-style-name="P20" draw:layer="layout" svg:width="6.5cm" svg:height="1.5cm" svg:x="3.5cm" svg:y="8cm">
              <draw:text-box>
                <text:p text:style-name="P19"><text:span text:style-name="T7">Sprin</text:span><text:span text:style-name="T7">t n-1</text:span></text:p>
              </draw:text-box>
            </draw:frame>
            <draw:frame draw:style-name="gr105" draw:text-style-name="P20" draw:layer="layout" svg:width="6.5cm" svg:height="1.5cm" svg:x="17.5cm" svg:y="8cm">
              <draw:text-box>
                <text:p text:style-name="P19"><text:span text:style-name="T7">Sprin</text:span><text:span text:style-name="T7">t n+1</text:span></text:p>
              </draw:text-box>
            </draw:frame>
            <draw:frame draw:style-name="gr105" draw:text-style-name="P20" draw:layer="layout" svg:width="6.5cm" svg:height="1.5cm" svg:x="10.5cm" svg:y="8cm">
              <draw:text-box>
                <text:p text:style-name="P19"><text:span text:style-name="T7">Sprin</text:span><text:span text:style-name="T7">t n</text:span></text:p>
              </draw:text-box>
            </draw:frame>
            <draw:line draw:style-name="gr15" draw:text-style-name="P19" draw:layer="layout" svg:x1="3cm" svg:y1="12cm" svg:x2="3cm" svg:y2="13cm">
              <text:p/>
            </draw:line>
            <draw:line draw:style-name="gr15" draw:text-style-name="P19" draw:layer="layout" svg:x1="3cm" svg:y1="12cm" svg:x2="3cm" svg:y2="13cm">
              <text:p/>
            </draw:line>
            <draw:line draw:style-name="gr15" draw:text-style-name="P19" draw:layer="layout" svg:x1="24cm" svg:y1="12cm" svg:x2="24cm" svg:y2="13cm">
              <text:p/>
            </draw:line>
            <draw:line draw:style-name="gr15" draw:text-style-name="P19" draw:layer="layout" svg:x1="17cm" svg:y1="12cm" svg:x2="17cm" svg:y2="13cm">
              <text:p/>
            </draw:line>
            <draw:line draw:style-name="gr15" draw:text-style-name="P19" draw:layer="layout" svg:x1="10cm" svg:y1="12cm" svg:x2="10cm" svg:y2="13cm">
              <text:p/>
            </draw:line>
            <draw:frame draw:style-name="gr101" draw:text-style-name="P23" draw:layer="layout" svg:width="2cm" svg:height="3cm" svg:x="1.5cm" svg:y="9cm">
              <draw:text-box>
                <text:p text:style-name="P19"><text:span text:style-name="T1">...</text:span></text:p>
              </draw:text-box>
            </draw:frame>
            <draw:frame draw:style-name="gr12" draw:text-style-name="P20" draw:layer="layout" svg:width="6.5cm" svg:height="1.5cm" svg:x="3.5cm" svg:y="12.5cm">
              <draw:text-box>
                <text:p text:style-name="P19"><text:span text:style-name="T7">1-4 </text:span><text:span text:style-name="T7">week</text:span><text:span text:style-name="T7">s</text:span></text:p>
              </draw:text-box>
            </draw:frame>
            <draw:frame draw:style-name="gr12" draw:text-style-name="P20" draw:layer="layout" svg:width="6.5cm" svg:height="1.5cm" svg:x="17.5cm" svg:y="12.5cm">
              <draw:text-box>
                <text:p text:style-name="P19"><text:span text:style-name="T7">1-4 </text:span><text:span text:style-name="T7">week</text:span><text:span text:style-name="T7">s</text:span></text:p>
              </draw:text-box>
            </draw:frame>
            <draw:frame draw:style-name="gr12" draw:text-style-name="P20" draw:layer="layout" svg:width="6.5cm" svg:height="1.5cm" svg:x="10.5cm" svg:y="12.5cm">
              <draw:text-box>
                <text:p text:style-name="P19"><text:span text:style-name="T7">1-4 </text:span><text:span text:style-name="T7">week</text:span><text:span text:style-name="T7">s</text:span></text:p>
              </draw:text-box>
            </draw:frame>
          </draw:g>
          <draw:g>
            <draw:line draw:style-name="gr13" draw:text-style-name="P19" draw:layer="layout" svg:x1="1cm" svg:y1="5.5cm" svg:x2="27cm" svg:y2="5.5cm">
              <text:p/>
            </draw:line>
            <draw:frame draw:style-name="gr14" draw:text-style-name="P22" draw:layer="layout" svg:width="2.5cm" svg:height="1.5cm" svg:x="24.5cm" svg:y="5.5cm">
              <draw:text-box>
                <text:p text:style-name="P21">time</text:p>
              </draw:text-box>
            </draw:frame>
            <draw:line draw:style-name="gr15" draw:text-style-name="P19" draw:layer="layout" svg:x1="3cm" svg:y1="5cm" svg:x2="3cm" svg:y2="6cm">
              <text:p/>
            </draw:line>
            <draw:frame draw:style-name="gr167" draw:text-style-name="P20" draw:layer="layout" svg:width="7cm" svg:height="1.5cm" svg:x="3cm" svg:y="5.5cm">
              <draw:text-box>
                <text:p text:style-name="P19"><text:span text:style-name="T7">6-12 </text:span><text:span text:style-name="T7">mont</text:span><text:span text:style-name="T7">hs</text:span></text:p>
              </draw:text-box>
            </draw:frame>
            <draw:frame draw:style-name="gr167" draw:text-style-name="P20" draw:layer="layout" svg:width="7cm" svg:height="1.5cm" svg:x="17cm" svg:y="5.5cm">
              <draw:text-box>
                <text:p text:style-name="P19"><text:span text:style-name="T7">6-12 </text:span><text:span text:style-name="T7">mont</text:span><text:span text:style-name="T7">hs</text:span></text:p>
              </draw:text-box>
            </draw:frame>
            <draw:frame draw:style-name="gr167" draw:text-style-name="P20" draw:layer="layout" svg:width="7cm" svg:height="1.5cm" svg:x="10cm" svg:y="5.5cm">
              <draw:text-box>
                <text:p text:style-name="P19"><text:span text:style-name="T7">6-12 </text:span><text:span text:style-name="T7">mont</text:span><text:span text:style-name="T7">hs</text:span></text:p>
              </draw:text-box>
            </draw:frame>
            <draw:custom-shape draw:style-name="gr168" draw:text-style-name="P165" draw:layer="layout" svg:width="7cm" svg:height="2.487cm" svg:x="3cm" svg:y="2cm">
              <text:p text:style-name="P65"><text:span text:style-name="T22"><text:s text:c="3"/></text:span><text:span text:style-name="T22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68" draw:text-style-name="P165" draw:layer="layout" svg:width="7cm" svg:height="2.487cm" svg:x="10cm" svg:y="2.013cm">
              <text:p text:style-name="P65"><text:span text:style-name="T22"><text:s text:c="3"/></text:span><text:span text:style-name="T22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68" draw:text-style-name="P165" draw:layer="layout" svg:width="7cm" svg:height="2.487cm" svg:x="17cm" svg:y="2cm">
              <text:p text:style-name="P65"><text:span text:style-name="T22"><text:s text:c="3"/></text:span><text:span text:style-name="T22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01" draw:text-style-name="P23" draw:layer="layout" svg:width="2cm" svg:height="3cm" svg:x="24.5cm" svg:y="2cm">
              <draw:text-box>
                <text:p text:style-name="P19"><text:span text:style-name="T1">...</text:span></text:p>
              </draw:text-box>
            </draw:frame>
            <draw:line draw:style-name="gr15" draw:text-style-name="P19" draw:layer="layout" svg:x1="3cm" svg:y1="5cm" svg:x2="3cm" svg:y2="6cm">
              <text:p/>
            </draw:line>
            <draw:line draw:style-name="gr15" draw:text-style-name="P19" draw:layer="layout" svg:x1="24cm" svg:y1="5cm" svg:x2="24cm" svg:y2="6cm">
              <text:p/>
            </draw:line>
            <draw:line draw:style-name="gr15" draw:text-style-name="P19" draw:layer="layout" svg:x1="17cm" svg:y1="5cm" svg:x2="17cm" svg:y2="6cm">
              <text:p/>
            </draw:line>
            <draw:line draw:style-name="gr15" draw:text-style-name="P19" draw:layer="layout" svg:x1="10cm" svg:y1="5cm" svg:x2="10cm" svg:y2="6cm">
              <text:p/>
            </draw:line>
          </draw:g>
          <draw:path draw:style-name="gr23" draw:text-style-name="P27" draw:layer="layout" svg:width="20.999cm" svg:height="1.999cm" svg:x="3cm" svg:y="7cm" svg:viewBox="0 0 21000 2000" svg:d="M0 2000c1000-1000 2500-1000 4500-1000s5000 0 6000-1000c1000 1000 4000 1000 6000 1000s3500 0 4500 1000">
            <text:p/>
          </draw:path>
        </draw:g>
      </draw:page>
      <draw:page draw:name="page20" draw:style-name="dp1" draw:master-page-name="Default">
        <office:forms form:automatic-focus="false" form:apply-design-mode="false"/>
        <draw:g>
          <draw:line draw:style-name="gr169" draw:text-style-name="P19" draw:layer="layout" svg:x1="7.001cm" svg:y1="4.501cm" svg:x2="16.001cm" svg:y2="4.501cm">
            <text:p/>
          </draw:line>
          <draw:line draw:style-name="gr67" draw:text-style-name="P19" draw:layer="layout" svg:x1="11.001cm" svg:y1="11.001cm" svg:x2="16.001cm" svg:y2="4.501cm">
            <text:p/>
          </draw:line>
          <draw:line draw:style-name="gr67" draw:text-style-name="P19" draw:layer="layout" svg:x1="14.501cm" svg:y1="11.001cm" svg:x2="16.001cm" svg:y2="4.501cm">
            <text:p/>
          </draw:line>
          <draw:line draw:style-name="gr67" draw:text-style-name="P19" draw:layer="layout" svg:x1="16.001cm" svg:y1="4.501cm" svg:x2="21.001cm" svg:y2="11.001cm">
            <text:p/>
          </draw:line>
          <draw:custom-shape draw:style-name="gr74" draw:text-style-name="P166" draw:layer="layout" svg:width="3cm" svg:height="3cm" svg:x="19.501cm" svg:y="9.501cm">
            <text:p text:style-name="P85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66" draw:layer="layout" svg:width="3cm" svg:height="3cm" svg:x="9.501cm" svg:y="9.501cm">
            <text:p text:style-name="P85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67" draw:layer="layout" svg:width="3cm" svg:height="3cm" svg:x="5.501cm" svg:y="3.001cm">
            <text:p text:style-name="P85"><text:span text:style-name="T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66" draw:layer="layout" svg:width="3cm" svg:height="3cm" svg:x="13.001cm" svg:y="9.501cm">
            <text:p text:style-name="P85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0" draw:text-style-name="P169" draw:layer="layout" svg:width="3cm" svg:height="3cm" svg:x="16.401cm" svg:y="9.501cm">
            <text:p text:style-name="P168"><text:span text:style-name="T41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1" draw:text-style-name="P167" draw:layer="layout" svg:width="3cm" svg:height="3cm" svg:x="5.501cm" svg:y="3.001cm">
            <text:p text:style-name="P85"><text:span text:style-name="T3">PM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170" draw:layer="layout" svg:width="3cm" svg:height="3cm" svg:x="14.501cm" svg:y="3.001cm">
            <text:p text:style-name="P85"><text:span text:style-name="T3">EM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71" draw:layer="layout" svg:width="3cm" svg:height="3cm" svg:x="19.501cm" svg:y="9.501cm">
            <text:p text:style-name="P85"><text:span text:style-name="T3">SD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71" draw:layer="layout" svg:width="3cm" svg:height="3cm" svg:x="13.001cm" svg:y="9.501cm">
            <text:p text:style-name="P85"><text:span text:style-name="T3">SD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71" draw:layer="layout" svg:width="3cm" svg:height="3cm" svg:x="9.501cm" svg:y="9.501cm">
            <text:p text:style-name="P85"><text:span text:style-name="T3">SD</text:span></text:p>
            <draw:enhanced-geometry svg:viewBox="0 0 21600 21600" draw:type="rectangle" draw:enhanced-path="M 0 0 L 21600 0 21600 21600 0 21600 0 0 Z N"/>
          </draw:custom-shape>
        </draw:g>
      </draw:page>
      <draw:page draw:name="page21" draw:style-name="dp1" draw:master-page-name="Default">
        <office:forms form:automatic-focus="false" form:apply-design-mode="false"/>
        <draw:g>
          <draw:custom-shape draw:style-name="gr174" draw:text-style-name="P173" draw:layer="layout" svg:width="7cm" svg:height="6cm" svg:x="5.48cm" svg:y="3cm">
            <text:p text:style-name="P172"><text:span text:style-name="T42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75" draw:text-style-name="P41" draw:layer="layout" svg:width="5cm" svg:height="6cm" svg:x="1cm" svg:y="3cm">
            <draw:text-box>
              <text:p text:style-name="P19"><text:span text:style-name="T13">...</text:span></text:p>
            </draw:text-box>
          </draw:frame>
          <draw:frame draw:style-name="gr175" draw:text-style-name="P41" draw:layer="layout" svg:width="5cm" svg:height="6cm" svg:x="22cm" svg:y="3cm">
            <draw:text-box>
              <text:p text:style-name="P19"><text:span text:style-name="T13">...</text:span></text:p>
            </draw:text-box>
          </draw:frame>
          <draw:line draw:style-name="gr13" draw:text-style-name="P19" draw:layer="layout" svg:x1="1cm" svg:y1="9.5cm" svg:x2="27cm" svg:y2="9.5cm">
            <text:p/>
          </draw:line>
          <draw:frame draw:style-name="gr176" draw:text-style-name="P20" draw:layer="layout" svg:width="2.476cm" svg:height="1.481cm" svg:x="24.524cm" svg:y="9.519cm">
            <draw:text-box>
              <text:p text:style-name="P19"><text:span text:style-name="T7">time</text:span></text:p>
            </draw:text-box>
          </draw:frame>
          <draw:custom-shape draw:style-name="gr177" draw:text-style-name="P174" draw:layer="layout" svg:width="7cm" svg:height="6cm" svg:x="15.5cm" svg:y="3cm">
            <text:p text:style-name="P172"><text:span text:style-name="T42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78" draw:text-style-name="P175" draw:layer="layout" svg:width="7cm" svg:height="6cm" svg:x="10.5cm" svg:y="3cm">
            <text:p text:style-name="P172"><text:span text:style-name="T42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179" draw:text-style-name="P19" draw:layer="layout" svg:x1="5cm" svg:y1="9cm" svg:x2="5cm" svg:y2="10cm">
            <text:p/>
          </draw:line>
          <draw:line draw:style-name="gr179" draw:text-style-name="P19" draw:layer="layout" svg:x1="23cm" svg:y1="9cm" svg:x2="23cm" svg:y2="10cm">
            <text:p/>
          </draw:line>
        </draw:g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</text:span><text:span text:style-name="T1">rt </text:span><text:span text:style-name="T1">D</text:span></text:p>
            <text:p><text:span text:style-name="T1"/></text:p>
            <text:p><text:span text:style-name="T1">Pr</text:span><text:span text:style-name="T1">od</text:span><text:span text:style-name="T1">uc</text:span><text:span text:style-name="T1">t </text:span><text:span text:style-name="T1">M</text:span><text:span text:style-name="T1">an</text:span><text:span text:style-name="T1">ag</text:span><text:span text:style-name="T1">e</text:span><text:span text:style-name="T1">m</text:span><text:span text:style-name="T1">en</text:span><text:span text:style-name="T1">t</text:span></text:p>
          </draw:text-box>
        </draw:frame>
      </draw:page>
      <draw:page draw:name="page23" draw:style-name="dp1" draw:master-page-name="Default">
        <office:forms form:automatic-focus="false" form:apply-design-mode="false"/>
        <draw:g>
          <draw:custom-shape draw:style-name="gr180" draw:text-style-name="P176" xml:id="id20" draw:id="id20" draw:layer="layout" svg:width="4cm" svg:height="1.5cm" svg:x="18cm" svg:y="3.5cm">
            <text:p text:style-name="P176"><text:span text:style-name="T43">Backlog Item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draw:layer="layout" svg:width="4cm" svg:height="1.5cm" svg:x="6cm" svg:y="3.5cm">
            <text:p text:style-name="P177"><text:span text:style-name="T44">Theme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xml:id="id19" draw:id="id19" draw:layer="layout" svg:width="4cm" svg:height="1.5cm" svg:x="6cm" svg:y="7cm">
            <text:p text:style-name="P177"><text:span text:style-name="T44">Feature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xml:id="id24" draw:id="id24" draw:layer="layout" svg:width="4cm" svg:height="1.5cm" svg:x="9cm" svg:y="10.5cm">
            <text:p text:style-name="P177"><text:span text:style-name="T44">User Story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xml:id="id23" draw:id="id23" draw:layer="layout" svg:width="4cm" svg:height="1.5cm" svg:x="3cm" svg:y="10.5cm">
            <text:p text:style-name="P177"><text:span text:style-name="T44">Epic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xml:id="id22" draw:id="id22" draw:layer="layout" svg:width="4cm" svg:height="1.5cm" svg:x="21cm" svg:y="7cm">
            <text:p text:style-name="P177"><text:span text:style-name="T44">Refactoring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xml:id="id21" draw:id="id21" draw:layer="layout" svg:width="4cm" svg:height="1.5cm" svg:x="15cm" svg:y="7cm">
            <text:p text:style-name="P177"><text:span text:style-name="T44">Bug Report</text:span></text:p>
            <draw:enhanced-geometry svg:viewBox="0 0 21600 21600" draw:type="rectangle" draw:enhanced-path="M 0 0 L 21600 0 21600 21600 0 21600 0 0 Z N"/>
          </draw:custom-shape>
          <draw:connector draw:style-name="standard" draw:layer="layout" svg:x1="8cm" svg:y1="7cm" svg:x2="20cm" svg:y2="5cm" draw:start-shape="id19" draw:start-glue-point="0" draw:end-shape="id20" draw:end-glue-point="2" svg:d="M8000 7000v-1000h12000v-1000" svg:viewBox="0 0 12001 2001">
            <text:p/>
          </draw:connector>
          <draw:connector draw:style-name="standard" draw:layer="layout" svg:x1="17cm" svg:y1="7cm" svg:x2="20cm" svg:y2="5cm" draw:start-shape="id21" draw:start-glue-point="0" draw:end-shape="id20" svg:d="M17000 7000v-1000h3000v-1000" svg:viewBox="0 0 3001 2001">
            <text:p/>
          </draw:connector>
          <draw:connector draw:style-name="standard" draw:layer="layout" svg:x1="23cm" svg:y1="7cm" svg:x2="20cm" svg:y2="5cm" draw:start-shape="id22" draw:start-glue-point="0" draw:end-shape="id20" svg:d="M23000 7000v-1000h-3000v-1000" svg:viewBox="0 0 3001 2001">
            <text:p/>
          </draw:connector>
          <draw:custom-shape draw:style-name="gr181" draw:text-style-name="P178" draw:layer="layout" svg:width="0.8cm" svg:height="0.6cm" svg:x="19.6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standard" draw:layer="layout" svg:x1="5cm" svg:y1="10.5cm" svg:x2="8cm" svg:y2="8.5cm" draw:start-shape="id23" draw:start-glue-point="0" draw:end-shape="id19" svg:d="M5000 10500v-1000h3000v-1000" svg:viewBox="0 0 3001 2001">
            <text:p/>
          </draw:connector>
          <draw:connector draw:style-name="standard" draw:layer="layout" svg:x1="11cm" svg:y1="10.5cm" svg:x2="8cm" svg:y2="8.5cm" draw:start-shape="id24" draw:start-glue-point="0" draw:end-shape="id19" svg:d="M11000 10500v-1000h-3000v-1000" svg:viewBox="0 0 3001 2001">
            <text:p/>
          </draw:connector>
          <draw:custom-shape draw:style-name="gr181" draw:text-style-name="P178" draw:layer="layout" svg:width="0.8cm" svg:height="0.6cm" svg:x="7.6cm" svg:y="8.5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2" draw:text-style-name="P178" xml:id="id25" draw:id="id25" draw:layer="layout" svg:width="1cm" svg:height="0.375cm" svg:x="10cm" svg:y="4.06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11cm" svg:y1="4.251cm" svg:x2="18cm" svg:y2="4.25cm" draw:start-shape="id25" draw:start-glue-point="7" draw:end-shape="id20" draw:end-glue-point="3" svg:d="M11000 4251h3501v-1h3499" svg:viewBox="0 0 7001 2">
            <text:p/>
          </draw:connector>
          <draw:custom-shape draw:style-name="gr183" draw:text-style-name="P179" xml:id="id26" draw:id="id26" draw:layer="layout" svg:width="1cm" svg:height="0.375cm" svg:x="7cm" svg:y="11.0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8cm" svg:y1="11.25cm" svg:x2="9cm" svg:y2="11.25cm" draw:start-shape="id26" draw:start-glue-point="7" draw:end-shape="id24" draw:end-glue-point="3" svg:d="M8000 11250h1000" svg:viewBox="0 0 1001 1">
            <text:p/>
          </draw:connector>
        </draw:g>
      </draw:page>
      <draw:page draw:name="page24" draw:style-name="dp1" draw:master-page-name="Default">
        <office:forms form:automatic-focus="false" form:apply-design-mode="false"/>
        <draw:g>
          <draw:line draw:style-name="gr184" draw:text-style-name="P49" draw:layer="layout" svg:x1="8.001cm" svg:y1="5.251cm" svg:x2="14.501cm" svg:y2="9.751cm">
            <text:p/>
          </draw:line>
          <draw:line draw:style-name="gr184" draw:text-style-name="P49" draw:layer="layout" svg:x1="2.501cm" svg:y1="7.501cm" svg:x2="8.001cm" svg:y2="5.251cm">
            <text:p/>
          </draw:line>
          <draw:line draw:style-name="gr184" draw:text-style-name="P49" draw:layer="layout" svg:x1="25.501cm" svg:y1="7.501cm" svg:x2="2.501cm" svg:y2="7.501cm">
            <text:p/>
          </draw:line>
          <draw:line draw:style-name="gr184" draw:text-style-name="P49" draw:layer="layout" svg:x1="8.001cm" svg:y1="9.751cm" svg:x2="2.501cm" svg:y2="7.501cm">
            <text:p/>
          </draw:line>
          <draw:line draw:style-name="gr184" draw:text-style-name="P49" draw:layer="layout" svg:x1="14.501cm" svg:y1="5.251cm" svg:x2="8.001cm" svg:y2="9.751cm">
            <text:p/>
          </draw:line>
          <draw:line draw:style-name="gr184" draw:text-style-name="P49" draw:layer="layout" svg:x1="20.001cm" svg:y1="7.501cm" svg:x2="14.501cm" svg:y2="5.251cm">
            <text:p/>
          </draw:line>
          <draw:line draw:style-name="gr184" draw:text-style-name="P49" draw:layer="layout" svg:x1="14.501cm" svg:y1="9.751cm" svg:x2="20.001cm" svg:y2="7.501cm">
            <text:p/>
          </draw:line>
          <draw:custom-shape draw:style-name="gr185" draw:text-style-name="P181" draw:layer="layout" svg:width="4cm" svg:height="1.5cm" svg:x="0.501cm" svg:y="6.751cm">
            <text:p text:style-name="P180">&lt;system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6.001cm" svg:y="9.001cm">
            <text:p text:style-name="P180">“could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6.001cm" svg:y="6.751cm">
            <text:p text:style-name="P180">“should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6.001cm" svg:y="4.501cm">
            <text:p text:style-name="P180">“must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3" draw:layer="layout" svg:width="4cm" svg:height="1.5cm" svg:x="12.501cm" svg:y="6.751cm">
            <text:p text:style-name="P182"><text:span text:style-name="T45">“</text:span><text:span text:style-name="T45">allow for”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3" draw:layer="layout" svg:width="4cm" svg:height="1.5cm" svg:x="12.501cm" svg:y="4.501cm">
            <text:p text:style-name="P182"><text:span text:style-name="T45">“</text:span><text:span text:style-name="T45">be able to”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12.501cm" svg:y="9.001cm">
            <text:p text:style-name="P180">“...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18.001cm" svg:y="6.751cm">
            <text:p text:style-name="P180">&lt;activity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23.501cm" svg:y="6.751cm">
            <text:p text:style-name="P180">&lt;object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5" draw:style-name="dp1" draw:master-page-name="Default">
        <office:forms form:automatic-focus="false" form:apply-design-mode="false"/>
        <draw:g>
          <draw:frame draw:style-name="gr186" draw:text-style-name="P184" draw:layer="layout" svg:width="3cm" svg:height="1.5cm" svg:x="24cm" svg:y="6.5cm">
            <draw:text-box>
              <text:p><text:span text:style-name="T46">value</text:span></text:p>
            </draw:text-box>
          </draw:frame>
          <draw:custom-shape draw:style-name="gr187" draw:text-style-name="P186" draw:layer="layout" svg:width="8cm" svg:height="3.5cm" svg:x="14cm" svg:y="8cm">
            <text:p text:style-name="P185"><text:span text:style-name="T3">realize</text:span></text:p>
            <text:p text:style-name="P185"><text:span text:style-name="T3">second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187" draw:layer="layout" svg:width="8cm" svg:height="3.45cm" svg:x="14cm" svg:y="4.55cm">
            <text:p text:style-name="P185"><text:span text:style-name="T3">realize</text:span></text:p>
            <text:p text:style-name="P185"><text:span text:style-name="T3">first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189" draw:layer="layout" svg:width="8cm" svg:height="3.5cm" svg:x="6cm" svg:y="4.5cm">
            <text:p text:style-name="P188"><text:span text:style-name="T3">realize</text:span></text:p>
            <text:p text:style-name="P188"><text:span text:style-name="T3">never</text:span></text:p>
            <draw:enhanced-geometry svg:viewBox="0 0 21600 21600" draw:type="rectangle" draw:enhanced-path="M 0 0 L 21600 0 21600 21600 0 21600 0 0 Z N"/>
          </draw:custom-shape>
          <draw:custom-shape draw:style-name="gr190" draw:text-style-name="P190" draw:layer="layout" svg:width="8cm" svg:height="3.5cm" svg:x="6cm" svg:y="8cm">
            <text:p/>
            <draw:enhanced-geometry svg:viewBox="0 0 21600 21600" draw:type="rectangle" draw:enhanced-path="M 0 0 L 21600 0 21600 21600 0 21600 0 0 Z N"/>
          </draw:custom-shape>
          <draw:frame draw:style-name="gr191" draw:text-style-name="P191" draw:layer="layout" svg:width="3.5cm" svg:height="3.5cm" svg:x="18.5cm" svg:y="8cm">
            <draw:text-box>
              <text:p><text:span text:style-name="T47">2</text:span></text:p>
            </draw:text-box>
          </draw:frame>
          <draw:frame draw:style-name="gr191" draw:text-style-name="P192" draw:layer="layout" svg:width="3.5cm" svg:height="3.5cm" svg:x="6cm" svg:y="8cm">
            <draw:text-box>
              <text:p><text:span text:style-name="T48">3</text:span></text:p>
            </draw:text-box>
          </draw:frame>
          <draw:frame draw:style-name="gr191" draw:text-style-name="P192" draw:layer="layout" svg:width="3.5cm" svg:height="3.5cm" svg:x="6cm" svg:y="4.5cm">
            <draw:text-box>
              <text:p><text:span text:style-name="T48">x</text:span></text:p>
            </draw:text-box>
          </draw:frame>
          <draw:custom-shape draw:style-name="gr192" draw:text-style-name="P193" draw:layer="layout" svg:width="5cm" svg:height="3.375cm" svg:x="9cm" svg:y="4.75cm">
            <text:p/>
            <draw:enhanced-geometry svg:viewBox="0 0 21600 21600" draw:type="rectangle" draw:enhanced-path="M 0 0 L 21600 0 21600 21600 0 21600 0 0 Z N"/>
          </draw:custom-shape>
          <draw:frame draw:style-name="gr191" draw:text-style-name="P194" draw:layer="layout" svg:width="3.5cm" svg:height="3.5cm" svg:x="18.5cm" svg:y="4.5cm">
            <draw:text-box>
              <text:p><text:span text:style-name="T49">1</text:span></text:p>
            </draw:text-box>
          </draw:frame>
          <draw:line draw:style-name="gr193" draw:text-style-name="P19" draw:layer="layout" svg:x1="14cm" svg:y1="14cm" svg:x2="14cm" svg:y2="2.5cm">
            <text:p/>
          </draw:line>
          <draw:custom-shape draw:style-name="gr194" draw:text-style-name="P196" draw:layer="layout" svg:width="5cm" svg:height="3.375cm" svg:x="9cm" svg:y="8.125cm">
            <text:p text:style-name="P195"><text:span text:style-name="T3">realize</text:span></text:p>
            <text:p text:style-name="P195"><text:span text:style-name="T3">last</text:span></text:p>
            <draw:enhanced-geometry svg:viewBox="0 0 21600 21600" draw:type="rectangle" draw:enhanced-path="M 0 0 L 21600 0 21600 21600 0 21600 0 0 Z N"/>
          </draw:custom-shape>
          <draw:custom-shape draw:style-name="gr195" draw:text-style-name="P197" draw:layer="layout" svg:width="5cm" svg:height="3.375cm" svg:x="17cm" svg:y="4.75cm">
            <text:p/>
            <draw:enhanced-geometry svg:viewBox="0 0 21600 21600" draw:type="rectangle" draw:enhanced-path="M 0 0 L 21600 0 21600 21600 0 21600 0 0 Z N"/>
          </draw:custom-shape>
          <draw:custom-shape draw:style-name="gr196" draw:text-style-name="P198" draw:layer="layout" svg:width="5cm" svg:height="3.375cm" svg:x="17cm" svg:y="8.125cm">
            <text:p/>
            <draw:enhanced-geometry svg:viewBox="0 0 21600 21600" draw:type="rectangle" draw:enhanced-path="M 0 0 L 21600 0 21600 21600 0 21600 0 0 Z N"/>
          </draw:custom-shape>
          <draw:frame draw:style-name="gr197" draw:text-style-name="P199" draw:layer="layout" svg:width="2cm" svg:height="1.5cm" draw:transform="rotate (1.5707963267949) translate (12.5cm 4.5cm)">
            <draw:text-box>
              <text:p><text:span text:style-name="T50">risk</text:span></text:p>
            </draw:text-box>
          </draw:frame>
          <draw:line draw:style-name="gr193" draw:text-style-name="P19" draw:layer="layout" svg:x1="1cm" svg:y1="8cm" svg:x2="27cm" svg:y2="8cm">
            <text:p/>
          </draw:line>
          <draw:frame draw:style-name="gr197" draw:text-style-name="P199" draw:layer="layout" svg:width="2cm" svg:height="1.5cm" draw:transform="rotate (1.5707963267949) translate (14cm 4.5cm)">
            <draw:text-box>
              <text:p><text:span text:style-name="T50">high</text:span></text:p>
            </draw:text-box>
          </draw:frame>
          <draw:frame draw:style-name="gr198" draw:text-style-name="P199" draw:layer="layout" svg:width="2cm" svg:height="1.5cm" draw:transform="rotate (1.5707963267949) translate (12.5cm 14cm)">
            <draw:text-box>
              <text:p><text:span text:style-name="T50">risk</text:span></text:p>
            </draw:text-box>
          </draw:frame>
          <draw:frame draw:style-name="gr198" draw:text-style-name="P199" draw:layer="layout" svg:width="2cm" svg:height="1.5cm" draw:transform="rotate (1.5707963267949) translate (14cm 14cm)">
            <draw:text-box>
              <text:p><text:span text:style-name="T50">low</text:span></text:p>
            </draw:text-box>
          </draw:frame>
          <draw:frame draw:style-name="gr186" draw:text-style-name="P184" draw:layer="layout" svg:width="3cm" svg:height="1.5cm" svg:x="24cm" svg:y="8cm">
            <draw:text-box>
              <text:p><text:span text:style-name="T46">high</text:span></text:p>
            </draw:text-box>
          </draw:frame>
          <draw:frame draw:style-name="gr199" draw:text-style-name="P184" draw:layer="layout" svg:width="3cm" svg:height="1.5cm" svg:x="1cm" svg:y="6.5cm">
            <draw:text-box>
              <text:p><text:span text:style-name="T46">value</text:span></text:p>
            </draw:text-box>
          </draw:frame>
          <draw:frame draw:style-name="gr199" draw:text-style-name="P184" draw:layer="layout" svg:width="3cm" svg:height="1.5cm" svg:x="1cm" svg:y="8cm">
            <draw:text-box>
              <text:p><text:span text:style-name="T46">low</text:span></text:p>
            </draw:text-box>
          </draw:frame>
        </draw:g>
      </draw:page>
      <draw:page draw:name="page26" draw:style-name="dp1" draw:master-page-name="Default">
        <office:forms form:automatic-focus="false" form:apply-design-mode="false"/>
        <draw:g>
          <draw:path draw:style-name="gr200" draw:layer="layout" svg:width="18.999cm" svg:height="4.5cm" svg:x="3cm" svg:y="3cm" svg:viewBox="0 0 19000 4501" svg:d="M0 4501c6500-409 12500-1228 19000-4501">
            <text:p/>
          </draw:path>
          <draw:line draw:style-name="gr193" draw:text-style-name="P19" draw:layer="layout" svg:x1="14cm" svg:y1="13.5cm" svg:x2="14cm" svg:y2="2.5cm">
            <text:p/>
          </draw:line>
          <draw:frame draw:style-name="gr197" draw:text-style-name="P200" draw:layer="layout" svg:width="2cm" svg:height="1.5cm" draw:transform="rotate (1.5707963267949) translate (14cm 4.5cm)">
            <draw:text-box>
              <text:p text:style-name="P21"><text:span text:style-name="T50">high</text:span></text:p>
            </draw:text-box>
          </draw:frame>
          <draw:frame draw:style-name="gr197" draw:text-style-name="P200" draw:layer="layout" svg:width="4cm" svg:height="3cm" draw:transform="rotate (1.5707963267949) translate (11cm 6.5cm)">
            <draw:text-box>
              <text:p text:style-name="P21"><text:span text:style-name="T50">custo</text:span><text:span text:style-name="T50">mer </text:span><text:span text:style-name="T50">satis-</text:span><text:span text:style-name="T50">factio</text:span><text:span text:style-name="T50">n</text:span></text:p>
            </draw:text-box>
          </draw:frame>
          <draw:frame draw:style-name="gr198" draw:text-style-name="P199" draw:layer="layout" svg:width="2cm" svg:height="1.5cm" draw:transform="rotate (1.5707963267949) translate (14cm 13.5cm)">
            <draw:text-box>
              <text:p><text:span text:style-name="T50">low</text:span></text:p>
            </draw:text-box>
          </draw:frame>
          <draw:frame draw:style-name="gr186" draw:text-style-name="P201" draw:layer="layout" svg:width="3cm" svg:height="1.5cm" svg:x="24cm" svg:y="8cm">
            <draw:text-box>
              <text:p text:style-name="P21"><text:span text:style-name="T46">fully</text:span></text:p>
            </draw:text-box>
          </draw:frame>
          <draw:frame draw:style-name="gr201" draw:text-style-name="P202" draw:layer="layout" svg:width="6cm" svg:height="2cm" svg:x="21cm" svg:y="6cm">
            <draw:text-box>
              <text:p text:style-name="P21"><text:span text:style-name="T46">degre</text:span><text:span text:style-name="T46">e of </text:span><text:span text:style-name="T46">featur</text:span><text:span text:style-name="T46">e</text:span><text:span text:style-name="T46"><text:line-break/></text:span><text:span text:style-name="T46">imple</text:span><text:span text:style-name="T46">menta</text:span><text:span text:style-name="T46">tion</text:span></text:p>
            </draw:text-box>
          </draw:frame>
          <draw:line draw:style-name="gr202" draw:text-style-name="P19" draw:layer="layout" svg:x1="1cm" svg:y1="8cm" svg:x2="27cm" svg:y2="8cm">
            <text:p/>
          </draw:line>
          <draw:frame draw:style-name="gr199" draw:text-style-name="P203" draw:layer="layout" svg:width="4.5cm" svg:height="1.15cm" svg:x="1cm" svg:y="8.25cm">
            <draw:text-box>
              <text:p text:style-name="P9"><text:span text:style-name="T46">not at </text:span><text:span text:style-name="T46">all</text:span></text:p>
            </draw:text-box>
          </draw:frame>
          <draw:line draw:style-name="gr203" draw:layer="layout" svg:x1="3cm" svg:y1="13cm" svg:x2="25cm" svg:y2="3cm">
            <text:p/>
          </draw:line>
          <draw:path draw:style-name="gr204" draw:layer="layout" svg:width="18.999cm" svg:height="4cm" svg:x="6cm" svg:y="9cm" svg:viewBox="0 0 19000 4001" svg:d="M0 4001c6500-2546 11000-3637 19000-4001">
            <text:p/>
          </draw:path>
          <draw:frame draw:style-name="gr199" draw:text-style-name="P203" draw:layer="layout" svg:width="5cm" svg:height="2cm" svg:x="3cm" svg:y="5cm">
            <draw:text-box>
              <text:p text:style-name="P9"><text:span text:style-name="T46">excite</text:span><text:span text:style-name="T46">rs and</text:span></text:p>
              <text:p text:style-name="P9"><text:span text:style-name="T46">deligh</text:span><text:span text:style-name="T46">ters</text:span></text:p>
            </draw:text-box>
          </draw:frame>
          <draw:frame draw:style-name="gr199" draw:text-style-name="P203" draw:layer="layout" svg:width="4cm" svg:height="1.5cm" svg:x="21cm" svg:y="9.5cm">
            <draw:text-box>
              <text:p text:style-name="P9"><text:span text:style-name="T46">must-</text:span><text:span text:style-name="T46">have</text:span></text:p>
            </draw:text-box>
          </draw:frame>
          <draw:frame draw:style-name="gr199" draw:text-style-name="P203" draw:layer="layout" svg:width="4.376cm" svg:height="1.185cm" draw:transform="rotate (0.436332312998582) translate (2.507cm 11.905cm)">
            <draw:text-box>
              <text:p text:style-name="P9"><text:span text:style-name="T46">linear</text:span></text:p>
            </draw:text-box>
          </draw:frame>
        </draw:g>
      </draw:page>
      <draw:page draw:name="page27" draw:style-name="dp1" draw:master-page-name="Default">
        <office:forms form:automatic-focus="false" form:apply-design-mode="false"/>
        <draw:g>
          <draw:g>
            <draw:frame draw:style-name="gr205" draw:text-style-name="P22" draw:layer="layout" svg:width="2.5cm" svg:height="1.5cm" svg:x="24.5cm" svg:y="13.5cm">
              <draw:text-box>
                <text:p text:style-name="P21">time</text:p>
              </draw:text-box>
            </draw:frame>
            <draw:frame draw:style-name="gr206" draw:text-style-name="P23" draw:layer="layout" svg:width="2.5cm" svg:height="2.5cm" svg:x="24.5cm" svg:y="11cm">
              <draw:text-box>
                <text:p text:style-name="P19"><text:span text:style-name="T1">...</text:span></text:p>
              </draw:text-box>
            </draw:frame>
            <draw:g>
              <draw:custom-shape draw:style-name="gr164" draw:text-style-name="P162" draw:layer="layout" svg:width="2.5cm" svg:height="2cm" svg:x="3.5cm" svg:y="11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5.514cm" svg:y="11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7.5cm" svg:y="11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4" draw:text-style-name="P162" draw:layer="layout" svg:width="2.5cm" svg:height="2cm" svg:x="17.5cm" svg:y="11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19.514cm" svg:y="11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21.5cm" svg:y="11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4" draw:text-style-name="P162" draw:layer="layout" svg:width="2.5cm" svg:height="2cm" svg:x="10.5cm" svg:y="11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12.514cm" svg:y="11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14.5cm" svg:y="11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5" draw:text-style-name="P20" draw:layer="layout" svg:width="6.5cm" svg:height="1.5cm" svg:x="3.5cm" svg:y="10cm">
              <draw:text-box>
                <text:p text:style-name="P19"><text:span text:style-name="T7">Sprint n-1</text:span></text:p>
              </draw:text-box>
            </draw:frame>
            <draw:frame draw:style-name="gr105" draw:text-style-name="P20" draw:layer="layout" svg:width="6.5cm" svg:height="1.5cm" svg:x="17.5cm" svg:y="10cm">
              <draw:text-box>
                <text:p text:style-name="P19"><text:span text:style-name="T7">Sprint n+1</text:span></text:p>
              </draw:text-box>
            </draw:frame>
            <draw:frame draw:style-name="gr105" draw:text-style-name="P20" draw:layer="layout" svg:width="6.5cm" svg:height="1.5cm" svg:x="10.5cm" svg:y="10cm">
              <draw:text-box>
                <text:p text:style-name="P19"><text:span text:style-name="T7">Sprint n</text:span></text:p>
              </draw:text-box>
            </draw:frame>
            <draw:line draw:style-name="gr15" draw:text-style-name="P19" draw:layer="layout" svg:x1="3cm" svg:y1="13cm" svg:x2="3cm" svg:y2="14cm">
              <text:p/>
            </draw:line>
            <draw:line draw:style-name="gr15" draw:text-style-name="P19" draw:layer="layout" svg:x1="3cm" svg:y1="13cm" svg:x2="3cm" svg:y2="14cm">
              <text:p/>
            </draw:line>
            <draw:line draw:style-name="gr15" draw:text-style-name="P19" draw:layer="layout" svg:x1="24cm" svg:y1="13cm" svg:x2="24cm" svg:y2="14cm">
              <text:p/>
            </draw:line>
            <draw:line draw:style-name="gr15" draw:text-style-name="P19" draw:layer="layout" svg:x1="17cm" svg:y1="13cm" svg:x2="17cm" svg:y2="14cm">
              <text:p/>
            </draw:line>
            <draw:line draw:style-name="gr15" draw:text-style-name="P19" draw:layer="layout" svg:x1="10cm" svg:y1="13cm" svg:x2="10cm" svg:y2="14cm">
              <text:p/>
            </draw:line>
            <draw:frame draw:style-name="gr207" draw:text-style-name="P23" draw:layer="layout" svg:width="2.5cm" svg:height="2.5cm" svg:x="1cm" svg:y="11cm">
              <draw:text-box>
                <text:p text:style-name="P19"><text:span text:style-name="T1">...</text:span></text:p>
              </draw:text-box>
            </draw:frame>
            <draw:frame draw:style-name="gr17" draw:text-style-name="P20" draw:layer="layout" svg:width="7cm" svg:height="1.5cm" svg:x="3cm" svg:y="13.5cm">
              <draw:text-box>
                <text:p text:style-name="P19"><text:span text:style-name="T7">1-4 </text:span><text:span text:style-name="T7">we</text:span><text:span text:style-name="T7">eks</text:span></text:p>
              </draw:text-box>
            </draw:frame>
            <draw:frame draw:style-name="gr208" draw:text-style-name="P20" draw:layer="layout" svg:width="7cm" svg:height="1.5cm" svg:x="17cm" svg:y="13.5cm">
              <draw:text-box>
                <text:p text:style-name="P19"><text:span text:style-name="T7">1</text:span><text:span text:style-name="T7">-</text:span><text:span text:style-name="T7">4</text:span><text:span text:style-name="T7"> </text:span><text:span text:style-name="T7">w</text:span><text:span text:style-name="T7">e</text:span><text:span text:style-name="T7">e</text:span><text:span text:style-name="T7">k</text:span><text:span text:style-name="T7">s</text:span></text:p>
              </draw:text-box>
            </draw:frame>
            <draw:frame draw:style-name="gr208" draw:text-style-name="P20" draw:layer="layout" svg:width="7cm" svg:height="1.5cm" svg:x="10cm" svg:y="13.5cm">
              <draw:text-box>
                <text:p text:style-name="P19"><text:span text:style-name="T7">1</text:span><text:span text:style-name="T7">-</text:span><text:span text:style-name="T7">4</text:span><text:span text:style-name="T7"> </text:span><text:span text:style-name="T7">w</text:span><text:span text:style-name="T7">e</text:span><text:span text:style-name="T7">e</text:span><text:span text:style-name="T7">k</text:span><text:span text:style-name="T7">s</text:span></text:p>
              </draw:text-box>
            </draw:frame>
            <draw:line draw:style-name="gr13" draw:text-style-name="P19" draw:layer="layout" svg:x1="1cm" svg:y1="13.5cm" svg:x2="27cm" svg:y2="13.5cm">
              <text:p/>
            </draw:line>
          </draw:g>
          <draw:g>
            <draw:frame draw:style-name="gr14" draw:text-style-name="P22" draw:layer="layout" svg:width="2.5cm" svg:height="1.5cm" svg:x="24.5cm" svg:y="8.5cm">
              <draw:text-box>
                <text:p text:style-name="P21">time</text:p>
              </draw:text-box>
            </draw:frame>
            <draw:line draw:style-name="gr15" draw:text-style-name="P19" draw:layer="layout" svg:x1="3cm" svg:y1="8cm" svg:x2="3cm" svg:y2="9cm">
              <text:p/>
            </draw:line>
            <draw:frame draw:style-name="gr209" draw:text-style-name="P20" draw:layer="layout" svg:width="7cm" svg:height="1.5cm" svg:x="3cm" svg:y="8.5cm">
              <draw:text-box>
                <text:p text:style-name="P19"><text:span text:style-name="T7">6-</text:span><text:span text:style-name="T7">12 </text:span><text:span text:style-name="T7">mo</text:span><text:span text:style-name="T7">nth</text:span><text:span text:style-name="T7">s</text:span></text:p>
              </draw:text-box>
            </draw:frame>
            <draw:frame draw:style-name="gr209" draw:text-style-name="P20" draw:layer="layout" svg:width="7cm" svg:height="1.5cm" svg:x="17cm" svg:y="8.5cm">
              <draw:text-box>
                <text:p text:style-name="P19"><text:span text:style-name="T7">6-12 months</text:span></text:p>
              </draw:text-box>
            </draw:frame>
            <draw:frame draw:style-name="gr209" draw:text-style-name="P20" draw:layer="layout" svg:width="7cm" svg:height="1.5cm" svg:x="10cm" svg:y="8.5cm">
              <draw:text-box>
                <text:p text:style-name="P19"><text:span text:style-name="T7">6-12 months</text:span></text:p>
              </draw:text-box>
            </draw:frame>
            <draw:custom-shape draw:style-name="gr210" draw:text-style-name="P165" draw:layer="layout" svg:width="7cm" svg:height="2.5cm" svg:x="3cm" svg:y="6cm">
              <text:p text:style-name="P65"><text:span text:style-name="T22"><text:s text:c="3"/></text:span><text:span text:style-name="T22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0" draw:text-style-name="P165" draw:layer="layout" svg:width="7cm" svg:height="2.5cm" svg:x="10cm" svg:y="6cm">
              <text:p text:style-name="P65"><text:span text:style-name="T22"><text:s text:c="3"/></text:span><text:span text:style-name="T22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0" draw:text-style-name="P165" draw:layer="layout" svg:width="7cm" svg:height="2.5cm" svg:x="17cm" svg:y="6cm">
              <text:p text:style-name="P65"><text:span text:style-name="T22"><text:s text:c="3"/></text:span><text:span text:style-name="T22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11" draw:text-style-name="P23" draw:layer="layout" svg:width="2.5cm" svg:height="2.5cm" svg:x="24.5cm" svg:y="6cm">
              <draw:text-box>
                <text:p text:style-name="P19"><text:span text:style-name="T1">...</text:span></text:p>
              </draw:text-box>
            </draw:frame>
            <draw:line draw:style-name="gr15" draw:text-style-name="P19" draw:layer="layout" svg:x1="3cm" svg:y1="8cm" svg:x2="3cm" svg:y2="9cm">
              <text:p/>
            </draw:line>
            <draw:line draw:style-name="gr15" draw:text-style-name="P19" draw:layer="layout" svg:x1="24cm" svg:y1="8cm" svg:x2="24cm" svg:y2="9cm">
              <text:p/>
            </draw:line>
            <draw:line draw:style-name="gr15" draw:text-style-name="P19" draw:layer="layout" svg:x1="17cm" svg:y1="8cm" svg:x2="17cm" svg:y2="9cm">
              <text:p/>
            </draw:line>
            <draw:line draw:style-name="gr15" draw:text-style-name="P19" draw:layer="layout" svg:x1="10cm" svg:y1="8cm" svg:x2="10cm" svg:y2="9cm">
              <text:p/>
            </draw:line>
            <draw:line draw:style-name="gr13" draw:text-style-name="P19" draw:layer="layout" svg:x1="1cm" svg:y1="8.5cm" svg:x2="27cm" svg:y2="8.5cm">
              <text:p/>
            </draw:line>
            <draw:frame draw:style-name="gr212" draw:text-style-name="P204" draw:layer="layout" svg:width="2.5cm" svg:height="2.5cm" svg:x="1cm" svg:y="6cm">
              <draw:text-box>
                <text:p text:style-name="P9"><text:span text:style-name="T1">...</text:span></text:p>
              </draw:text-box>
            </draw:frame>
          </draw:g>
          <draw:g>
            <draw:line draw:style-name="gr13" draw:text-style-name="P19" draw:layer="layout" svg:x1="1cm" svg:y1="3.5cm" svg:x2="27cm" svg:y2="3.5cm">
              <text:p/>
            </draw:line>
            <draw:frame draw:style-name="gr135" draw:text-style-name="P22" draw:layer="layout" svg:width="2.5cm" svg:height="1.345cm" svg:x="24.475cm" svg:y="3.351cm">
              <draw:text-box>
                <text:p text:style-name="P21">time</text:p>
              </draw:text-box>
            </draw:frame>
            <draw:line draw:style-name="gr15" draw:text-style-name="P19" draw:layer="layout" svg:x1="2.975cm" svg:y1="3.026cm" svg:x2="2.975cm" svg:y2="4.026cm">
              <text:p/>
            </draw:line>
            <draw:frame draw:style-name="gr213" draw:text-style-name="P205" draw:layer="layout" svg:width="7cm" svg:height="1.5cm" svg:x="3cm" svg:y="3.5cm">
              <draw:text-box>
                <text:p text:style-name="P21"><text:span text:style-name="T51">2014-04-01</text:span></text:p>
              </draw:text-box>
            </draw:frame>
            <draw:frame draw:style-name="gr213" draw:text-style-name="P206" draw:layer="layout" svg:width="7cm" svg:height="1.5cm" svg:x="17cm" svg:y="3.5cm">
              <draw:text-box>
                <text:p text:style-name="P19"><text:span text:style-name="T51">2015-04-01</text:span></text:p>
              </draw:text-box>
            </draw:frame>
            <draw:frame draw:style-name="gr213" draw:text-style-name="P206" draw:layer="layout" svg:width="7cm" svg:height="1.5cm" svg:x="10cm" svg:y="3.5cm">
              <draw:text-box>
                <text:p text:style-name="P19"><text:span text:style-name="T51">2014-10-01</text:span></text:p>
              </draw:text-box>
            </draw:frame>
            <draw:frame draw:style-name="gr214" draw:text-style-name="P23" draw:layer="layout" svg:width="2.5cm" svg:height="2.5cm" svg:x="24.5cm" svg:y="1cm">
              <draw:text-box>
                <text:p text:style-name="P19"><text:span text:style-name="T1">...</text:span></text:p>
              </draw:text-box>
            </draw:frame>
            <draw:line draw:style-name="gr15" draw:text-style-name="P19" draw:layer="layout" svg:x1="3cm" svg:y1="3cm" svg:x2="3cm" svg:y2="4cm">
              <text:p/>
            </draw:line>
            <draw:line draw:style-name="gr15" draw:text-style-name="P19" draw:layer="layout" svg:x1="23.975cm" svg:y1="3.026cm" svg:x2="23.975cm" svg:y2="4.026cm">
              <text:p/>
            </draw:line>
            <draw:line draw:style-name="gr15" draw:text-style-name="P19" draw:layer="layout" svg:x1="17cm" svg:y1="3cm" svg:x2="17cm" svg:y2="4cm">
              <text:p/>
            </draw:line>
            <draw:line draw:style-name="gr15" draw:text-style-name="P19" draw:layer="layout" svg:x1="10cm" svg:y1="3cm" svg:x2="10cm" svg:y2="4cm">
              <text:p/>
            </draw:line>
            <draw:frame draw:style-name="gr215" draw:text-style-name="P205" draw:layer="layout" svg:width="7cm" svg:height="1.5cm" svg:x="3cm" svg:y="2cm">
              <draw:text-box>
                <text:p text:style-name="P21"><text:span text:style-name="T51">Release 1.3</text:span></text:p>
                <text:p text:style-name="P21"><text:span text:style-name="T51">New functionality</text:span></text:p>
              </draw:text-box>
            </draw:frame>
            <draw:frame draw:style-name="gr215" draw:text-style-name="P205" draw:layer="layout" svg:width="7cm" svg:height="1.5cm" svg:x="17cm" svg:y="2cm">
              <draw:text-box>
                <text:p text:style-name="P21"><text:span text:style-name="T51">Release 2.1</text:span></text:p>
                <text:p text:style-name="P21"><text:span text:style-name="T51">Major bug fixes</text:span></text:p>
              </draw:text-box>
            </draw:frame>
            <draw:frame draw:style-name="gr215" draw:text-style-name="P205" draw:layer="layout" svg:width="7cm" svg:height="1.5cm" svg:x="10cm" svg:y="2cm">
              <draw:text-box>
                <text:p text:style-name="P21"><text:span text:style-name="T51">Release 2.0</text:span></text:p>
                <text:p text:style-name="P21"><text:span text:style-name="T51">New architecture</text:span></text:p>
              </draw:text-box>
            </draw:frame>
            <draw:frame draw:style-name="gr212" draw:text-style-name="P204" draw:layer="layout" svg:width="2.5cm" svg:height="2.5cm" svg:x="1cm" svg:y="1cm">
              <draw:text-box>
                <text:p text:style-name="P9"><text:span text:style-name="T1">.</text:span><text:span text:style-name="T1">.</text:span><text:span text:style-name="T1">.</text:span></text:p>
              </draw:text-box>
            </draw:frame>
          </draw:g>
          <draw:path draw:style-name="gr23" draw:text-style-name="P27" draw:layer="layout" svg:width="20.999cm" svg:height="1.399cm" svg:x="3cm" svg:y="9.6cm" svg:viewBox="0 0 21000 1400" svg:d="M0 1400c1000-1000 2500-1000 4500-1000s5000 600 6000-400c1000 1000 4000 400 6000 400s3500 0 4500 1000">
            <text:p/>
          </draw:path>
          <draw:custom-shape draw:style-name="gr216" draw:text-style-name="P207" draw:layer="layout" svg:width="1.5cm" svg:height="1.499cm" svg:x="5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16" draw:text-style-name="P207" draw:layer="layout" svg:width="1.5cm" svg:height="1.499cm" svg:x="19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16" draw:text-style-name="P207" draw:layer="layout" svg:width="1.5cm" svg:height="1.499cm" svg:x="12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28" draw:style-name="dp1" draw:master-page-name="Default">
        <office:forms form:automatic-focus="false" form:apply-design-mode="false"/>
        <draw:g>
          <draw:line draw:style-name="gr13" draw:text-style-name="P19" draw:layer="layout" svg:x1="1cm" svg:y1="12cm" svg:x2="27cm" svg:y2="12cm">
            <text:p/>
          </draw:line>
          <draw:frame draw:style-name="gr14" draw:text-style-name="P208" draw:layer="layout" svg:width="2.5cm" svg:height="1.5cm" svg:x="24.5cm" svg:y="12cm">
            <draw:text-box>
              <text:p text:style-name="P21"><text:span text:style-name="T52">time</text:span></text:p>
            </draw:text-box>
          </draw:frame>
          <draw:frame draw:style-name="gr217" draw:text-style-name="P23" draw:layer="layout" svg:width="2.5cm" svg:height="2.5cm" svg:x="24.5cm" svg:y="9cm">
            <draw:text-box>
              <text:p text:style-name="P19"><text:span text:style-name="T53">...</text:span></text:p>
            </draw:text-box>
          </draw:frame>
          <draw:g>
            <draw:custom-shape draw:style-name="gr218" draw:text-style-name="P210" draw:layer="layout" svg:width="3cm" svg:height="2.5cm" svg:x="3.475cm" svg:y="9.001cm">
              <text:p text:style-name="P209"><text:span text:style-name="T5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9" draw:text-style-name="P211" draw:layer="layout" svg:width="2.986cm" svg:height="2.5cm" svg:x="5.489cm" svg:y="9.001cm">
              <text:p text:style-name="P209"><text:span text:style-name="T5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0" draw:text-style-name="P212" draw:layer="layout" svg:width="2.5cm" svg:height="2.5cm" svg:x="7.475cm" svg:y="9.001cm">
              <text:p text:style-name="P209"><text:span text:style-name="T54"><text:s/></text:span><text:span text:style-name="T5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221" draw:text-style-name="P213" draw:layer="layout" svg:width="2.5cm" svg:height="2.5cm" svg:x="1cm" svg:y="9cm">
            <draw:text-box>
              <text:p text:style-name="P19"><text:span text:style-name="T53">...</text:span></text:p>
            </draw:text-box>
          </draw:frame>
          <draw:g>
            <draw:g>
              <draw:custom-shape draw:style-name="gr222" draw:text-style-name="P214" draw:layer="layout" svg:width="1.5cm" svg:height="2.5cm" svg:x="12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23" draw:text-style-name="P215" draw:layer="layout" svg:width="1.986cm" svg:height="2.5cm" svg:x="13.475cm" svg:y="9.0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24" draw:text-style-name="P216" draw:layer="layout" svg:width="2.5cm" svg:height="2.5cm" svg:x="14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224" draw:text-style-name="P216" draw:layer="layout" svg:width="2.5cm" svg:height="2.5cm" svg:x="21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25" draw:text-style-name="P215" draw:layer="layout" svg:width="2.486cm" svg:height="2.5cm" svg:x="20.489cm" svg:y="9.0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26" draw:text-style-name="P214" draw:layer="layout" svg:width="2.5cm" svg:height="2.5cm" svg:x="19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227" draw:text-style-name="P218" draw:layer="layout" svg:width="5.5cm" svg:height="2.5cm" svg:x="15.475cm" svg:y="9.017cm">
              <text:p text:style-name="P217"><text:span text:style-name="T55"><text:s text:c="2"/></text:span><text:span text:style-name="T55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228" draw:text-style-name="P23" draw:layer="layout" svg:width="2.5cm" svg:height="2.5cm" svg:x="10cm" svg:y="9cm">
            <draw:text-box>
              <text:p text:style-name="P19"><text:span text:style-name="T53">...</text:span></text:p>
            </draw:text-box>
          </draw:frame>
        </draw:g>
        <draw:g>
          <draw:line draw:style-name="gr13" draw:text-style-name="P19" draw:layer="layout" svg:x1="1cm" svg:y1="6cm" svg:x2="27cm" svg:y2="6cm">
            <text:p/>
          </draw:line>
          <draw:frame draw:style-name="gr14" draw:text-style-name="P208" draw:layer="layout" svg:width="2.5cm" svg:height="1.5cm" svg:x="24.5cm" svg:y="6cm">
            <draw:text-box>
              <text:p text:style-name="P21"><text:span text:style-name="T52">time</text:span></text:p>
            </draw:text-box>
          </draw:frame>
          <draw:frame draw:style-name="gr217" draw:text-style-name="P213" draw:layer="layout" svg:width="2.5cm" svg:height="2.5cm" svg:x="24.5cm" svg:y="3cm">
            <draw:text-box>
              <text:p text:style-name="P19"><text:span text:style-name="T53">...</text:span></text:p>
            </draw:text-box>
          </draw:frame>
          <draw:g>
            <draw:custom-shape draw:style-name="gr218" draw:text-style-name="P219" draw:layer="layout" svg:width="3cm" svg:height="2.5cm" svg:x="3.5cm" svg:y="3cm">
              <text:p text:style-name="P217"><text:span text:style-name="T5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9" draw:text-style-name="P220" draw:layer="layout" svg:width="2.986cm" svg:height="2.5cm" svg:x="5.514cm" svg:y="3cm">
              <text:p text:style-name="P217"><text:span text:style-name="T5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0" draw:text-style-name="P222" draw:layer="layout" svg:width="2.5cm" svg:height="2.5cm" svg:x="7.5cm" svg:y="3cm">
              <text:p text:style-name="P221"><text:span text:style-name="T56"><text:s/></text:span><text:span text:style-name="T5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221" draw:text-style-name="P213" draw:layer="layout" svg:width="2.5cm" svg:height="2.5cm" svg:x="1cm" svg:y="3cm">
            <draw:text-box>
              <text:p text:style-name="P19"><text:span text:style-name="T53">...</text:span></text:p>
            </draw:text-box>
          </draw:frame>
          <draw:frame draw:style-name="gr228" draw:text-style-name="P213" draw:layer="layout" svg:width="2.5cm" svg:height="2.5cm" svg:x="10cm" svg:y="3cm">
            <draw:text-box>
              <text:p text:style-name="P19"><text:span text:style-name="T53">...</text:span></text:p>
            </draw:text-box>
          </draw:frame>
          <draw:g>
            <draw:custom-shape draw:style-name="gr218" draw:text-style-name="P219" draw:layer="layout" svg:width="3cm" svg:height="2.5cm" svg:x="12.5cm" svg:y="3cm">
              <text:p text:style-name="P217"><text:span text:style-name="T5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9" draw:text-style-name="P220" draw:layer="layout" svg:width="2.986cm" svg:height="2.5cm" svg:x="14.514cm" svg:y="3cm">
              <text:p text:style-name="P217"><text:span text:style-name="T5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9" draw:text-style-name="P223" draw:layer="layout" svg:width="2.5cm" svg:height="2.5cm" svg:x="16.5cm" svg:y="3cm">
              <text:p text:style-name="P217"><text:span text:style-name="T55"><text:s/></text:span><text:span text:style-name="T5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30" draw:text-style-name="P225" draw:layer="layout" svg:width="6.5cm" svg:height="2.5cm" svg:x="17.5cm" svg:y="3cm">
              <text:p text:style-name="P224"><text:span text:style-name="T57"><text:s text:c="2"/></text:span><text:span text:style-name="T55">Rele</text:span><text:span text:style-name="T55">ase</text:span><text:span text:style-name="T57"> <text:s text:c="2"/></text:span><text:span text:style-name="T57"><text:s text:c="2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</draw:page>
      <draw:page draw:name="page29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</text:span><text:span text:style-name="T1">rt </text:span><text:span text:style-name="T1">E</text:span></text:p>
            <text:p><text:span text:style-name="T1"/></text:p>
            <text:p><text:span text:style-name="T1">S</text:span><text:span text:style-name="T1">of</text:span><text:span text:style-name="T1">tw</text:span><text:span text:style-name="T1">ar</text:span><text:span text:style-name="T1">e </text:span><text:span text:style-name="T1">D</text:span><text:span text:style-name="T1">ev</text:span><text:span text:style-name="T1">el</text:span><text:span text:style-name="T1">op</text:span><text:span text:style-name="T1">m</text:span><text:span text:style-name="T1">en</text:span><text:span text:style-name="T1">t</text:span></text:p>
          </draw:text-box>
        </draw:frame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</text:span><text:span text:style-name="T1">rt </text:span><text:span text:style-name="T1">F</text:span></text:p>
            <text:p><text:span text:style-name="T1"/></text:p>
            <text:p><text:span text:style-name="T1">Q</text:span><text:span text:style-name="T1">ua</text:span><text:span text:style-name="T1">lit</text:span><text:span text:style-name="T1">y </text:span><text:span text:style-name="T1">A</text:span><text:span text:style-name="T1">ss</text:span><text:span text:style-name="T1">ur</text:span><text:span text:style-name="T1">an</text:span><text:span text:style-name="T1">ce</text:span></text:p>
          </draw:text-box>
        </draw:frame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</text:span><text:span text:style-name="T1">rt </text:span><text:span text:style-name="T1">G</text:span></text:p>
            <text:p><text:span text:style-name="T1"/></text:p>
            <text:p><text:span text:style-name="T1">Pr</text:span><text:span text:style-name="T1">oc</text:span><text:span text:style-name="T1">es</text:span><text:span text:style-name="T1">s </text:span><text:span text:style-name="T1">Im</text:span><text:span text:style-name="T1">pr</text:span><text:span text:style-name="T1">ov</text:span><text:span text:style-name="T1">e</text:span><text:span text:style-name="T1">m</text:span><text:span text:style-name="T1">en</text:span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3" svg:font-family="Arial" style:font-family-generic="swiss"/>
    <style:font-face style:name="Arial5" svg:font-family="Arial" style:font-adornments="Regular" style:font-family-generic="swiss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 draw:fill-gradient-name="Gradient_20_4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3-03-09T16:37:57</meta:creation-date>
    <meta:editing-duration>P2DT28S</meta:editing-duration>
    <meta:editing-cycles>280</meta:editing-cycles>
    <meta:generator>LibreOffice/7.1.1.2$Linux_X86_64 LibreOffice_project/dd797d330b34196606d0870aaa694e9504402ca1</meta:generator>
    <meta:initial-creator>Dirk Riehle</meta:initial-creator>
    <dc:date>2021-03-12T13:49:18.914439985</dc:date>
    <dc:creator>Dirk Riehle</dc:creator>
    <meta:document-statistic meta:object-count="643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